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12.68pt" svg:height="490.59pt" svg:x="629.06pt" svg:y="212.31pt">
            <loext:p draw:notify-on-update-of-ranges="Sheet1.H2:Sheet1.H14 Sheet1.I1:Sheet1.I1 Sheet1.I2:Sheet1.I14 Sheet1.H2:Sheet1.H14 Sheet1.J1:Sheet1.J1 Sheet1.J2:Sheet1.J14 Sheet1.H2:Sheet1.H14 Sheet1.K1:Sheet1.K1 Sheet1.K2:Sheet1.K14 Sheet1.H2:Sheet1.H14 Sheet1.L1:Sheet1.L1 Sheet1.L2:Sheet1.L14 Sheet1.H2:Sheet1.H14 Sheet1.M1:Sheet1.M1 Sheet1.M2:Sheet1.M14 Sheet1.H2:Sheet1.H14 Sheet1.N1:Sheet1.N1 Sheet1.N2:Sheet1.N14 Sheet1.H2:Sheet1.H14 Sheet1.O1:Sheet1.O1 Sheet1.O2:Sheet1.O14 Sheet1.H2:Sheet1.H14 Sheet1.P1:Sheet1.P1 Sheet1.P2:Sheet1.P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12.68pt" svg:height="490.59pt" svg:x="1279.98pt" svg:y="204.83pt">
            <loext:p draw:notify-on-update-of-ranges="Sheet1.R2:Sheet1.R14 Sheet1.S1:Sheet1.S1 Sheet1.S2:Sheet1.S14 Sheet1.R2:Sheet1.R14 Sheet1.T1:Sheet1.T1 Sheet1.T2:Sheet1.T14 Sheet1.R2:Sheet1.R14 Sheet1.U1:Sheet1.U1 Sheet1.U2:Sheet1.U14 Sheet1.R2:Sheet1.R14 Sheet1.V1:Sheet1.V1 Sheet1.V2:Sheet1.V14 Sheet1.R2:Sheet1.R14 Sheet1.W1:Sheet1.W1 Sheet1.W2:Sheet1.W14 Sheet1.R2:Sheet1.R14 Sheet1.X1:Sheet1.X1 Sheet1.X2:Sheet1.X14 Sheet1.R2:Sheet1.R14 Sheet1.Y1:Sheet1.Y1 Sheet1.Y2:Sheet1.Y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53.51pt" svg:height="255.09pt" svg:x="659.25pt" svg:y="961.31pt">
            <loext:p draw:notify-on-update-of-ranges="Sheet1.P61:Sheet1.P61 Sheet1.P62:Sheet1.P68 Sheet1.Q61:Sheet1.Q61 Sheet1.Q62:Sheet1.Q6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413.29pt" svg:height="354.39pt" svg:x="1216.01pt" svg:y="819.21pt">
            <loext:p draw:notify-on-update-of-ranges="Sheet1.H2:Sheet1.H14 Sheet1.I1:Sheet1.I1 Sheet1.I2:Sheet1.I14 Sheet1.H2:Sheet1.H14 Sheet1.J1:Sheet1.J1 Sheet1.J2:Sheet1.J14 Sheet1.H2:Sheet1.H14 Sheet1.K1:Sheet1.K1 Sheet1.K2:Sheet1.K14 Sheet1.H2:Sheet1.H14 Sheet1.L1:Sheet1.L1 Sheet1.L2:Sheet1.L14 Sheet1.H2:Sheet1.H14 Sheet1.M1:Sheet1.M1 Sheet1.M2:Sheet1.M14 Sheet1.H2:Sheet1.H14 Sheet1.N1:Sheet1.N1 Sheet1.N2:Sheet1.N14 Sheet1.H2:Sheet1.H14 Sheet1.O1:Sheet1.O1 Sheet1.O2:Sheet1.O14 Sheet1.H2:Sheet1.H14 Sheet1.P1:Sheet1.P1 Sheet1.P2:Sheet1.P14 Sheet1.H2:Sheet1.H14 Sheet1.S1:Sheet1.S1 Sheet1.S2:Sheet1.S14 Sheet1.H2:Sheet1.H14 Sheet1.T1:Sheet1.T1 Sheet1.T2:Sheet1.T14 Sheet1.H2:Sheet1.H14 Sheet1.U1:Sheet1.U1 Sheet1.U2:Sheet1.U14 Sheet1.H2:Sheet1.H14 Sheet1.V1:Sheet1.V1 Sheet1.V2:Sheet1.V14 Sheet1.H2:Sheet1.H14 Sheet1.W1:Sheet1.W1 Sheet1.W2:Sheet1.W14 Sheet1.H2:Sheet1.H14 Sheet1.X1:Sheet1.X1 Sheet1.X2:Sheet1.X14 Sheet1.H2:Sheet1.H14 Sheet1.Y1:Sheet1.Y1 Sheet1.Y2:Sheet1.Y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376.61pt" svg:height="354.42pt" svg:x="1663.99pt" svg:y="819.18pt">
            <loext:p draw:notify-on-update-of-ranges="Sheet1.H2:Sheet1.H14 Sheet1.I1:Sheet1.I1 Sheet1.I2:Sheet1.I14 Sheet1.H2:Sheet1.H14 Sheet1.J1:Sheet1.J1 Sheet1.J2:Sheet1.J14 Sheet1.H2:Sheet1.H14 Sheet1.K1:Sheet1.K1 Sheet1.K2:Sheet1.K14 Sheet1.H2:Sheet1.H14 Sheet1.L1:Sheet1.L1 Sheet1.L2:Sheet1.L14 Sheet1.H2:Sheet1.H14 Sheet1.M1:Sheet1.M1 Sheet1.M2:Sheet1.M14 Sheet1.H2:Sheet1.H14 Sheet1.N1:Sheet1.N1 Sheet1.N2:Sheet1.N14 Sheet1.H2:Sheet1.H14 Sheet1.O1:Sheet1.O1 Sheet1.O2:Sheet1.O14 Sheet1.H2:Sheet1.H14 Sheet1.P1:Sheet1.P1 Sheet1.P2:Sheet1.P14 Sheet1.H2:Sheet1.H14 Sheet1.S1:Sheet1.S1 Sheet1.S2:Sheet1.S14 Sheet1.H2:Sheet1.H14 Sheet1.T1:Sheet1.T1 Sheet1.T2:Sheet1.T14 Sheet1.H2:Sheet1.H14 Sheet1.U1:Sheet1.U1 Sheet1.U2:Sheet1.U14 Sheet1.H2:Sheet1.H14 Sheet1.V1:Sheet1.V1 Sheet1.V2:Sheet1.V14 Sheet1.H2:Sheet1.H14 Sheet1.W1:Sheet1.W1 Sheet1.W2:Sheet1.W14 Sheet1.H2:Sheet1.H14 Sheet1.X1:Sheet1.X1 Sheet1.X2:Sheet1.X14 Sheet1.H2:Sheet1.H14 Sheet1.Y1:Sheet1.Y1 Sheet1.Y2:Sheet1.Y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4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.47674" calcext:value-type="float">
            <text:p>1.47674</text:p>
          </table:table-cell>
          <table:table-cell office:value-type="float" office:value="3.07203" calcext:value-type="float">
            <text:p>3.07203</text:p>
          </table:table-cell>
          <table:table-cell office:value-type="float" office:value="0.09828" calcext:value-type="float">
            <text:p>0.09828</text:p>
          </table:table-cell>
          <table:table-cell table:number-columns-repeated="2"/>
          <table:table-cell office:value-type="string" calcext:value-type="string">
            <text:p>Exact 1</text:p>
          </table:table-cell>
          <table:table-cell office:value-type="string" calcext:value-type="string">
            <text:p>Exact 2</text:p>
          </table:table-cell>
          <table:table-cell office:value-type="string" calcext:value-type="string">
            <text:p>Exact 3</text:p>
          </table:table-cell>
          <table:table-cell office:value-type="string" calcext:value-type="string">
            <text:p>Exact 4</text:p>
          </table:table-cell>
          <table:table-cell office:value-type="string" calcext:value-type="string">
            <text:p>Exact 5</text:p>
          </table:table-cell>
          <table:table-cell office:value-type="string" calcext:value-type="string">
            <text:p>Exact 6</text:p>
          </table:table-cell>
          <table:table-cell office:value-type="string" calcext:value-type="string">
            <text:p>Exact 7</text:p>
          </table:table-cell>
          <table:table-cell office:value-type="string" calcext:value-type="string">
            <text:p>Exact 8</text:p>
          </table:table-cell>
          <table:table-cell table:number-columns-repeated="2"/>
          <table:table-cell office:value-type="string" calcext:value-type="string">
            <text:p>Approx 1</text:p>
          </table:table-cell>
          <table:table-cell office:value-type="string" calcext:value-type="string">
            <text:p>Approx 2</text:p>
          </table:table-cell>
          <table:table-cell office:value-type="string" calcext:value-type="string">
            <text:p>Approx 3</text:p>
          </table:table-cell>
          <table:table-cell office:value-type="string" calcext:value-type="string">
            <text:p>Approx 4</text:p>
          </table:table-cell>
          <table:table-cell office:value-type="string" calcext:value-type="string">
            <text:p>Approx 5</text:p>
          </table:table-cell>
          <table:table-cell office:value-type="string" calcext:value-type="string">
            <text:p>Approx 6</text:p>
          </table:table-cell>
          <table:table-cell office:value-type="string" calcext:value-type="string">
            <text:p>Approx 7</text:p>
          </table:table-cell>
          <table:table-cell table:number-columns-repeated="2"/>
          <table:table-cell office:value-type="string" calcext:value-type="string">
            <text:p>Exact 1</text:p>
          </table:table-cell>
          <table:table-cell office:value-type="string" calcext:value-type="string">
            <text:p>Exact 2</text:p>
          </table:table-cell>
          <table:table-cell office:value-type="string" calcext:value-type="string">
            <text:p>Exact 3</text:p>
          </table:table-cell>
          <table:table-cell office:value-type="string" calcext:value-type="string">
            <text:p>Exact 4</text:p>
          </table:table-cell>
          <table:table-cell office:value-type="string" calcext:value-type="string">
            <text:p>Exact 5</text:p>
          </table:table-cell>
          <table:table-cell office:value-type="string" calcext:value-type="string">
            <text:p>Exact 6</text:p>
          </table:table-cell>
          <table:table-cell office:value-type="string" calcext:value-type="string">
            <text:p>Exact 7</text:p>
          </table:table-cell>
          <table:table-cell office:value-type="string" calcext:value-type="string">
            <text:p>Exact 8</text:p>
          </table:table-cell>
          <table:table-cell table:number-columns-repeated="2"/>
          <table:table-cell office:value-type="string" calcext:value-type="string">
            <text:p>Approx 1</text:p>
          </table:table-cell>
          <table:table-cell office:value-type="string" calcext:value-type="string">
            <text:p>Approx 2</text:p>
          </table:table-cell>
          <table:table-cell office:value-type="string" calcext:value-type="string">
            <text:p>Approx 3</text:p>
          </table:table-cell>
          <table:table-cell office:value-type="string" calcext:value-type="string">
            <text:p>Approx 4</text:p>
          </table:table-cell>
          <table:table-cell office:value-type="string" calcext:value-type="string">
            <text:p>Approx 5</text:p>
          </table:table-cell>
          <table:table-cell office:value-type="string" calcext:value-type="string">
            <text:p>Approx 6</text:p>
          </table:table-cell>
          <table:table-cell office:value-type="string" calcext:value-type="string">
            <text:p>Approx 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float" office:value="0.1685" calcext:value-type="float">
            <text:p>0.1685</text:p>
          </table:table-cell>
          <table:table-cell office:value-type="float" office:value="3.66022" calcext:value-type="float">
            <text:p>3.66022</text:p>
          </table:table-cell>
          <table:table-cell office:value-type="float" office:value="1.20546" calcext:value-type="float">
            <text:p>1.2054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B2]/8065.54" office:value-type="float" office:value="-3.52028816276406" calcext:value-type="float">
            <text:p>-3.5202881628</text:p>
          </table:table-cell>
          <table:table-cell table:formula="of:=[.AC2]/8065.54" office:value-type="float" office:value="-3.49891854279317" calcext:value-type="float">
            <text:p>-3.4989185428</text:p>
          </table:table-cell>
          <table:table-cell table:formula="of:=[.AD2]/8065.54" office:value-type="float" office:value="-3.43979910278915" calcext:value-type="float">
            <text:p>-3.4397991028</text:p>
          </table:table-cell>
          <table:table-cell table:formula="of:=[.AE2]/8065.54" office:value-type="float" office:value="-3.43629225952757" calcext:value-type="float">
            <text:p>-3.4362922595</text:p>
          </table:table-cell>
          <table:table-cell table:formula="of:=[.AF2]/8065.54" office:value-type="float" office:value="-3.41843763559538" calcext:value-type="float">
            <text:p>-3.4184376356</text:p>
          </table:table-cell>
          <table:table-cell table:formula="of:=[.AG2]/8065.54" office:value-type="float" office:value="-3.41509169939892" calcext:value-type="float">
            <text:p>-3.4150916994</text:p>
          </table:table-cell>
          <table:table-cell table:formula="of:=[.AH2]/8065.54" office:value-type="float" office:value="-3.35563519139574" calcext:value-type="float">
            <text:p>-3.3556351914</text:p>
          </table:table-cell>
          <table:table-cell table:formula="of:=[.AI2]/8065.54" office:value-type="float" office:value="-3.33439269518346" calcext:value-type="float">
            <text:p>-3.334392695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L2]/8065.54" office:value-type="float" office:value="-3.52028261104154" calcext:value-type="float">
            <text:p>-3.520282611</text:p>
          </table:table-cell>
          <table:table-cell table:formula="of:=[.AM2]/8065.54" office:value-type="float" office:value="-3.49688544938591" calcext:value-type="float">
            <text:p>-3.4968854494</text:p>
          </table:table-cell>
          <table:table-cell table:formula="of:=[.AN2]/8065.54" office:value-type="float" office:value="-3.43718374174823" calcext:value-type="float">
            <text:p>-3.4371837417</text:p>
          </table:table-cell>
          <table:table-cell table:formula="of:=[.AO2]/8065.54" office:value-type="float" office:value="-3.43564948800948" calcext:value-type="float">
            <text:p>-3.435649488</text:p>
          </table:table-cell>
          <table:table-cell table:formula="of:=[.AP2]/8065.54" office:value-type="float" office:value="-3.41589756800909" calcext:value-type="float">
            <text:p>-3.415897568</text:p>
          </table:table-cell>
          <table:table-cell table:formula="of:=[.AQ2]/8065.54" office:value-type="float" office:value="-3.4127722659326" calcext:value-type="float">
            <text:p>-3.4127722659</text:p>
          </table:table-cell>
          <table:table-cell table:formula="of:=[.AR2]/8065.54" office:value-type="float" office:value="-3.35479990037245" calcext:value-type="float">
            <text:p>-3.35479990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8393.0249883" calcext:value-type="float">
            <text:p>-28393.0249883</text:p>
          </table:table-cell>
          <table:table-cell office:value-type="float" office:value="-28220.66746364" calcext:value-type="float">
            <text:p>-28220.66746364</text:p>
          </table:table-cell>
          <table:table-cell office:value-type="float" office:value="-27743.83725551" calcext:value-type="float">
            <text:p>-27743.83725551</text:p>
          </table:table-cell>
          <table:table-cell office:value-type="float" office:value="-27715.55267091" calcext:value-type="float">
            <text:p>-27715.55267091</text:p>
          </table:table-cell>
          <table:table-cell office:value-type="float" office:value="-27571.5454874" calcext:value-type="float">
            <text:p>-27571.5454874</text:p>
          </table:table-cell>
          <table:table-cell office:value-type="float" office:value="-27544.55870517" calcext:value-type="float">
            <text:p>-27544.55870517</text:p>
          </table:table-cell>
          <table:table-cell office:value-type="float" office:value="-27065.00986161" calcext:value-type="float">
            <text:p>-27065.00986161</text:p>
          </table:table-cell>
          <table:table-cell office:value-type="float" office:value="-26893.67765871" calcext:value-type="float">
            <text:p>-26893.677658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8392.98021066" calcext:value-type="float">
            <text:p>-28392.98021066</text:p>
          </table:table-cell>
          <table:table-cell office:value-type="float" office:value="-28204.26946744" calcext:value-type="float">
            <text:p>-28204.26946744</text:p>
          </table:table-cell>
          <table:table-cell office:value-type="float" office:value="-27722.74295642" calcext:value-type="float">
            <text:p>-27722.74295642</text:p>
          </table:table-cell>
          <table:table-cell office:value-type="float" office:value="-27710.36837152" calcext:value-type="float">
            <text:p>-27710.36837152</text:p>
          </table:table-cell>
          <table:table-cell office:value-type="float" office:value="-27551.05847068" calcext:value-type="float">
            <text:p>-27551.05847068</text:p>
          </table:table-cell>
          <table:table-cell office:value-type="float" office:value="-27525.85122177" calcext:value-type="float">
            <text:p>-27525.85122177</text:p>
          </table:table-cell>
          <table:table-cell office:value-type="float" office:value="-27058.27278845" calcext:value-type="float">
            <text:p>-27058.272788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float" office:value="0.18287" calcext:value-type="float">
            <text:p>0.18287</text:p>
          </table:table-cell>
          <table:table-cell office:value-type="float" office:value="1.9348" calcext:value-type="float">
            <text:p>1.9348</text:p>
          </table:table-cell>
          <table:table-cell office:value-type="float" office:value="0.65668" calcext:value-type="float">
            <text:p>0.65668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AB3]/8065.54" office:value-type="float" office:value="-3.50635387062615" calcext:value-type="float">
            <text:p>-3.5063538706</text:p>
          </table:table-cell>
          <table:table-cell table:formula="of:=[.AC3]/8065.54" office:value-type="float" office:value="-3.48466404452523" calcext:value-type="float">
            <text:p>-3.4846640445</text:p>
          </table:table-cell>
          <table:table-cell table:formula="of:=[.AD3]/8065.54" office:value-type="float" office:value="-3.43954312787365" calcext:value-type="float">
            <text:p>-3.4395431279</text:p>
          </table:table-cell>
          <table:table-cell table:formula="of:=[.AE3]/8065.54" office:value-type="float" office:value="-3.43824546388834" calcext:value-type="float">
            <text:p>-3.4382454639</text:p>
          </table:table-cell>
          <table:table-cell table:formula="of:=[.AF3]/8065.54" office:value-type="float" office:value="-3.41786100940173" calcext:value-type="float">
            <text:p>-3.4178610094</text:p>
          </table:table-cell>
          <table:table-cell table:formula="of:=[.AG3]/8065.54" office:value-type="float" office:value="-3.41665779528215" calcext:value-type="float">
            <text:p>-3.4166577953</text:p>
          </table:table-cell>
          <table:table-cell table:formula="of:=[.AH3]/8065.54" office:value-type="float" office:value="-3.37135979322029" calcext:value-type="float">
            <text:p>-3.3713597932</text:p>
          </table:table-cell>
          <table:table-cell table:formula="of:=[.AI3]/8065.54" office:value-type="float" office:value="-3.34974243581583" calcext:value-type="float">
            <text:p>-3.3497424358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AL3]/8065.54" office:value-type="float" office:value="-3.50635082487967" calcext:value-type="float">
            <text:p>-3.5063508249</text:p>
          </table:table-cell>
          <table:table-cell table:formula="of:=[.AM3]/8065.54" office:value-type="float" office:value="-3.48331167395363" calcext:value-type="float">
            <text:p>-3.483311674</text:p>
          </table:table-cell>
          <table:table-cell table:formula="of:=[.AN3]/8065.54" office:value-type="float" office:value="-3.43785282067413" calcext:value-type="float">
            <text:p>-3.4378528207</text:p>
          </table:table-cell>
          <table:table-cell table:formula="of:=[.AO3]/8065.54" office:value-type="float" office:value="-3.43758834755143" calcext:value-type="float">
            <text:p>-3.4375883476</text:p>
          </table:table-cell>
          <table:table-cell table:formula="of:=[.AP3]/8065.54" office:value-type="float" office:value="-3.41622169477059" calcext:value-type="float">
            <text:p>-3.4162216948</text:p>
          </table:table-cell>
          <table:table-cell table:formula="of:=[.AQ3]/8065.54" office:value-type="float" office:value="-3.41513474714898" calcext:value-type="float">
            <text:p>-3.4151347471</text:p>
          </table:table-cell>
          <table:table-cell table:formula="of:=[.AR3]/8065.54" office:value-type="float" office:value="-3.37053064784875" calcext:value-type="float">
            <text:p>-3.370530647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28280.63739769" calcext:value-type="float">
            <text:p>-28280.63739769</text:p>
          </table:table-cell>
          <table:table-cell office:value-type="float" office:value="-28105.69723768" calcext:value-type="float">
            <text:p>-28105.69723768</text:p>
          </table:table-cell>
          <table:table-cell office:value-type="float" office:value="-27741.77267959" calcext:value-type="float">
            <text:p>-27741.77267959</text:p>
          </table:table-cell>
          <table:table-cell office:value-type="float" office:value="-27731.30631881" calcext:value-type="float">
            <text:p>-27731.30631881</text:p>
          </table:table-cell>
          <table:table-cell office:value-type="float" office:value="-27566.89468577" calcext:value-type="float">
            <text:p>-27566.89468577</text:p>
          </table:table-cell>
          <table:table-cell office:value-type="float" office:value="-27557.19011416" calcext:value-type="float">
            <text:p>-27557.19011416</text:p>
          </table:table-cell>
          <table:table-cell office:value-type="float" office:value="-27191.83726661" calcext:value-type="float">
            <text:p>-27191.83726661</text:p>
          </table:table-cell>
          <table:table-cell office:value-type="float" office:value="-27017.48160577" calcext:value-type="float">
            <text:p>-27017.4816057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28280.6128321" calcext:value-type="float">
            <text:p>-28280.6128321</text:p>
          </table:table-cell>
          <table:table-cell office:value-type="float" office:value="-28094.78963874" calcext:value-type="float">
            <text:p>-28094.78963874</text:p>
          </table:table-cell>
          <table:table-cell office:value-type="float" office:value="-27728.13943926" calcext:value-type="float">
            <text:p>-27728.13943926</text:p>
          </table:table-cell>
          <table:table-cell office:value-type="float" office:value="-27726.00632071" calcext:value-type="float">
            <text:p>-27726.00632071</text:p>
          </table:table-cell>
          <table:table-cell office:value-type="float" office:value="-27553.67272804" calcext:value-type="float">
            <text:p>-27553.67272804</text:p>
          </table:table-cell>
          <table:table-cell office:value-type="float" office:value="-27544.90590852" calcext:value-type="float">
            <text:p>-27544.90590852</text:p>
          </table:table-cell>
          <table:table-cell office:value-type="float" office:value="-27185.14976145" calcext:value-type="float">
            <text:p>-27185.149761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float" office:value="-0.21686" calcext:value-type="float">
            <text:p>-0.21686</text:p>
          </table:table-cell>
          <table:table-cell office:value-type="float" office:value="3.25528" calcext:value-type="float">
            <text:p>3.25528</text:p>
          </table:table-cell>
          <table:table-cell office:value-type="float" office:value="-0.51743" calcext:value-type="float">
            <text:p>-0.51743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AB4]/8065.54" office:value-type="float" office:value="-3.49497174377909" calcext:value-type="float">
            <text:p>-3.4949717438</text:p>
          </table:table-cell>
          <table:table-cell table:formula="of:=[.AC4]/8065.54" office:value-type="float" office:value="-3.47281092790315" calcext:value-type="float">
            <text:p>-3.4728109279</text:p>
          </table:table-cell>
          <table:table-cell table:formula="of:=[.AD4]/8065.54" office:value-type="float" office:value="-3.44009836610072" calcext:value-type="float">
            <text:p>-3.4400983661</text:p>
          </table:table-cell>
          <table:table-cell table:formula="of:=[.AE4]/8065.54" office:value-type="float" office:value="-3.43985870888744" calcext:value-type="float">
            <text:p>-3.4398587089</text:p>
          </table:table-cell>
          <table:table-cell table:formula="of:=[.AF4]/8065.54" office:value-type="float" office:value="-3.4179990330852" calcext:value-type="float">
            <text:p>-3.4179990331</text:p>
          </table:table-cell>
          <table:table-cell table:formula="of:=[.AG4]/8065.54" office:value-type="float" office:value="-3.41770280752188" calcext:value-type="float">
            <text:p>-3.4177028075</text:p>
          </table:table-cell>
          <table:table-cell table:formula="of:=[.AH4]/8065.54" office:value-type="float" office:value="-3.38495567890309" calcext:value-type="float">
            <text:p>-3.3849556789</text:p>
          </table:table-cell>
          <table:table-cell table:formula="of:=[.AI4]/8065.54" office:value-type="float" office:value="-3.36283493520707" calcext:value-type="float">
            <text:p>-3.3628349352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AL4]/8065.54" office:value-type="float" office:value="-3.49496994282838" calcext:value-type="float">
            <text:p>-3.4949699428</text:p>
          </table:table-cell>
          <table:table-cell table:formula="of:=[.AM4]/8065.54" office:value-type="float" office:value="-3.47190861596124" calcext:value-type="float">
            <text:p>-3.471908616</text:p>
          </table:table-cell>
          <table:table-cell table:formula="of:=[.AN4]/8065.54" office:value-type="float" office:value="-3.43943652576145" calcext:value-type="float">
            <text:p>-3.4394365258</text:p>
          </table:table-cell>
          <table:table-cell table:formula="of:=[.AO4]/8065.54" office:value-type="float" office:value="-3.43876657260766" calcext:value-type="float">
            <text:p>-3.4387665726</text:p>
          </table:table-cell>
          <table:table-cell table:formula="of:=[.AP4]/8065.54" office:value-type="float" office:value="-3.41699240186398" calcext:value-type="float">
            <text:p>-3.4169924019</text:p>
          </table:table-cell>
          <table:table-cell table:formula="of:=[.AQ4]/8065.54" office:value-type="float" office:value="-3.41662749969872" calcext:value-type="float">
            <text:p>-3.4166274997</text:p>
          </table:table-cell>
          <table:table-cell table:formula="of:=[.AR4]/8065.54" office:value-type="float" office:value="-3.38413811283683" calcext:value-type="float">
            <text:p>-3.384138112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28188.83439832" calcext:value-type="float">
            <text:p>-28188.83439832</text:p>
          </table:table-cell>
          <table:table-cell office:value-type="float" office:value="-28010.09545144" calcext:value-type="float">
            <text:p>-28010.09545144</text:p>
          </table:table-cell>
          <table:table-cell office:value-type="float" office:value="-27746.25097572" calcext:value-type="float">
            <text:p>-27746.25097572</text:p>
          </table:table-cell>
          <table:table-cell office:value-type="float" office:value="-27744.31801088" calcext:value-type="float">
            <text:p>-27744.31801088</text:p>
          </table:table-cell>
          <table:table-cell office:value-type="float" office:value="-27568.00792131" calcext:value-type="float">
            <text:p>-27568.00792131</text:p>
          </table:table-cell>
          <table:table-cell office:value-type="float" office:value="-27565.61870218" calcext:value-type="float">
            <text:p>-27565.61870218</text:p>
          </table:table-cell>
          <table:table-cell office:value-type="float" office:value="-27301.49542642" calcext:value-type="float">
            <text:p>-27301.49542642</text:p>
          </table:table-cell>
          <table:table-cell office:value-type="float" office:value="-27123.07968331" calcext:value-type="float">
            <text:p>-27123.0796833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28188.81987268" calcext:value-type="float">
            <text:p>-28188.81987268</text:p>
          </table:table-cell>
          <table:table-cell office:value-type="float" office:value="-28002.81781838" calcext:value-type="float">
            <text:p>-28002.81781838</text:p>
          </table:table-cell>
          <table:table-cell office:value-type="float" office:value="-27740.91287599" calcext:value-type="float">
            <text:p>-27740.91287599</text:p>
          </table:table-cell>
          <table:table-cell office:value-type="float" office:value="-27735.50934203" calcext:value-type="float">
            <text:p>-27735.50934203</text:p>
          </table:table-cell>
          <table:table-cell office:value-type="float" office:value="-27559.88889693" calcext:value-type="float">
            <text:p>-27559.88889693</text:p>
          </table:table-cell>
          <table:table-cell office:value-type="float" office:value="-27556.94576392" calcext:value-type="float">
            <text:p>-27556.94576392</text:p>
          </table:table-cell>
          <table:table-cell office:value-type="float" office:value="-27294.90131461" calcext:value-type="float">
            <text:p>-27294.90131461</text:p>
          </table:table-cell>
        </table:table-row>
        <table:table-row table:style-name="ro1">
          <table:table-cell table:number-columns-repeated="7"/>
          <table:table-cell office:value-type="float" office:value="0.3" calcext:value-type="float">
            <text:p>0.3</text:p>
          </table:table-cell>
          <table:table-cell table:formula="of:=[.AB5]/8065.54" office:value-type="float" office:value="-3.4856982080803" calcext:value-type="float">
            <text:p>-3.4856982081</text:p>
          </table:table-cell>
          <table:table-cell table:formula="of:=[.AC5]/8065.54" office:value-type="float" office:value="-3.46301161652289" calcext:value-type="float">
            <text:p>-3.4630116165</text:p>
          </table:table-cell>
          <table:table-cell table:formula="of:=[.AD5]/8065.54" office:value-type="float" office:value="-3.44175691720331" calcext:value-type="float">
            <text:p>-3.4417569172</text:p>
          </table:table-cell>
          <table:table-cell table:formula="of:=[.AE5]/8065.54" office:value-type="float" office:value="-3.44048772287906" calcext:value-type="float">
            <text:p>-3.4404877229</text:p>
          </table:table-cell>
          <table:table-cell table:formula="of:=[.AF5]/8065.54" office:value-type="float" office:value="-3.41910706010881" calcext:value-type="float">
            <text:p>-3.4191070601</text:p>
          </table:table-cell>
          <table:table-cell table:formula="of:=[.AG5]/8065.54" office:value-type="float" office:value="-3.4178023383456" calcext:value-type="float">
            <text:p>-3.4178023383</text:p>
          </table:table-cell>
          <table:table-cell table:formula="of:=[.AH5]/8065.54" office:value-type="float" office:value="-3.39653744533038" calcext:value-type="float">
            <text:p>-3.3965374453</text:p>
          </table:table-cell>
          <table:table-cell table:formula="of:=[.AI5]/8065.54" office:value-type="float" office:value="-3.37387105459151" calcext:value-type="float">
            <text:p>-3.3738710546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AL5]/8065.54" office:value-type="float" office:value="-3.4856970859744" calcext:value-type="float">
            <text:p>-3.485697086</text:p>
          </table:table-cell>
          <table:table-cell table:formula="of:=[.AM5]/8065.54" office:value-type="float" office:value="-3.46240874919968" calcext:value-type="float">
            <text:p>-3.4624087492</text:p>
          </table:table-cell>
          <table:table-cell table:formula="of:=[.AN5]/8065.54" office:value-type="float" office:value="-3.44109591715744" calcext:value-type="float">
            <text:p>-3.4410959172</text:p>
          </table:table-cell>
          <table:table-cell table:formula="of:=[.AO5]/8065.54" office:value-type="float" office:value="-3.43978335422427" calcext:value-type="float">
            <text:p>-3.4397833542</text:p>
          </table:table-cell>
          <table:table-cell table:formula="of:=[.AP5]/8065.54" office:value-type="float" office:value="-3.4184369858534" calcext:value-type="float">
            <text:p>-3.4184369859</text:p>
          </table:table-cell>
          <table:table-cell table:formula="of:=[.AQ5]/8065.54" office:value-type="float" office:value="-3.41708844869407" calcext:value-type="float">
            <text:p>-3.4170884487</text:p>
          </table:table-cell>
          <table:table-cell table:formula="of:=[.AR5]/8065.54" office:value-type="float" office:value="-3.39573878478192" calcext:value-type="float">
            <text:p>-3.395738784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28114.0383252" calcext:value-type="float">
            <text:p>-28114.0383252</text:p>
          </table:table-cell>
          <table:table-cell office:value-type="float" office:value="-27931.05871353" calcext:value-type="float">
            <text:p>-27931.05871353</text:p>
          </table:table-cell>
          <table:table-cell office:value-type="float" office:value="-27759.62808598" calcext:value-type="float">
            <text:p>-27759.62808598</text:p>
          </table:table-cell>
          <table:table-cell office:value-type="float" office:value="-27749.39134839" calcext:value-type="float">
            <text:p>-27749.39134839</text:p>
          </table:table-cell>
          <table:table-cell office:value-type="float" office:value="-27576.94475759" calcext:value-type="float">
            <text:p>-27576.94475759</text:p>
          </table:table-cell>
          <table:table-cell office:value-type="float" office:value="-27566.42147202" calcext:value-type="float">
            <text:p>-27566.42147202</text:p>
          </table:table-cell>
          <table:table-cell office:value-type="float" office:value="-27394.90862681" calcext:value-type="float">
            <text:p>-27394.90862681</text:p>
          </table:table-cell>
          <table:table-cell office:value-type="float" office:value="-27212.09194565" calcext:value-type="float">
            <text:p>-27212.0919456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28114.02927481" calcext:value-type="float">
            <text:p>-28114.02927481</text:p>
          </table:table-cell>
          <table:table-cell office:value-type="float" office:value="-27926.19626302" calcext:value-type="float">
            <text:p>-27926.19626302</text:p>
          </table:table-cell>
          <table:table-cell office:value-type="float" office:value="-27754.29676367" calcext:value-type="float">
            <text:p>-27754.29676367</text:p>
          </table:table-cell>
          <table:table-cell office:value-type="float" office:value="-27743.71023483" calcext:value-type="float">
            <text:p>-27743.71023483</text:p>
          </table:table-cell>
          <table:table-cell office:value-type="float" office:value="-27571.54024688" calcext:value-type="float">
            <text:p>-27571.54024688</text:p>
          </table:table-cell>
          <table:table-cell office:value-type="float" office:value="-27560.66356648" calcext:value-type="float">
            <text:p>-27560.66356648</text:p>
          </table:table-cell>
          <table:table-cell office:value-type="float" office:value="-27388.46699821" calcext:value-type="float">
            <text:p>-27388.4669982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/>
          <table:table-cell table:formula="of:=[.C1]" office:value-type="string" office:string-value="H" calcext:value-type="string">
            <text:p>H</text:p>
          </table:table-cell>
          <table:table-cell table:formula="of:=[.D1]" office:value-type="float" office:value="1.47674" calcext:value-type="float">
            <text:p>1.47674</text:p>
          </table:table-cell>
          <table:table-cell table:formula="of:=[.E$1]+[.A6]" office:value-type="float" office:value="3.17203" calcext:value-type="float">
            <text:p>3.17203</text:p>
          </table:table-cell>
          <table:table-cell table:formula="of:=[.F1]" office:value-type="float" office:value="0.09828" calcext:value-type="float">
            <text:p>0.09828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[.AB6]/8065.54" office:value-type="float" office:value="-3.47817925682595" calcext:value-type="float">
            <text:p>-3.4781792568</text:p>
          </table:table-cell>
          <table:table-cell table:formula="of:=[.AC6]/8065.54" office:value-type="float" office:value="-3.4549736108692" calcext:value-type="float">
            <text:p>-3.4549736109</text:p>
          </table:table-cell>
          <table:table-cell table:formula="of:=[.AD6]/8065.54" office:value-type="float" office:value="-3.44318324547395" calcext:value-type="float">
            <text:p>-3.4431832455</text:p>
          </table:table-cell>
          <table:table-cell table:formula="of:=[.AE6]/8065.54" office:value-type="float" office:value="-3.44126813166756" calcext:value-type="float">
            <text:p>-3.4412681317</text:p>
          </table:table-cell>
          <table:table-cell table:formula="of:=[.AF6]/8065.54" office:value-type="float" office:value="-3.41999930624236" calcext:value-type="float">
            <text:p>-3.4199993062</text:p>
          </table:table-cell>
          <table:table-cell table:formula="of:=[.AG6]/8065.54" office:value-type="float" office:value="-3.41805992375588" calcext:value-type="float">
            <text:p>-3.4180599238</text:p>
          </table:table-cell>
          <table:table-cell table:formula="of:=[.AH6]/8065.54" office:value-type="float" office:value="-3.40627164349814" calcext:value-type="float">
            <text:p>-3.4062716435</text:p>
          </table:table-cell>
          <table:table-cell table:formula="of:=[.AI6]/8065.54" office:value-type="float" office:value="-3.38307359938082" calcext:value-type="float">
            <text:p>-3.3830735994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[.AL6]/8065.54" office:value-type="float" office:value="-3.47817853615009" calcext:value-type="float">
            <text:p>-3.4781785362</text:p>
          </table:table-cell>
          <table:table-cell table:formula="of:=[.AM6]/8065.54" office:value-type="float" office:value="-3.45457095589632" calcext:value-type="float">
            <text:p>-3.4545709559</text:p>
          </table:table-cell>
          <table:table-cell table:formula="of:=[.AN6]/8065.54" office:value-type="float" office:value="-3.44252590342246" calcext:value-type="float">
            <text:p>-3.4425259034</text:p>
          </table:table-cell>
          <table:table-cell table:formula="of:=[.AO6]/8065.54" office:value-type="float" office:value="-3.44081542516558" calcext:value-type="float">
            <text:p>-3.4408154252</text:p>
          </table:table-cell>
          <table:table-cell table:formula="of:=[.AP6]/8065.54" office:value-type="float" office:value="-3.41954944629746" calcext:value-type="float">
            <text:p>-3.4195494463</text:p>
          </table:table-cell>
          <table:table-cell table:formula="of:=[.AQ6]/8065.54" office:value-type="float" office:value="-3.41758244215018" calcext:value-type="float">
            <text:p>-3.4175824422</text:p>
          </table:table-cell>
          <table:table-cell table:formula="of:=[.AR6]/8065.54" office:value-type="float" office:value="-3.40549627642043" calcext:value-type="float">
            <text:p>-3.405496276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-28053.3939231" calcext:value-type="float">
            <text:p>-28053.3939231</text:p>
          </table:table-cell>
          <table:table-cell office:value-type="float" office:value="-27866.22785741" calcext:value-type="float">
            <text:p>-27866.22785741</text:p>
          </table:table-cell>
          <table:table-cell office:value-type="float" office:value="-27771.1321937" calcext:value-type="float">
            <text:p>-27771.1321937</text:p>
          </table:table-cell>
          <table:table-cell office:value-type="float" office:value="-27755.68576669" calcext:value-type="float">
            <text:p>-27755.68576669</text:p>
          </table:table-cell>
          <table:table-cell office:value-type="float" office:value="-27584.14120447" calcext:value-type="float">
            <text:p>-27584.14120447</text:p>
          </table:table-cell>
          <table:table-cell office:value-type="float" office:value="-27568.49903745" calcext:value-type="float">
            <text:p>-27568.49903745</text:p>
          </table:table-cell>
          <table:table-cell office:value-type="float" office:value="-27473.4201915" calcext:value-type="float">
            <text:p>-27473.4201915</text:p>
          </table:table-cell>
          <table:table-cell office:value-type="float" office:value="-27286.31543875" calcext:value-type="float">
            <text:p>-27286.3154387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-28053.38811046" calcext:value-type="float">
            <text:p>-28053.38811046</text:p>
          </table:table-cell>
          <table:table-cell office:value-type="float" office:value="-27862.98022762" calcext:value-type="float">
            <text:p>-27862.98022762</text:p>
          </table:table-cell>
          <table:table-cell office:value-type="float" office:value="-27765.83037509" calcext:value-type="float">
            <text:p>-27765.83037509</text:p>
          </table:table-cell>
          <table:table-cell office:value-type="float" office:value="-27752.03444429" calcext:value-type="float">
            <text:p>-27752.03444429</text:p>
          </table:table-cell>
          <table:table-cell office:value-type="float" office:value="-27580.51284109" calcext:value-type="float">
            <text:p>-27580.51284109</text:p>
          </table:table-cell>
          <table:table-cell office:value-type="float" office:value="-27564.64789046" calcext:value-type="float">
            <text:p>-27564.64789046</text:p>
          </table:table-cell>
          <table:table-cell office:value-type="float" office:value="-27467.16643732" calcext:value-type="float">
            <text:p>-27467.16643732</text:p>
          </table:table-cell>
        </table:table-row>
        <table:table-row table:style-name="ro1">
          <table:table-cell table:formula="of:=[.A6]" office:value-type="float" office:value="0.1" calcext:value-type="float">
            <text:p>0.1</text:p>
          </table:table-cell>
          <table:table-cell/>
          <table:table-cell table:formula="of:=[.C2]" office:value-type="string" office:string-value="H" calcext:value-type="string">
            <text:p>H</text:p>
          </table:table-cell>
          <table:table-cell table:formula="of:=[.D2]" office:value-type="float" office:value="0.1685" calcext:value-type="float">
            <text:p>0.1685</text:p>
          </table:table-cell>
          <table:table-cell table:formula="of:=[.E$2]+[.A7]" office:value-type="float" office:value="3.76022" calcext:value-type="float">
            <text:p>3.76022</text:p>
          </table:table-cell>
          <table:table-cell table:formula="of:=[.F2]" office:value-type="float" office:value="1.20546" calcext:value-type="float">
            <text:p>1.2054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AB7]/8065.54" office:value-type="float" office:value="-3.47212607545806" calcext:value-type="float">
            <text:p>-3.4721260755</text:p>
          </table:table-cell>
          <table:table-cell table:formula="of:=[.AC7]/8065.54" office:value-type="float" office:value="-3.44844376143197" calcext:value-type="float">
            <text:p>-3.4484437614</text:p>
          </table:table-cell>
          <table:table-cell table:formula="of:=[.AD7]/8065.54" office:value-type="float" office:value="-3.44437088461529" calcext:value-type="float">
            <text:p>-3.4443708846</text:p>
          </table:table-cell>
          <table:table-cell table:formula="of:=[.AE7]/8065.54" office:value-type="float" office:value="-3.44210056811447" calcext:value-type="float">
            <text:p>-3.4421005681</text:p>
          </table:table-cell>
          <table:table-cell table:formula="of:=[.AF7]/8065.54" office:value-type="float" office:value="-3.42070119956878" calcext:value-type="float">
            <text:p>-3.4207011996</text:p>
          </table:table-cell>
          <table:table-cell table:formula="of:=[.AG7]/8065.54" office:value-type="float" office:value="-3.4184122691847" calcext:value-type="float">
            <text:p>-3.4184122692</text:p>
          </table:table-cell>
          <table:table-cell table:formula="of:=[.AH7]/8065.54" office:value-type="float" office:value="-3.41434772972795" calcext:value-type="float">
            <text:p>-3.4143477297</text:p>
          </table:table-cell>
          <table:table-cell table:formula="of:=[.AI7]/8065.54" office:value-type="float" office:value="-3.39066478086898" calcext:value-type="float">
            <text:p>-3.3906647809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AL7]/8065.54" office:value-type="float" office:value="-3.47212560617268" calcext:value-type="float">
            <text:p>-3.4721256062</text:p>
          </table:table-cell>
          <table:table-cell table:formula="of:=[.AM7]/8065.54" office:value-type="float" office:value="-3.44817538820835" calcext:value-type="float">
            <text:p>-3.4481753882</text:p>
          </table:table-cell>
          <table:table-cell table:formula="of:=[.AN7]/8065.54" office:value-type="float" office:value="-3.44371830058496" calcext:value-type="float">
            <text:p>-3.4437183006</text:p>
          </table:table-cell>
          <table:table-cell table:formula="of:=[.AO7]/8065.54" office:value-type="float" office:value="-3.44181113332771" calcext:value-type="float">
            <text:p>-3.4418111333</text:p>
          </table:table-cell>
          <table:table-cell table:formula="of:=[.AP7]/8065.54" office:value-type="float" office:value="-3.42039583086687" calcext:value-type="float">
            <text:p>-3.4203958309</text:p>
          </table:table-cell>
          <table:table-cell table:formula="of:=[.AQ7]/8065.54" office:value-type="float" office:value="-3.41809193687961" calcext:value-type="float">
            <text:p>-3.4180919369</text:p>
          </table:table-cell>
          <table:table-cell table:formula="of:=[.AR7]/8065.54" office:value-type="float" office:value="-3.4135966220749" calcext:value-type="float">
            <text:p>-3.413596622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28004.57174665" calcext:value-type="float">
            <text:p>-28004.57174665</text:p>
          </table:table-cell>
          <table:table-cell office:value-type="float" office:value="-27813.56109558" calcext:value-type="float">
            <text:p>-27813.56109558</text:p>
          </table:table-cell>
          <table:table-cell office:value-type="float" office:value="-27780.7111447" calcext:value-type="float">
            <text:p>-27780.7111447</text:p>
          </table:table-cell>
          <table:table-cell office:value-type="float" office:value="-27762.39981615" calcext:value-type="float">
            <text:p>-27762.39981615</text:p>
          </table:table-cell>
          <table:table-cell office:value-type="float" office:value="-27589.80235317" calcext:value-type="float">
            <text:p>-27589.80235317</text:p>
          </table:table-cell>
          <table:table-cell office:value-type="float" office:value="-27571.3408936" calcext:value-type="float">
            <text:p>-27571.3408936</text:p>
          </table:table-cell>
          <table:table-cell office:value-type="float" office:value="-27538.55818803" calcext:value-type="float">
            <text:p>-27538.55818803</text:p>
          </table:table-cell>
          <table:table-cell office:value-type="float" office:value="-27347.54241669" calcext:value-type="float">
            <text:p>-27347.5424166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28004.56796161" calcext:value-type="float">
            <text:p>-28004.56796161</text:p>
          </table:table-cell>
          <table:table-cell office:value-type="float" office:value="-27811.39652061" calcext:value-type="float">
            <text:p>-27811.39652061</text:p>
          </table:table-cell>
          <table:table-cell office:value-type="float" office:value="-27775.4477021" calcext:value-type="float">
            <text:p>-27775.4477021</text:p>
          </table:table-cell>
          <table:table-cell office:value-type="float" office:value="-27760.0653683" calcext:value-type="float">
            <text:p>-27760.0653683</text:p>
          </table:table-cell>
          <table:table-cell office:value-type="float" office:value="-27587.33938969" calcext:value-type="float">
            <text:p>-27587.33938969</text:p>
          </table:table-cell>
          <table:table-cell office:value-type="float" office:value="-27568.75724058" calcext:value-type="float">
            <text:p>-27568.75724058</text:p>
          </table:table-cell>
          <table:table-cell office:value-type="float" office:value="-27532.50009921" calcext:value-type="float">
            <text:p>-27532.50009921</text:p>
          </table:table-cell>
        </table:table-row>
        <table:table-row table:style-name="ro1">
          <table:table-cell table:formula="of:=[.A7]" office:value-type="float" office:value="0.1" calcext:value-type="float">
            <text:p>0.1</text:p>
          </table:table-cell>
          <table:table-cell/>
          <table:table-cell table:formula="of:=[.C3]" office:value-type="string" office:string-value="H" calcext:value-type="string">
            <text:p>H</text:p>
          </table:table-cell>
          <table:table-cell table:formula="of:=[.D3]" office:value-type="float" office:value="0.18287" calcext:value-type="float">
            <text:p>0.18287</text:p>
          </table:table-cell>
          <table:table-cell table:formula="of:=[.E$3]+[.A8]" office:value-type="float" office:value="2.0348" calcext:value-type="float">
            <text:p>2.0348</text:p>
          </table:table-cell>
          <table:table-cell table:formula="of:=[.F3]" office:value-type="float" office:value="0.65668" calcext:value-type="float">
            <text:p>0.65668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[.AB8]/8065.54" office:value-type="float" office:value="-3.46729906198469" calcext:value-type="float">
            <text:p>-3.467299062</text:p>
          </table:table-cell>
          <table:table-cell table:formula="of:=[.AC8]/8065.54" office:value-type="float" office:value="-3.44533016733536" calcext:value-type="float">
            <text:p>-3.4453301673</text:p>
          </table:table-cell>
          <table:table-cell table:formula="of:=[.AD8]/8065.54" office:value-type="float" office:value="-3.44320010234033" calcext:value-type="float">
            <text:p>-3.4432001023</text:p>
          </table:table-cell>
          <table:table-cell table:formula="of:=[.AE8]/8065.54" office:value-type="float" office:value="-3.44292676398852" calcext:value-type="float">
            <text:p>-3.442926764</text:p>
          </table:table-cell>
          <table:table-cell table:formula="of:=[.AF8]/8065.54" office:value-type="float" office:value="-3.42123839933594" calcext:value-type="float">
            <text:p>-3.4212383993</text:p>
          </table:table-cell>
          <table:table-cell table:formula="of:=[.AG8]/8065.54" office:value-type="float" office:value="-3.42096061626128" calcext:value-type="float">
            <text:p>-3.4209606163</text:p>
          </table:table-cell>
          <table:table-cell table:formula="of:=[.AH8]/8065.54" office:value-type="float" office:value="-3.41881888642174" calcext:value-type="float">
            <text:p>-3.4188188864</text:p>
          </table:table-cell>
          <table:table-cell table:formula="of:=[.AI8]/8065.54" office:value-type="float" office:value="-3.39685548145567" calcext:value-type="float">
            <text:p>-3.3968554815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[.AL8]/8065.54" office:value-type="float" office:value="-3.46729875550552" calcext:value-type="float">
            <text:p>-3.4672987555</text:p>
          </table:table-cell>
          <table:table-cell table:formula="of:=[.AM8]/8065.54" office:value-type="float" office:value="-3.44468246236954" calcext:value-type="float">
            <text:p>-3.4446824624</text:p>
          </table:table-cell>
          <table:table-cell table:formula="of:=[.AN8]/8065.54" office:value-type="float" office:value="-3.44302189955539" calcext:value-type="float">
            <text:p>-3.4430218996</text:p>
          </table:table-cell>
          <table:table-cell table:formula="of:=[.AO8]/8065.54" office:value-type="float" office:value="-3.44274303269465" calcext:value-type="float">
            <text:p>-3.4427430327</text:p>
          </table:table-cell>
          <table:table-cell table:formula="of:=[.AP8]/8065.54" office:value-type="float" office:value="-3.42102793294559" calcext:value-type="float">
            <text:p>-3.4210279329</text:p>
          </table:table-cell>
          <table:table-cell table:formula="of:=[.AQ8]/8065.54" office:value-type="float" office:value="-3.42023224407665" calcext:value-type="float">
            <text:p>-3.4202322441</text:p>
          </table:table-cell>
          <table:table-cell table:formula="of:=[.AR8]/8065.54" office:value-type="float" office:value="-3.41860418237465" calcext:value-type="float">
            <text:p>-3.4186041824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-27965.6392764" calcext:value-type="float">
            <text:p>-27965.6392764</text:p>
          </table:table-cell>
          <table:table-cell office:value-type="float" office:value="-27788.44827785" calcext:value-type="float">
            <text:p>-27788.44827785</text:p>
          </table:table-cell>
          <table:table-cell office:value-type="float" office:value="-27771.26815343" calcext:value-type="float">
            <text:p>-27771.26815343</text:p>
          </table:table-cell>
          <table:table-cell office:value-type="float" office:value="-27769.06353202" calcext:value-type="float">
            <text:p>-27769.06353202</text:p>
          </table:table-cell>
          <table:table-cell office:value-type="float" office:value="-27594.13515938" calcext:value-type="float">
            <text:p>-27594.13515938</text:p>
          </table:table-cell>
          <table:table-cell office:value-type="float" office:value="-27591.89468888" calcext:value-type="float">
            <text:p>-27591.89468888</text:p>
          </table:table-cell>
          <table:table-cell office:value-type="float" office:value="-27574.62048119" calcext:value-type="float">
            <text:p>-27574.62048119</text:p>
          </table:table-cell>
          <table:table-cell office:value-type="float" office:value="-27397.4737599" calcext:value-type="float">
            <text:p>-27397.4737599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-27965.63680448" calcext:value-type="float">
            <text:p>-27965.63680448</text:p>
          </table:table-cell>
          <table:table-cell office:value-type="float" office:value="-27783.22418754" calcext:value-type="float">
            <text:p>-27783.22418754</text:p>
          </table:table-cell>
          <table:table-cell office:value-type="float" office:value="-27769.83085174" calcext:value-type="float">
            <text:p>-27769.83085174</text:p>
          </table:table-cell>
          <table:table-cell office:value-type="float" office:value="-27767.58163992" calcext:value-type="float">
            <text:p>-27767.58163992</text:p>
          </table:table-cell>
          <table:table-cell office:value-type="float" office:value="-27592.43763429" calcext:value-type="float">
            <text:p>-27592.43763429</text:p>
          </table:table-cell>
          <table:table-cell office:value-type="float" office:value="-27586.01997389" calcext:value-type="float">
            <text:p>-27586.01997389</text:p>
          </table:table-cell>
          <table:table-cell office:value-type="float" office:value="-27572.88877711" calcext:value-type="float">
            <text:p>-27572.88877711</text:p>
          </table:table-cell>
        </table:table-row>
        <table:table-row table:style-name="ro1">
          <table:table-cell table:formula="of:=[.A8]" office:value-type="float" office:value="0.1" calcext:value-type="float">
            <text:p>0.1</text:p>
          </table:table-cell>
          <table:table-cell/>
          <table:table-cell table:formula="of:=[.C4]" office:value-type="string" office:string-value="H" calcext:value-type="string">
            <text:p>H</text:p>
          </table:table-cell>
          <table:table-cell table:formula="of:=[.D4]" office:value-type="float" office:value="-0.21686" calcext:value-type="float">
            <text:p>-0.21686</text:p>
          </table:table-cell>
          <table:table-cell table:formula="of:=[.E$4]+[.A9]" office:value-type="float" office:value="3.35528" calcext:value-type="float">
            <text:p>3.35528</text:p>
          </table:table-cell>
          <table:table-cell table:formula="of:=[.F4]" office:value-type="float" office:value="-0.51743" calcext:value-type="float">
            <text:p>-0.51743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[.AB9]/8065.54" office:value-type="float" office:value="-3.46349713012272" calcext:value-type="float">
            <text:p>-3.4634971301</text:p>
          </table:table-cell>
          <table:table-cell table:formula="of:=[.AC9]/8065.54" office:value-type="float" office:value="-3.44607957372228" calcext:value-type="float">
            <text:p>-3.4460795737</text:p>
          </table:table-cell>
          <table:table-cell table:formula="of:=[.AD9]/8065.54" office:value-type="float" office:value="-3.44371564415402" calcext:value-type="float">
            <text:p>-3.4437156442</text:p>
          </table:table-cell>
          <table:table-cell table:formula="of:=[.AE9]/8065.54" office:value-type="float" office:value="-3.43904725744215" calcext:value-type="float">
            <text:p>-3.4390472574</text:p>
          </table:table-cell>
          <table:table-cell table:formula="of:=[.AF9]/8065.54" office:value-type="float" office:value="-3.42630034440347" calcext:value-type="float">
            <text:p>-3.4263003444</text:p>
          </table:table-cell>
          <table:table-cell table:formula="of:=[.AG9]/8065.54" office:value-type="float" office:value="-3.42163367826953" calcext:value-type="float">
            <text:p>-3.4216336783</text:p>
          </table:table-cell>
          <table:table-cell table:formula="of:=[.AH9]/8065.54" office:value-type="float" office:value="-3.41925441902216" calcext:value-type="float">
            <text:p>-3.419254419</text:p>
          </table:table-cell>
          <table:table-cell table:formula="of:=[.AI9]/8065.54" office:value-type="float" office:value="-3.40184047011979" calcext:value-type="float">
            <text:p>-3.4018404701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[.AL9]/8065.54" office:value-type="float" office:value="-3.46349693074487" calcext:value-type="float">
            <text:p>-3.4634969307</text:p>
          </table:table-cell>
          <table:table-cell table:formula="of:=[.AM9]/8065.54" office:value-type="float" office:value="-3.44543636391116" calcext:value-type="float">
            <text:p>-3.4454363639</text:p>
          </table:table-cell>
          <table:table-cell table:formula="of:=[.AN9]/8065.54" office:value-type="float" office:value="-3.44360006255998" calcext:value-type="float">
            <text:p>-3.4436000626</text:p>
          </table:table-cell>
          <table:table-cell table:formula="of:=[.AO9]/8065.54" office:value-type="float" office:value="-3.43892956511033" calcext:value-type="float">
            <text:p>-3.4389295651</text:p>
          </table:table-cell>
          <table:table-cell table:formula="of:=[.AP9]/8065.54" office:value-type="float" office:value="-3.42559178647059" calcext:value-type="float">
            <text:p>-3.4255917865</text:p>
          </table:table-cell>
          <table:table-cell table:formula="of:=[.AQ9]/8065.54" office:value-type="float" office:value="-3.42148550724192" calcext:value-type="float">
            <text:p>-3.4214855072</text:p>
          </table:table-cell>
          <table:table-cell table:formula="of:=[.AR9]/8065.54" office:value-type="float" office:value="-3.41911113666661" calcext:value-type="float">
            <text:p>-3.419111136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27934.97464289" calcext:value-type="float">
            <text:p>-27934.97464289</text:p>
          </table:table-cell>
          <table:table-cell office:value-type="float" office:value="-27794.49264504" calcext:value-type="float">
            <text:p>-27794.49264504</text:p>
          </table:table-cell>
          <table:table-cell office:value-type="float" office:value="-27775.42627655" calcext:value-type="float">
            <text:p>-27775.42627655</text:p>
          </table:table-cell>
          <table:table-cell office:value-type="float" office:value="-27737.77321679" calcext:value-type="float">
            <text:p>-27737.77321679</text:p>
          </table:table-cell>
          <table:table-cell office:value-type="float" office:value="-27634.9624798" calcext:value-type="float">
            <text:p>-27634.9624798</text:p>
          </table:table-cell>
          <table:table-cell office:value-type="float" office:value="-27597.32329743" calcext:value-type="float">
            <text:p>-27597.32329743</text:p>
          </table:table-cell>
          <table:table-cell office:value-type="float" office:value="-27578.1332868" calcext:value-type="float">
            <text:p>-27578.1332868</text:p>
          </table:table-cell>
          <table:table-cell office:value-type="float" office:value="-27437.68038537" calcext:value-type="float">
            <text:p>-27437.6803853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27934.9730348" calcext:value-type="float">
            <text:p>-27934.9730348</text:p>
          </table:table-cell>
          <table:table-cell office:value-type="float" office:value="-27789.30481058" calcext:value-type="float">
            <text:p>-27789.30481058</text:p>
          </table:table-cell>
          <table:table-cell office:value-type="float" office:value="-27774.49404858" calcext:value-type="float">
            <text:p>-27774.49404858</text:p>
          </table:table-cell>
          <table:table-cell office:value-type="float" office:value="-27736.82396458" calcext:value-type="float">
            <text:p>-27736.82396458</text:p>
          </table:table-cell>
          <table:table-cell office:value-type="float" office:value="-27629.24757745" calcext:value-type="float">
            <text:p>-27629.24757745</text:p>
          </table:table-cell>
          <table:table-cell office:value-type="float" office:value="-27596.12821808" calcext:value-type="float">
            <text:p>-27596.12821808</text:p>
          </table:table-cell>
          <table:table-cell office:value-type="float" office:value="-27576.97763723" calcext:value-type="float">
            <text:p>-27576.97763723</text:p>
          </table:table-cell>
        </table:table-row>
        <table:table-row table:style-name="ro1">
          <table:table-cell table:number-columns-repeated="7"/>
          <table:table-cell office:value-type="float" office:value="0.8" calcext:value-type="float">
            <text:p>0.8</text:p>
          </table:table-cell>
          <table:table-cell table:formula="of:=[.AB10]/8065.54" office:value-type="float" office:value="-3.46055002263085" calcext:value-type="float">
            <text:p>-3.4605500226</text:p>
          </table:table-cell>
          <table:table-cell table:formula="of:=[.AC10]/8065.54" office:value-type="float" office:value="-3.44664098238556" calcext:value-type="float">
            <text:p>-3.4466409824</text:p>
          </table:table-cell>
          <table:table-cell table:formula="of:=[.AD10]/8065.54" office:value-type="float" office:value="-3.44445371734069" calcext:value-type="float">
            <text:p>-3.4444537173</text:p>
          </table:table-cell>
          <table:table-cell table:formula="of:=[.AE10]/8065.54" office:value-type="float" office:value="-3.43581332954768" calcext:value-type="float">
            <text:p>-3.4358133295</text:p>
          </table:table-cell>
          <table:table-cell table:formula="of:=[.AF10]/8065.54" office:value-type="float" office:value="-3.43054625210835" calcext:value-type="float">
            <text:p>-3.4305462521</text:p>
          </table:table-cell>
          <table:table-cell table:formula="of:=[.AG10]/8065.54" office:value-type="float" office:value="-3.4219064011957" calcext:value-type="float">
            <text:p>-3.4219064012</text:p>
          </table:table-cell>
          <table:table-cell table:formula="of:=[.AH10]/8065.54" office:value-type="float" office:value="-3.41970368826018" calcext:value-type="float">
            <text:p>-3.4197036883</text:p>
          </table:table-cell>
          <table:table-cell table:formula="of:=[.AI10]/8065.54" office:value-type="float" office:value="-3.40579684834493" calcext:value-type="float">
            <text:p>-3.4057968483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[.AL10]/8065.54" office:value-type="float" office:value="-3.46054989397982" calcext:value-type="float">
            <text:p>-3.460549894</text:p>
          </table:table-cell>
          <table:table-cell table:formula="of:=[.AM10]/8065.54" office:value-type="float" office:value="-3.44600166118326" calcext:value-type="float">
            <text:p>-3.4460016612</text:p>
          </table:table-cell>
          <table:table-cell table:formula="of:=[.AN10]/8065.54" office:value-type="float" office:value="-3.4443817898256" calcext:value-type="float">
            <text:p>-3.4443817898</text:p>
          </table:table-cell>
          <table:table-cell table:formula="of:=[.AO10]/8065.54" office:value-type="float" office:value="-3.43573614273068" calcext:value-type="float">
            <text:p>-3.4357361427</text:p>
          </table:table-cell>
          <table:table-cell table:formula="of:=[.AP10]/8065.54" office:value-type="float" office:value="-3.42985411138746" calcext:value-type="float">
            <text:p>-3.4298541114</text:p>
          </table:table-cell>
          <table:table-cell table:formula="of:=[.AQ10]/8065.54" office:value-type="float" office:value="-3.42179899555516" calcext:value-type="float">
            <text:p>-3.4217989956</text:p>
          </table:table-cell>
          <table:table-cell table:formula="of:=[.AR10]/8065.54" office:value-type="float" office:value="-3.41960874866159" calcext:value-type="float">
            <text:p>-3.419608748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-27911.20462953" calcext:value-type="float">
            <text:p>-27911.20462953</text:p>
          </table:table-cell>
          <table:table-cell office:value-type="float" office:value="-27799.02070907" calcext:value-type="float">
            <text:p>-27799.02070907</text:p>
          </table:table-cell>
          <table:table-cell office:value-type="float" office:value="-27781.37923536" calcext:value-type="float">
            <text:p>-27781.37923536</text:p>
          </table:table-cell>
          <table:table-cell office:value-type="float" office:value="-27711.689842" calcext:value-type="float">
            <text:p>-27711.689842</text:p>
          </table:table-cell>
          <table:table-cell office:value-type="float" office:value="-27669.20801823" calcext:value-type="float">
            <text:p>-27669.20801823</text:p>
          </table:table-cell>
          <table:table-cell office:value-type="float" office:value="-27599.5229551" calcext:value-type="float">
            <text:p>-27599.5229551</text:p>
          </table:table-cell>
          <table:table-cell office:value-type="float" office:value="-27581.75688581" calcext:value-type="float">
            <text:p>-27581.75688581</text:p>
          </table:table-cell>
          <table:table-cell office:value-type="float" office:value="-27469.5907122" calcext:value-type="float">
            <text:p>-27469.590712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-27911.20359189" calcext:value-type="float">
            <text:p>-27911.20359189</text:p>
          </table:table-cell>
          <table:table-cell office:value-type="float" office:value="-27793.86423834" calcext:value-type="float">
            <text:p>-27793.86423834</text:p>
          </table:table-cell>
          <table:table-cell office:value-type="float" office:value="-27780.79910111" calcext:value-type="float">
            <text:p>-27780.79910111</text:p>
          </table:table-cell>
          <table:table-cell office:value-type="float" office:value="-27711.06728864" calcext:value-type="float">
            <text:p>-27711.06728864</text:p>
          </table:table-cell>
          <table:table-cell office:value-type="float" office:value="-27663.62552956" calcext:value-type="float">
            <text:p>-27663.62552956</text:p>
          </table:table-cell>
          <table:table-cell office:value-type="float" office:value="-27598.65667061" calcext:value-type="float">
            <text:p>-27598.65667061</text:p>
          </table:table-cell>
          <table:table-cell office:value-type="float" office:value="-27580.99114668" calcext:value-type="float">
            <text:p>-27580.99114668</text:p>
          </table:table-cell>
        </table:table-row>
        <table:table-row table:style-name="ro1">
          <table:table-cell table:formula="of:=[.A6]+[.A$1]" office:value-type="float" office:value="0.2" calcext:value-type="float">
            <text:p>0.2</text:p>
          </table:table-cell>
          <table:table-cell/>
          <table:table-cell table:formula="of:=[.C6]" office:value-type="string" office:string-value="H" calcext:value-type="string">
            <text:p>H</text:p>
          </table:table-cell>
          <table:table-cell table:formula="of:=[.D6]" office:value-type="float" office:value="1.47674" calcext:value-type="float">
            <text:p>1.47674</text:p>
          </table:table-cell>
          <table:table-cell table:formula="of:=[.E$1]+[.A11]" office:value-type="float" office:value="3.27203" calcext:value-type="float">
            <text:p>3.27203</text:p>
          </table:table-cell>
          <table:table-cell table:formula="of:=[.F6]" office:value-type="float" office:value="0.09828" calcext:value-type="float">
            <text:p>0.09828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[.AB11]/8065.54" office:value-type="float" office:value="-3.45831196714665" calcext:value-type="float">
            <text:p>-3.4583119671</text:p>
          </table:table-cell>
          <table:table-cell table:formula="of:=[.AC11]/8065.54" office:value-type="float" office:value="-3.44703772342335" calcext:value-type="float">
            <text:p>-3.4470377234</text:p>
          </table:table-cell>
          <table:table-cell table:formula="of:=[.AD11]/8065.54" office:value-type="float" office:value="-3.44513787758414" calcext:value-type="float">
            <text:p>-3.4451378776</text:p>
          </table:table-cell>
          <table:table-cell table:formula="of:=[.AE11]/8065.54" office:value-type="float" office:value="-3.4338646091979" calcext:value-type="float">
            <text:p>-3.4338646092</text:p>
          </table:table-cell>
          <table:table-cell table:formula="of:=[.AF11]/8065.54" office:value-type="float" office:value="-3.43334668265113" calcext:value-type="float">
            <text:p>-3.4333466827</text:p>
          </table:table-cell>
          <table:table-cell table:formula="of:=[.AG11]/8065.54" office:value-type="float" office:value="-3.42207349884075" calcext:value-type="float">
            <text:p>-3.4220734988</text:p>
          </table:table-cell>
          <table:table-cell table:formula="of:=[.AH11]/8065.54" office:value-type="float" office:value="-3.42015766337282" calcext:value-type="float">
            <text:p>-3.4201576634</text:p>
          </table:table-cell>
          <table:table-cell table:formula="of:=[.AI11]/8065.54" office:value-type="float" office:value="-3.40888465756912" calcext:value-type="float">
            <text:p>-3.4088846576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[.AL11]/8065.54" office:value-type="float" office:value="-3.45831188502072" calcext:value-type="float">
            <text:p>-3.458311885</text:p>
          </table:table-cell>
          <table:table-cell table:formula="of:=[.AM11]/8065.54" office:value-type="float" office:value="-3.44640162134091" calcext:value-type="float">
            <text:p>-3.4464016213</text:p>
          </table:table-cell>
          <table:table-cell table:formula="of:=[.AN11]/8065.54" office:value-type="float" office:value="-3.44509365176541" calcext:value-type="float">
            <text:p>-3.4450936518</text:p>
          </table:table-cell>
          <table:table-cell table:formula="of:=[.AO11]/8065.54" office:value-type="float" office:value="-3.43329649668218" calcext:value-type="float">
            <text:p>-3.4332964967</text:p>
          </table:table-cell>
          <table:table-cell table:formula="of:=[.AP11]/8065.54" office:value-type="float" office:value="-3.43318555631985" calcext:value-type="float">
            <text:p>-3.4331855563</text:p>
          </table:table-cell>
          <table:table-cell table:formula="of:=[.AQ11]/8065.54" office:value-type="float" office:value="-3.4219926441689" calcext:value-type="float">
            <text:p>-3.4219926442</text:p>
          </table:table-cell>
          <table:table-cell table:formula="of:=[.AR11]/8065.54" office:value-type="float" office:value="-3.42009533002254" calcext:value-type="float">
            <text:p>-3.4200953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-27893.1535035" calcext:value-type="float">
            <text:p>-27893.1535035</text:p>
          </table:table-cell>
          <table:table-cell office:value-type="float" office:value="-27802.22063978" calcext:value-type="float">
            <text:p>-27802.22063978</text:p>
          </table:table-cell>
          <table:table-cell office:value-type="float" office:value="-27786.89735717" calcext:value-type="float">
            <text:p>-27786.89735717</text:p>
          </table:table-cell>
          <table:table-cell office:value-type="float" office:value="-27695.97236007" calcext:value-type="float">
            <text:p>-27695.97236007</text:p>
          </table:table-cell>
          <table:table-cell office:value-type="float" office:value="-27691.79500279" calcext:value-type="float">
            <text:p>-27691.79500279</text:p>
          </table:table-cell>
          <table:table-cell office:value-type="float" office:value="-27600.87068784" calcext:value-type="float">
            <text:p>-27600.87068784</text:p>
          </table:table-cell>
          <table:table-cell office:value-type="float" office:value="-27585.41844024" calcext:value-type="float">
            <text:p>-27585.41844024</text:p>
          </table:table-cell>
          <table:table-cell office:value-type="float" office:value="-27494.49556101" calcext:value-type="float">
            <text:p>-27494.4955610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-27893.15284111" calcext:value-type="float">
            <text:p>-27893.15284111</text:p>
          </table:table-cell>
          <table:table-cell office:value-type="float" office:value="-27797.09013299" calcext:value-type="float">
            <text:p>-27797.09013299</text:p>
          </table:table-cell>
          <table:table-cell office:value-type="float" office:value="-27786.54065206" calcext:value-type="float">
            <text:p>-27786.54065206</text:p>
          </table:table-cell>
          <table:table-cell office:value-type="float" office:value="-27691.39022585" calcext:value-type="float">
            <text:p>-27691.39022585</text:p>
          </table:table-cell>
          <table:table-cell office:value-type="float" office:value="-27690.49543192" calcext:value-type="float">
            <text:p>-27690.49543192</text:p>
          </table:table-cell>
          <table:table-cell office:value-type="float" office:value="-27600.21855125" calcext:value-type="float">
            <text:p>-27600.21855125</text:p>
          </table:table-cell>
          <table:table-cell office:value-type="float" office:value="-27584.91568811" calcext:value-type="float">
            <text:p>-27584.91568811</text:p>
          </table:table-cell>
        </table:table-row>
        <table:table-row table:style-name="ro1">
          <table:table-cell table:formula="of:=[.A11]" office:value-type="float" office:value="0.2" calcext:value-type="float">
            <text:p>0.2</text:p>
          </table:table-cell>
          <table:table-cell/>
          <table:table-cell table:formula="of:=[.C7]" office:value-type="string" office:string-value="H" calcext:value-type="string">
            <text:p>H</text:p>
          </table:table-cell>
          <table:table-cell table:formula="of:=[.D7]" office:value-type="float" office:value="0.1685" calcext:value-type="float">
            <text:p>0.1685</text:p>
          </table:table-cell>
          <table:table-cell table:formula="of:=[.E$2]+[.A12]" office:value-type="float" office:value="3.86022" calcext:value-type="float">
            <text:p>3.86022</text:p>
          </table:table-cell>
          <table:table-cell table:formula="of:=[.F7]" office:value-type="float" office:value="1.20546" calcext:value-type="float">
            <text:p>1.2054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B12]/8065.54" office:value-type="float" office:value="-3.45665572663703" calcext:value-type="float">
            <text:p>-3.4566557266</text:p>
          </table:table-cell>
          <table:table-cell table:formula="of:=[.AC12]/8065.54" office:value-type="float" office:value="-3.44729478124341" calcext:value-type="float">
            <text:p>-3.4472947812</text:p>
          </table:table-cell>
          <table:table-cell table:formula="of:=[.AD12]/8065.54" office:value-type="float" office:value="-3.44576913471758" calcext:value-type="float">
            <text:p>-3.4457691347</text:p>
          </table:table-cell>
          <table:table-cell table:formula="of:=[.AE12]/8065.54" office:value-type="float" office:value="-3.43640872749004" calcext:value-type="float">
            <text:p>-3.4364087275</text:p>
          </table:table-cell>
          <table:table-cell table:formula="of:=[.AF12]/8065.54" office:value-type="float" office:value="-3.43151221486348" calcext:value-type="float">
            <text:p>-3.4315122149</text:p>
          </table:table-cell>
          <table:table-cell table:formula="of:=[.AG12]/8065.54" office:value-type="float" office:value="-3.42215176129931" calcext:value-type="float">
            <text:p>-3.4221517613</text:p>
          </table:table-cell>
          <table:table-cell table:formula="of:=[.AH12]/8065.54" office:value-type="float" office:value="-3.42060943342913" calcext:value-type="float">
            <text:p>-3.4206094334</text:p>
          </table:table-cell>
          <table:table-cell table:formula="of:=[.AI12]/8065.54" office:value-type="float" office:value="-3.41124911936833" calcext:value-type="float">
            <text:p>-3.411249119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12]/8065.54" office:value-type="float" office:value="-3.45665567483516" calcext:value-type="float">
            <text:p>-3.4566556748</text:p>
          </table:table-cell>
          <table:table-cell table:formula="of:=[.AM12]/8065.54" office:value-type="float" office:value="-3.44666125092926" calcext:value-type="float">
            <text:p>-3.4466612509</text:p>
          </table:table-cell>
          <table:table-cell table:formula="of:=[.AN12]/8065.54" office:value-type="float" office:value="-3.44574226721459" calcext:value-type="float">
            <text:p>-3.4457422672</text:p>
          </table:table-cell>
          <table:table-cell table:formula="of:=[.AO12]/8065.54" office:value-type="float" office:value="-3.43573980531124" calcext:value-type="float">
            <text:p>-3.4357398053</text:p>
          </table:table-cell>
          <table:table-cell table:formula="of:=[.AP12]/8065.54" office:value-type="float" office:value="-3.43147991912631" calcext:value-type="float">
            <text:p>-3.4314799191</text:p>
          </table:table-cell>
          <table:table-cell table:formula="of:=[.AQ12]/8065.54" office:value-type="float" office:value="-3.4220880841382" calcext:value-type="float">
            <text:p>-3.4220880841</text:p>
          </table:table-cell>
          <table:table-cell table:formula="of:=[.AR12]/8065.54" office:value-type="float" office:value="-3.42056892582642" calcext:value-type="float">
            <text:p>-3.42056892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7879.79502942" calcext:value-type="float">
            <text:p>-27879.79502942</text:p>
          </table:table-cell>
          <table:table-cell office:value-type="float" office:value="-27804.29394991" calcext:value-type="float">
            <text:p>-27804.29394991</text:p>
          </table:table-cell>
          <table:table-cell office:value-type="float" office:value="-27791.98878683" calcext:value-type="float">
            <text:p>-27791.98878683</text:p>
          </table:table-cell>
          <table:table-cell office:value-type="float" office:value="-27716.49204792" calcext:value-type="float">
            <text:p>-27716.49204792</text:p>
          </table:table-cell>
          <table:table-cell office:value-type="float" office:value="-27676.99902947" calcext:value-type="float">
            <text:p>-27676.99902947</text:p>
          </table:table-cell>
          <table:table-cell office:value-type="float" office:value="-27601.50191683" calcext:value-type="float">
            <text:p>-27601.50191683</text:p>
          </table:table-cell>
          <table:table-cell office:value-type="float" office:value="-27589.0622097" calcext:value-type="float">
            <text:p>-27589.0622097</text:p>
          </table:table-cell>
          <table:table-cell office:value-type="float" office:value="-27513.56622223" calcext:value-type="float">
            <text:p>-27513.566222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7879.79461161" calcext:value-type="float">
            <text:p>-27879.79461161</text:p>
          </table:table-cell>
          <table:table-cell office:value-type="float" office:value="-27799.18418582" calcext:value-type="float">
            <text:p>-27799.18418582</text:p>
          </table:table-cell>
          <table:table-cell office:value-type="float" office:value="-27791.77208591" calcext:value-type="float">
            <text:p>-27791.77208591</text:p>
          </table:table-cell>
          <table:table-cell office:value-type="float" office:value="-27711.09682933" calcext:value-type="float">
            <text:p>-27711.09682933</text:p>
          </table:table-cell>
          <table:table-cell office:value-type="float" office:value="-27676.73854691" calcext:value-type="float">
            <text:p>-27676.73854691</text:p>
          </table:table-cell>
          <table:table-cell office:value-type="float" office:value="-27600.98832614" calcext:value-type="float">
            <text:p>-27600.98832614</text:p>
          </table:table-cell>
          <table:table-cell office:value-type="float" office:value="-27588.73549401" calcext:value-type="float">
            <text:p>-27588.73549401</text:p>
          </table:table-cell>
        </table:table-row>
        <table:table-row table:style-name="ro1">
          <table:table-cell table:formula="of:=[.A12]" office:value-type="float" office:value="0.2" calcext:value-type="float">
            <text:p>0.2</text:p>
          </table:table-cell>
          <table:table-cell/>
          <table:table-cell table:formula="of:=[.C8]" office:value-type="string" office:string-value="H" calcext:value-type="string">
            <text:p>H</text:p>
          </table:table-cell>
          <table:table-cell table:formula="of:=[.D8]" office:value-type="float" office:value="0.18287" calcext:value-type="float">
            <text:p>0.18287</text:p>
          </table:table-cell>
          <table:table-cell table:formula="of:=[.E$3]+[.A13]" office:value-type="float" office:value="2.1348" calcext:value-type="float">
            <text:p>2.1348</text:p>
          </table:table-cell>
          <table:table-cell table:formula="of:=[.F8]" office:value-type="float" office:value="0.65668" calcext:value-type="float">
            <text:p>0.65668</text:p>
          </table:table-cell>
          <table:table-cell/>
          <table:table-cell office:value-type="float" office:value="1.1" calcext:value-type="float">
            <text:p>1.1</text:p>
          </table:table-cell>
          <table:table-cell table:formula="of:=[.AB13]/8065.54" office:value-type="float" office:value="-3.45546730288611" calcext:value-type="float">
            <text:p>-3.4554673029</text:p>
          </table:table-cell>
          <table:table-cell table:formula="of:=[.AC13]/8065.54" office:value-type="float" office:value="-3.44743997128649" calcext:value-type="float">
            <text:p>-3.4474399713</text:p>
          </table:table-cell>
          <table:table-cell table:formula="of:=[.AD13]/8065.54" office:value-type="float" office:value="-3.44634748322121" calcext:value-type="float">
            <text:p>-3.4463474832</text:p>
          </table:table-cell>
          <table:table-cell table:formula="of:=[.AE13]/8065.54" office:value-type="float" office:value="-3.4383204118162" calcext:value-type="float">
            <text:p>-3.4383204118</text:p>
          </table:table-cell>
          <table:table-cell table:formula="of:=[.AF13]/8065.54" office:value-type="float" office:value="-3.43018749642553" calcext:value-type="float">
            <text:p>-3.4301874964</text:p>
          </table:table-cell>
          <table:table-cell table:formula="of:=[.AG13]/8065.54" office:value-type="float" office:value="-3.42216036924372" calcext:value-type="float">
            <text:p>-3.4221603692</text:p>
          </table:table-cell>
          <table:table-cell table:formula="of:=[.AH13]/8065.54" office:value-type="float" office:value="-3.4210505158737" calcext:value-type="float">
            <text:p>-3.4210505159</text:p>
          </table:table-cell>
          <table:table-cell table:formula="of:=[.AI13]/8065.54" office:value-type="float" office:value="-3.41302346694456" calcext:value-type="float">
            <text:p>-3.4130234669</text:p>
          </table:table-cell>
          <table:table-cell/>
          <table:table-cell office:value-type="float" office:value="1.1" calcext:value-type="float">
            <text:p>1.1</text:p>
          </table:table-cell>
          <table:table-cell table:formula="of:=[.AL13]/8065.54" office:value-type="float" office:value="-3.45546727059689" calcext:value-type="float">
            <text:p>-3.4554672706</text:p>
          </table:table-cell>
          <table:table-cell table:formula="of:=[.AM13]/8065.54" office:value-type="float" office:value="-3.44680842901777" calcext:value-type="float">
            <text:p>-3.446808429</text:p>
          </table:table-cell>
          <table:table-cell table:formula="of:=[.AN13]/8065.54" office:value-type="float" office:value="-3.44633132883105" calcext:value-type="float">
            <text:p>-3.4463313288</text:p>
          </table:table-cell>
          <table:table-cell table:formula="of:=[.AO13]/8065.54" office:value-type="float" office:value="-3.43765913882517" calcext:value-type="float">
            <text:p>-3.4376591388</text:p>
          </table:table-cell>
          <table:table-cell table:formula="of:=[.AP13]/8065.54" office:value-type="float" office:value="-3.43016695803753" calcext:value-type="float">
            <text:p>-3.430166958</text:p>
          </table:table-cell>
          <table:table-cell table:formula="of:=[.AQ13]/8065.54" office:value-type="float" office:value="-3.422107714525" calcext:value-type="float">
            <text:p>-3.4221077145</text:p>
          </table:table-cell>
          <table:table-cell table:formula="of:=[.AR13]/8065.54" office:value-type="float" office:value="-3.42102446383007" calcext:value-type="float">
            <text:p>-3.4210244638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-27870.20975012" calcext:value-type="float">
            <text:p>-27870.20975012</text:p>
          </table:table-cell>
          <table:table-cell office:value-type="float" office:value="-27805.46498601" calcext:value-type="float">
            <text:p>-27805.46498601</text:p>
          </table:table-cell>
          <table:table-cell office:value-type="float" office:value="-27796.65347982" calcext:value-type="float">
            <text:p>-27796.65347982</text:p>
          </table:table-cell>
          <table:table-cell office:value-type="float" office:value="-27731.91081432" calcext:value-type="float">
            <text:p>-27731.91081432</text:p>
          </table:table-cell>
          <table:table-cell office:value-type="float" office:value="-27666.31445992" calcext:value-type="float">
            <text:p>-27666.31445992</text:p>
          </table:table-cell>
          <table:table-cell office:value-type="float" office:value="-27601.57134455" calcext:value-type="float">
            <text:p>-27601.57134455</text:p>
          </table:table-cell>
          <table:table-cell office:value-type="float" office:value="-27592.6197778" calcext:value-type="float">
            <text:p>-27592.6197778</text:p>
          </table:table-cell>
          <table:table-cell office:value-type="float" office:value="-27527.87729358" calcext:value-type="float">
            <text:p>-27527.87729358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-27870.20948969" calcext:value-type="float">
            <text:p>-27870.20948969</text:p>
          </table:table-cell>
          <table:table-cell office:value-type="float" office:value="-27800.37125658" calcext:value-type="float">
            <text:p>-27800.37125658</text:p>
          </table:table-cell>
          <table:table-cell office:value-type="float" office:value="-27796.52318594" calcext:value-type="float">
            <text:p>-27796.52318594</text:p>
          </table:table-cell>
          <table:table-cell office:value-type="float" office:value="-27726.57729056" calcext:value-type="float">
            <text:p>-27726.57729056</text:p>
          </table:table-cell>
          <table:table-cell office:value-type="float" office:value="-27666.14880673" calcext:value-type="float">
            <text:p>-27666.14880673</text:p>
          </table:table-cell>
          <table:table-cell office:value-type="float" office:value="-27601.14665581" calcext:value-type="float">
            <text:p>-27601.14665581</text:p>
          </table:table-cell>
          <table:table-cell office:value-type="float" office:value="-27592.409654" calcext:value-type="float">
            <text:p>-27592.409654</text:p>
          </table:table-cell>
        </table:table-row>
        <table:table-row table:style-name="ro1">
          <table:table-cell table:formula="of:=[.A13]" office:value-type="float" office:value="0.2" calcext:value-type="float">
            <text:p>0.2</text:p>
          </table:table-cell>
          <table:table-cell/>
          <table:table-cell table:formula="of:=[.C9]" office:value-type="string" office:string-value="H" calcext:value-type="string">
            <text:p>H</text:p>
          </table:table-cell>
          <table:table-cell table:formula="of:=[.D9]" office:value-type="float" office:value="-0.21686" calcext:value-type="float">
            <text:p>-0.21686</text:p>
          </table:table-cell>
          <table:table-cell table:formula="of:=[.E$4]+[.A14]" office:value-type="float" office:value="3.45528" calcext:value-type="float">
            <text:p>3.45528</text:p>
          </table:table-cell>
          <table:table-cell table:formula="of:=[.F9]" office:value-type="float" office:value="-0.51743" calcext:value-type="float">
            <text:p>-0.51743</text:p>
          </table:table-cell>
          <table:table-cell/>
          <table:table-cell office:value-type="float" office:value="1.2" calcext:value-type="float">
            <text:p>1.2</text:p>
          </table:table-cell>
          <table:table-cell table:formula="of:=[.AB14]/8065.54" office:value-type="float" office:value="-3.45464298660102" calcext:value-type="float">
            <text:p>-3.4546429866</text:p>
          </table:table-cell>
          <table:table-cell table:formula="of:=[.AC14]/8065.54" office:value-type="float" office:value="-3.44750392097739" calcext:value-type="float">
            <text:p>-3.447503921</text:p>
          </table:table-cell>
          <table:table-cell table:formula="of:=[.AD14]/8065.54" office:value-type="float" office:value="-3.44686937355961" calcext:value-type="float">
            <text:p>-3.4468693736</text:p>
          </table:table-cell>
          <table:table-cell table:formula="of:=[.AE14]/8065.54" office:value-type="float" office:value="-3.43973041353586" calcext:value-type="float">
            <text:p>-3.4397304135</text:p>
          </table:table-cell>
          <table:table-cell table:formula="of:=[.AF14]/8065.54" office:value-type="float" office:value="-3.42926071446177" calcext:value-type="float">
            <text:p>-3.4292607145</text:p>
          </table:table-cell>
          <table:table-cell table:formula="of:=[.AG14]/8065.54" office:value-type="float" office:value="-3.42212172079365" calcext:value-type="float">
            <text:p>-3.4221217208</text:p>
          </table:table-cell>
          <table:table-cell table:formula="of:=[.AH14]/8065.54" office:value-type="float" office:value="-3.42146921994436" calcext:value-type="float">
            <text:p>-3.4214692199</text:p>
          </table:table-cell>
          <table:table-cell table:formula="of:=[.AI14]/8065.54" office:value-type="float" office:value="-3.41433025824309" calcext:value-type="float">
            <text:p>-3.4143302582</text:p>
          </table:table-cell>
          <table:table-cell/>
          <table:table-cell office:value-type="float" office:value="1.2" calcext:value-type="float">
            <text:p>1.2</text:p>
          </table:table-cell>
          <table:table-cell table:formula="of:=[.AL14]/8065.54" office:value-type="float" office:value="-3.45464296668667" calcext:value-type="float">
            <text:p>-3.4546429667</text:p>
          </table:table-cell>
          <table:table-cell table:formula="of:=[.AM14]/8065.54" office:value-type="float" office:value="-3.4468738642112" calcext:value-type="float">
            <text:p>-3.4468738642</text:p>
          </table:table-cell>
          <table:table-cell table:formula="of:=[.AN14]/8065.54" office:value-type="float" office:value="-3.44685973195719" calcext:value-type="float">
            <text:p>-3.446859732</text:p>
          </table:table-cell>
          <table:table-cell table:formula="of:=[.AO14]/8065.54" office:value-type="float" office:value="-3.43907477662376" calcext:value-type="float">
            <text:p>-3.4390747766</text:p>
          </table:table-cell>
          <table:table-cell table:formula="of:=[.AP14]/8065.54" office:value-type="float" office:value="-3.42924782201564" calcext:value-type="float">
            <text:p>-3.429247822</text:p>
          </table:table-cell>
          <table:table-cell table:formula="of:=[.AQ14]/8065.54" office:value-type="float" office:value="-3.42207607392685" calcext:value-type="float">
            <text:p>-3.4220760739</text:p>
          </table:table-cell>
          <table:table-cell table:formula="of:=[.AR14]/8065.54" office:value-type="float" office:value="-3.4214526318585" calcext:value-type="float">
            <text:p>-3.421452631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-27863.56119415" calcext:value-type="float">
            <text:p>-27863.56119415</text:p>
          </table:table-cell>
          <table:table-cell office:value-type="float" office:value="-27805.9807748" calcext:value-type="float">
            <text:p>-27805.9807748</text:p>
          </table:table-cell>
          <table:table-cell office:value-type="float" office:value="-27800.86280722" calcext:value-type="float">
            <text:p>-27800.86280722</text:p>
          </table:table-cell>
          <table:table-cell office:value-type="float" office:value="-27743.28323959" calcext:value-type="float">
            <text:p>-27743.28323959</text:p>
          </table:table-cell>
          <table:table-cell office:value-type="float" office:value="-27658.83946292" calcext:value-type="float">
            <text:p>-27658.83946292</text:p>
          </table:table-cell>
          <table:table-cell office:value-type="float" office:value="-27601.25962393" calcext:value-type="float">
            <text:p>-27601.25962393</text:p>
          </table:table-cell>
          <table:table-cell office:value-type="float" office:value="-27595.99685223" calcext:value-type="float">
            <text:p>-27595.99685223</text:p>
          </table:table-cell>
          <table:table-cell office:value-type="float" office:value="-27538.41727107" calcext:value-type="float">
            <text:p>-27538.4172710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-27863.56103353" calcext:value-type="float">
            <text:p>-27863.56103353</text:p>
          </table:table-cell>
          <table:table-cell office:value-type="float" office:value="-27800.89902675" calcext:value-type="float">
            <text:p>-27800.89902675</text:p>
          </table:table-cell>
          <table:table-cell office:value-type="float" office:value="-27800.78504249" calcext:value-type="float">
            <text:p>-27800.78504249</text:p>
          </table:table-cell>
          <table:table-cell office:value-type="float" office:value="-27737.99517385" calcext:value-type="float">
            <text:p>-27737.99517385</text:p>
          </table:table-cell>
          <table:table-cell office:value-type="float" office:value="-27658.73547838" calcext:value-type="float">
            <text:p>-27658.73547838</text:p>
          </table:table-cell>
          <table:table-cell office:value-type="float" office:value="-27600.8914573" calcext:value-type="float">
            <text:p>-27600.8914573</text:p>
          </table:table-cell>
          <table:table-cell office:value-type="float" office:value="-27595.86306036" calcext:value-type="float">
            <text:p>-27595.86306036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 table:formula="of:=[.A11]+[.A$1]" office:value-type="float" office:value="0.3" calcext:value-type="float">
            <text:p>0.3</text:p>
          </table:table-cell>
          <table:table-cell/>
          <table:table-cell table:formula="of:=[.C11]" office:value-type="string" office:string-value="H" calcext:value-type="string">
            <text:p>H</text:p>
          </table:table-cell>
          <table:table-cell table:formula="of:=[.D11]" office:value-type="float" office:value="1.47674" calcext:value-type="float">
            <text:p>1.47674</text:p>
          </table:table-cell>
          <table:table-cell table:formula="of:=[.E$1]+[.A16]" office:value-type="float" office:value="3.37203" calcext:value-type="float">
            <text:p>3.37203</text:p>
          </table:table-cell>
          <table:table-cell table:formula="of:=[.F11]" office:value-type="float" office:value="0.09828" calcext:value-type="float">
            <text:p>0.09828</text:p>
          </table:table-cell>
          <table:table-cell table:number-columns-repeated="38"/>
        </table:table-row>
        <table:table-row table:style-name="ro1">
          <table:table-cell table:formula="of:=[.A16]" office:value-type="float" office:value="0.3" calcext:value-type="float">
            <text:p>0.3</text:p>
          </table:table-cell>
          <table:table-cell/>
          <table:table-cell table:formula="of:=[.C12]" office:value-type="string" office:string-value="H" calcext:value-type="string">
            <text:p>H</text:p>
          </table:table-cell>
          <table:table-cell table:formula="of:=[.D12]" office:value-type="float" office:value="0.1685" calcext:value-type="float">
            <text:p>0.1685</text:p>
          </table:table-cell>
          <table:table-cell table:formula="of:=[.E$2]+[.A17]" office:value-type="float" office:value="3.96022" calcext:value-type="float">
            <text:p>3.96022</text:p>
          </table:table-cell>
          <table:table-cell table:formula="of:=[.F12]" office:value-type="float" office:value="1.20546" calcext:value-type="float">
            <text:p>1.20546</text:p>
          </table:table-cell>
          <table:table-cell table:number-columns-repeated="38"/>
        </table:table-row>
        <table:table-row table:style-name="ro1">
          <table:table-cell table:formula="of:=[.A17]" office:value-type="float" office:value="0.3" calcext:value-type="float">
            <text:p>0.3</text:p>
          </table:table-cell>
          <table:table-cell/>
          <table:table-cell table:formula="of:=[.C13]" office:value-type="string" office:string-value="H" calcext:value-type="string">
            <text:p>H</text:p>
          </table:table-cell>
          <table:table-cell table:formula="of:=[.D13]" office:value-type="float" office:value="0.18287" calcext:value-type="float">
            <text:p>0.18287</text:p>
          </table:table-cell>
          <table:table-cell table:formula="of:=[.E$3]+[.A18]" office:value-type="float" office:value="2.2348" calcext:value-type="float">
            <text:p>2.2348</text:p>
          </table:table-cell>
          <table:table-cell table:formula="of:=[.F13]" office:value-type="float" office:value="0.65668" calcext:value-type="float">
            <text:p>0.65668</text:p>
          </table:table-cell>
          <table:table-cell table:number-columns-repeated="38"/>
        </table:table-row>
        <table:table-row table:style-name="ro1">
          <table:table-cell table:formula="of:=[.A18]" office:value-type="float" office:value="0.3" calcext:value-type="float">
            <text:p>0.3</text:p>
          </table:table-cell>
          <table:table-cell/>
          <table:table-cell table:formula="of:=[.C14]" office:value-type="string" office:string-value="H" calcext:value-type="string">
            <text:p>H</text:p>
          </table:table-cell>
          <table:table-cell table:formula="of:=[.D14]" office:value-type="float" office:value="-0.21686" calcext:value-type="float">
            <text:p>-0.21686</text:p>
          </table:table-cell>
          <table:table-cell table:formula="of:=[.E$4]+[.A19]" office:value-type="float" office:value="3.55528" calcext:value-type="float">
            <text:p>3.55528</text:p>
          </table:table-cell>
          <table:table-cell table:formula="of:=[.F14]" office:value-type="float" office:value="-0.51743" calcext:value-type="float">
            <text:p>-0.51743</text:p>
          </table:table-cell>
          <table:table-cell table:number-columns-repeated="38"/>
        </table:table-row>
        <table:table-row table:style-name="ro1">
          <table:table-cell table:number-columns-repeated="44"/>
        </table:table-row>
        <table:table-row table:style-name="ro1">
          <table:table-cell table:formula="of:=[.A16]+[.A$1]" office:value-type="float" office:value="0.4" calcext:value-type="float">
            <text:p>0.4</text:p>
          </table:table-cell>
          <table:table-cell/>
          <table:table-cell table:formula="of:=[.C16]" office:value-type="string" office:string-value="H" calcext:value-type="string">
            <text:p>H</text:p>
          </table:table-cell>
          <table:table-cell table:formula="of:=[.D16]" office:value-type="float" office:value="1.47674" calcext:value-type="float">
            <text:p>1.47674</text:p>
          </table:table-cell>
          <table:table-cell table:formula="of:=[.E$1]+[.A21]" office:value-type="float" office:value="3.47203" calcext:value-type="float">
            <text:p>3.47203</text:p>
          </table:table-cell>
          <table:table-cell table:formula="of:=[.F16]" office:value-type="float" office:value="0.09828" calcext:value-type="float">
            <text:p>0.09828</text:p>
          </table:table-cell>
          <table:table-cell table:number-columns-repeated="38"/>
        </table:table-row>
        <table:table-row table:style-name="ro1">
          <table:table-cell table:formula="of:=[.A21]" office:value-type="float" office:value="0.4" calcext:value-type="float">
            <text:p>0.4</text:p>
          </table:table-cell>
          <table:table-cell/>
          <table:table-cell table:formula="of:=[.C17]" office:value-type="string" office:string-value="H" calcext:value-type="string">
            <text:p>H</text:p>
          </table:table-cell>
          <table:table-cell table:formula="of:=[.D17]" office:value-type="float" office:value="0.1685" calcext:value-type="float">
            <text:p>0.1685</text:p>
          </table:table-cell>
          <table:table-cell table:formula="of:=[.E$2]+[.A22]" office:value-type="float" office:value="4.06022" calcext:value-type="float">
            <text:p>4.06022</text:p>
          </table:table-cell>
          <table:table-cell table:formula="of:=[.F17]" office:value-type="float" office:value="1.20546" calcext:value-type="float">
            <text:p>1.20546</text:p>
          </table:table-cell>
          <table:table-cell table:number-columns-repeated="38"/>
        </table:table-row>
        <table:table-row table:style-name="ro1">
          <table:table-cell table:formula="of:=[.A22]" office:value-type="float" office:value="0.4" calcext:value-type="float">
            <text:p>0.4</text:p>
          </table:table-cell>
          <table:table-cell/>
          <table:table-cell table:formula="of:=[.C18]" office:value-type="string" office:string-value="H" calcext:value-type="string">
            <text:p>H</text:p>
          </table:table-cell>
          <table:table-cell table:formula="of:=[.D18]" office:value-type="float" office:value="0.18287" calcext:value-type="float">
            <text:p>0.18287</text:p>
          </table:table-cell>
          <table:table-cell table:formula="of:=[.E$3]+[.A23]" office:value-type="float" office:value="2.3348" calcext:value-type="float">
            <text:p>2.3348</text:p>
          </table:table-cell>
          <table:table-cell table:formula="of:=[.F18]" office:value-type="float" office:value="0.65668" calcext:value-type="float">
            <text:p>0.65668</text:p>
          </table:table-cell>
          <table:table-cell table:number-columns-repeated="38"/>
        </table:table-row>
        <table:table-row table:style-name="ro1">
          <table:table-cell table:formula="of:=[.A23]" office:value-type="float" office:value="0.4" calcext:value-type="float">
            <text:p>0.4</text:p>
          </table:table-cell>
          <table:table-cell/>
          <table:table-cell table:formula="of:=[.C19]" office:value-type="string" office:string-value="H" calcext:value-type="string">
            <text:p>H</text:p>
          </table:table-cell>
          <table:table-cell table:formula="of:=[.D19]" office:value-type="float" office:value="-0.21686" calcext:value-type="float">
            <text:p>-0.21686</text:p>
          </table:table-cell>
          <table:table-cell table:formula="of:=[.E$4]+[.A24]" office:value-type="float" office:value="3.65528" calcext:value-type="float">
            <text:p>3.65528</text:p>
          </table:table-cell>
          <table:table-cell table:formula="of:=[.F19]" office:value-type="float" office:value="-0.51743" calcext:value-type="float">
            <text:p>-0.51743</text:p>
          </table:table-cell>
          <table:table-cell table:number-columns-repeated="38"/>
        </table:table-row>
        <table:table-row table:style-name="ro1">
          <table:table-cell table:number-columns-repeated="44"/>
        </table:table-row>
        <table:table-row table:style-name="ro1">
          <table:table-cell table:formula="of:=[.A21]+[.A$1]" office:value-type="float" office:value="0.5" calcext:value-type="float">
            <text:p>0.5</text:p>
          </table:table-cell>
          <table:table-cell/>
          <table:table-cell table:formula="of:=[.C21]" office:value-type="string" office:string-value="H" calcext:value-type="string">
            <text:p>H</text:p>
          </table:table-cell>
          <table:table-cell table:formula="of:=[.D21]" office:value-type="float" office:value="1.47674" calcext:value-type="float">
            <text:p>1.47674</text:p>
          </table:table-cell>
          <table:table-cell table:formula="of:=[.E$1]+[.A26]" office:value-type="float" office:value="3.57203" calcext:value-type="float">
            <text:p>3.57203</text:p>
          </table:table-cell>
          <table:table-cell table:formula="of:=[.F21]" office:value-type="float" office:value="0.09828" calcext:value-type="float">
            <text:p>0.09828</text:p>
          </table:table-cell>
          <table:table-cell table:number-columns-repeated="38"/>
        </table:table-row>
        <table:table-row table:style-name="ro1">
          <table:table-cell table:formula="of:=[.A26]" office:value-type="float" office:value="0.5" calcext:value-type="float">
            <text:p>0.5</text:p>
          </table:table-cell>
          <table:table-cell/>
          <table:table-cell table:formula="of:=[.C22]" office:value-type="string" office:string-value="H" calcext:value-type="string">
            <text:p>H</text:p>
          </table:table-cell>
          <table:table-cell table:formula="of:=[.D22]" office:value-type="float" office:value="0.1685" calcext:value-type="float">
            <text:p>0.1685</text:p>
          </table:table-cell>
          <table:table-cell table:formula="of:=[.E$2]+[.A27]" office:value-type="float" office:value="4.16022" calcext:value-type="float">
            <text:p>4.16022</text:p>
          </table:table-cell>
          <table:table-cell table:formula="of:=[.F22]" office:value-type="float" office:value="1.20546" calcext:value-type="float">
            <text:p>1.20546</text:p>
          </table:table-cell>
          <table:table-cell table:number-columns-repeated="38"/>
        </table:table-row>
        <table:table-row table:style-name="ro1">
          <table:table-cell table:formula="of:=[.A27]" office:value-type="float" office:value="0.5" calcext:value-type="float">
            <text:p>0.5</text:p>
          </table:table-cell>
          <table:table-cell/>
          <table:table-cell table:formula="of:=[.C23]" office:value-type="string" office:string-value="H" calcext:value-type="string">
            <text:p>H</text:p>
          </table:table-cell>
          <table:table-cell table:formula="of:=[.D23]" office:value-type="float" office:value="0.18287" calcext:value-type="float">
            <text:p>0.18287</text:p>
          </table:table-cell>
          <table:table-cell table:formula="of:=[.E$3]+[.A28]" office:value-type="float" office:value="2.4348" calcext:value-type="float">
            <text:p>2.4348</text:p>
          </table:table-cell>
          <table:table-cell table:formula="of:=[.F23]" office:value-type="float" office:value="0.65668" calcext:value-type="float">
            <text:p>0.65668</text:p>
          </table:table-cell>
          <table:table-cell table:number-columns-repeated="38"/>
        </table:table-row>
        <table:table-row table:style-name="ro1">
          <table:table-cell table:formula="of:=[.A28]" office:value-type="float" office:value="0.5" calcext:value-type="float">
            <text:p>0.5</text:p>
          </table:table-cell>
          <table:table-cell/>
          <table:table-cell table:formula="of:=[.C24]" office:value-type="string" office:string-value="H" calcext:value-type="string">
            <text:p>H</text:p>
          </table:table-cell>
          <table:table-cell table:formula="of:=[.D24]" office:value-type="float" office:value="-0.21686" calcext:value-type="float">
            <text:p>-0.21686</text:p>
          </table:table-cell>
          <table:table-cell table:formula="of:=[.E$4]+[.A29]" office:value-type="float" office:value="3.75528" calcext:value-type="float">
            <text:p>3.75528</text:p>
          </table:table-cell>
          <table:table-cell table:formula="of:=[.F24]" office:value-type="float" office:value="-0.51743" calcext:value-type="float">
            <text:p>-0.51743</text:p>
          </table:table-cell>
          <table:table-cell table:number-columns-repeated="38"/>
        </table:table-row>
        <table:table-row table:style-name="ro1">
          <table:table-cell table:number-columns-repeated="44"/>
        </table:table-row>
        <table:table-row table:style-name="ro1">
          <table:table-cell table:formula="of:=[.A26]+[.A$1]" office:value-type="float" office:value="0.6" calcext:value-type="float">
            <text:p>0.6</text:p>
          </table:table-cell>
          <table:table-cell/>
          <table:table-cell table:formula="of:=[.C26]" office:value-type="string" office:string-value="H" calcext:value-type="string">
            <text:p>H</text:p>
          </table:table-cell>
          <table:table-cell table:formula="of:=[.D26]" office:value-type="float" office:value="1.47674" calcext:value-type="float">
            <text:p>1.47674</text:p>
          </table:table-cell>
          <table:table-cell table:formula="of:=[.E$1]+[.A31]" office:value-type="float" office:value="3.67203" calcext:value-type="float">
            <text:p>3.67203</text:p>
          </table:table-cell>
          <table:table-cell table:formula="of:=[.F26]" office:value-type="float" office:value="0.09828" calcext:value-type="float">
            <text:p>0.09828</text:p>
          </table:table-cell>
          <table:table-cell table:number-columns-repeated="38"/>
        </table:table-row>
        <table:table-row table:style-name="ro1">
          <table:table-cell table:formula="of:=[.A31]" office:value-type="float" office:value="0.6" calcext:value-type="float">
            <text:p>0.6</text:p>
          </table:table-cell>
          <table:table-cell/>
          <table:table-cell table:formula="of:=[.C27]" office:value-type="string" office:string-value="H" calcext:value-type="string">
            <text:p>H</text:p>
          </table:table-cell>
          <table:table-cell table:formula="of:=[.D27]" office:value-type="float" office:value="0.1685" calcext:value-type="float">
            <text:p>0.1685</text:p>
          </table:table-cell>
          <table:table-cell table:formula="of:=[.E$2]+[.A32]" office:value-type="float" office:value="4.26022" calcext:value-type="float">
            <text:p>4.26022</text:p>
          </table:table-cell>
          <table:table-cell table:formula="of:=[.F27]" office:value-type="float" office:value="1.20546" calcext:value-type="float">
            <text:p>1.20546</text:p>
          </table:table-cell>
          <table:table-cell table:number-columns-repeated="38"/>
        </table:table-row>
        <table:table-row table:style-name="ro1">
          <table:table-cell table:formula="of:=[.A32]" office:value-type="float" office:value="0.6" calcext:value-type="float">
            <text:p>0.6</text:p>
          </table:table-cell>
          <table:table-cell/>
          <table:table-cell table:formula="of:=[.C28]" office:value-type="string" office:string-value="H" calcext:value-type="string">
            <text:p>H</text:p>
          </table:table-cell>
          <table:table-cell table:formula="of:=[.D28]" office:value-type="float" office:value="0.18287" calcext:value-type="float">
            <text:p>0.18287</text:p>
          </table:table-cell>
          <table:table-cell table:formula="of:=[.E$3]+[.A33]" office:value-type="float" office:value="2.5348" calcext:value-type="float">
            <text:p>2.5348</text:p>
          </table:table-cell>
          <table:table-cell table:formula="of:=[.F28]" office:value-type="float" office:value="0.65668" calcext:value-type="float">
            <text:p>0.65668</text:p>
          </table:table-cell>
          <table:table-cell table:number-columns-repeated="38"/>
        </table:table-row>
        <table:table-row table:style-name="ro1">
          <table:table-cell table:formula="of:=[.A33]" office:value-type="float" office:value="0.6" calcext:value-type="float">
            <text:p>0.6</text:p>
          </table:table-cell>
          <table:table-cell/>
          <table:table-cell table:formula="of:=[.C29]" office:value-type="string" office:string-value="H" calcext:value-type="string">
            <text:p>H</text:p>
          </table:table-cell>
          <table:table-cell table:formula="of:=[.D29]" office:value-type="float" office:value="-0.21686" calcext:value-type="float">
            <text:p>-0.21686</text:p>
          </table:table-cell>
          <table:table-cell table:formula="of:=[.E$4]+[.A34]" office:value-type="float" office:value="3.85528" calcext:value-type="float">
            <text:p>3.85528</text:p>
          </table:table-cell>
          <table:table-cell table:formula="of:=[.F29]" office:value-type="float" office:value="-0.51743" calcext:value-type="float">
            <text:p>-0.51743</text:p>
          </table:table-cell>
          <table:table-cell table:number-columns-repeated="38"/>
        </table:table-row>
        <table:table-row table:style-name="ro1">
          <table:table-cell table:number-columns-repeated="44"/>
        </table:table-row>
        <table:table-row table:style-name="ro1">
          <table:table-cell table:formula="of:=[.A31]+[.A$1]" office:value-type="float" office:value="0.7" calcext:value-type="float">
            <text:p>0.7</text:p>
          </table:table-cell>
          <table:table-cell/>
          <table:table-cell table:formula="of:=[.C31]" office:value-type="string" office:string-value="H" calcext:value-type="string">
            <text:p>H</text:p>
          </table:table-cell>
          <table:table-cell table:formula="of:=[.D31]" office:value-type="float" office:value="1.47674" calcext:value-type="float">
            <text:p>1.47674</text:p>
          </table:table-cell>
          <table:table-cell table:formula="of:=[.E$1]+[.A36]" office:value-type="float" office:value="3.77203" calcext:value-type="float">
            <text:p>3.77203</text:p>
          </table:table-cell>
          <table:table-cell table:formula="of:=[.F31]" office:value-type="float" office:value="0.09828" calcext:value-type="float">
            <text:p>0.09828</text:p>
          </table:table-cell>
          <table:table-cell table:number-columns-repeated="38"/>
        </table:table-row>
        <table:table-row table:style-name="ro1">
          <table:table-cell table:formula="of:=[.A36]" office:value-type="float" office:value="0.7" calcext:value-type="float">
            <text:p>0.7</text:p>
          </table:table-cell>
          <table:table-cell/>
          <table:table-cell table:formula="of:=[.C32]" office:value-type="string" office:string-value="H" calcext:value-type="string">
            <text:p>H</text:p>
          </table:table-cell>
          <table:table-cell table:formula="of:=[.D32]" office:value-type="float" office:value="0.1685" calcext:value-type="float">
            <text:p>0.1685</text:p>
          </table:table-cell>
          <table:table-cell table:formula="of:=[.E$2]+[.A37]" office:value-type="float" office:value="4.36022" calcext:value-type="float">
            <text:p>4.36022</text:p>
          </table:table-cell>
          <table:table-cell table:formula="of:=[.F32]" office:value-type="float" office:value="1.20546" calcext:value-type="float">
            <text:p>1.20546</text:p>
          </table:table-cell>
          <table:table-cell table:number-columns-repeated="38"/>
        </table:table-row>
        <table:table-row table:style-name="ro1">
          <table:table-cell table:formula="of:=[.A37]" office:value-type="float" office:value="0.7" calcext:value-type="float">
            <text:p>0.7</text:p>
          </table:table-cell>
          <table:table-cell/>
          <table:table-cell table:formula="of:=[.C33]" office:value-type="string" office:string-value="H" calcext:value-type="string">
            <text:p>H</text:p>
          </table:table-cell>
          <table:table-cell table:formula="of:=[.D33]" office:value-type="float" office:value="0.18287" calcext:value-type="float">
            <text:p>0.18287</text:p>
          </table:table-cell>
          <table:table-cell table:formula="of:=[.E$3]+[.A38]" office:value-type="float" office:value="2.6348" calcext:value-type="float">
            <text:p>2.6348</text:p>
          </table:table-cell>
          <table:table-cell table:formula="of:=[.F33]" office:value-type="float" office:value="0.65668" calcext:value-type="float">
            <text:p>0.65668</text:p>
          </table:table-cell>
          <table:table-cell table:number-columns-repeated="38"/>
        </table:table-row>
        <table:table-row table:style-name="ro1">
          <table:table-cell table:formula="of:=[.A38]" office:value-type="float" office:value="0.7" calcext:value-type="float">
            <text:p>0.7</text:p>
          </table:table-cell>
          <table:table-cell/>
          <table:table-cell table:formula="of:=[.C34]" office:value-type="string" office:string-value="H" calcext:value-type="string">
            <text:p>H</text:p>
          </table:table-cell>
          <table:table-cell table:formula="of:=[.D34]" office:value-type="float" office:value="-0.21686" calcext:value-type="float">
            <text:p>-0.21686</text:p>
          </table:table-cell>
          <table:table-cell table:formula="of:=[.E$4]+[.A39]" office:value-type="float" office:value="3.95528" calcext:value-type="float">
            <text:p>3.95528</text:p>
          </table:table-cell>
          <table:table-cell table:formula="of:=[.F34]" office:value-type="float" office:value="-0.51743" calcext:value-type="float">
            <text:p>-0.51743</text:p>
          </table:table-cell>
          <table:table-cell table:number-columns-repeated="38"/>
        </table:table-row>
        <table:table-row table:style-name="ro1">
          <table:table-cell table:number-columns-repeated="44"/>
        </table:table-row>
        <table:table-row table:style-name="ro1">
          <table:table-cell table:formula="of:=[.A36]+[.A$1]" office:value-type="float" office:value="0.8" calcext:value-type="float">
            <text:p>0.8</text:p>
          </table:table-cell>
          <table:table-cell/>
          <table:table-cell table:formula="of:=[.C36]" office:value-type="string" office:string-value="H" calcext:value-type="string">
            <text:p>H</text:p>
          </table:table-cell>
          <table:table-cell table:formula="of:=[.D36]" office:value-type="float" office:value="1.47674" calcext:value-type="float">
            <text:p>1.47674</text:p>
          </table:table-cell>
          <table:table-cell table:formula="of:=[.E$1]+[.A41]" office:value-type="float" office:value="3.87203" calcext:value-type="float">
            <text:p>3.87203</text:p>
          </table:table-cell>
          <table:table-cell table:formula="of:=[.F36]" office:value-type="float" office:value="0.09828" calcext:value-type="float">
            <text:p>0.09828</text:p>
          </table:table-cell>
          <table:table-cell/>
          <table:table-cell office:value-type="string" calcext:value-type="string">
            <text:p>ROHF</text:p>
          </table:table-cell>
          <table:table-cell table:number-columns-repeated="36"/>
        </table:table-row>
        <table:table-row table:style-name="ro1">
          <table:table-cell table:formula="of:=[.A41]" office:value-type="float" office:value="0.8" calcext:value-type="float">
            <text:p>0.8</text:p>
          </table:table-cell>
          <table:table-cell/>
          <table:table-cell table:formula="of:=[.C37]" office:value-type="string" office:string-value="H" calcext:value-type="string">
            <text:p>H</text:p>
          </table:table-cell>
          <table:table-cell table:formula="of:=[.D37]" office:value-type="float" office:value="0.1685" calcext:value-type="float">
            <text:p>0.1685</text:p>
          </table:table-cell>
          <table:table-cell table:formula="of:=[.E$2]+[.A42]" office:value-type="float" office:value="4.46022" calcext:value-type="float">
            <text:p>4.46022</text:p>
          </table:table-cell>
          <table:table-cell table:formula="of:=[.F37]" office:value-type="float" office:value="1.20546" calcext:value-type="float">
            <text:p>1.20546</text:p>
          </table:table-cell>
          <table:table-cell office:value-type="float" office:value="0" calcext:value-type="float">
            <text:p>0</text:p>
          </table:table-cell>
          <table:table-cell office:value-type="float" office:value="-11.4675748" calcext:value-type="float">
            <text:p>-11.4675748</text:p>
          </table:table-cell>
          <table:table-cell table:number-columns-repeated="36"/>
        </table:table-row>
        <table:table-row table:style-name="ro1">
          <table:table-cell table:formula="of:=[.A42]" office:value-type="float" office:value="0.8" calcext:value-type="float">
            <text:p>0.8</text:p>
          </table:table-cell>
          <table:table-cell/>
          <table:table-cell table:formula="of:=[.C38]" office:value-type="string" office:string-value="H" calcext:value-type="string">
            <text:p>H</text:p>
          </table:table-cell>
          <table:table-cell table:formula="of:=[.D38]" office:value-type="float" office:value="0.18287" calcext:value-type="float">
            <text:p>0.18287</text:p>
          </table:table-cell>
          <table:table-cell table:formula="of:=[.E$3]+[.A43]" office:value-type="float" office:value="2.7348" calcext:value-type="float">
            <text:p>2.7348</text:p>
          </table:table-cell>
          <table:table-cell table:formula="of:=[.F38]" office:value-type="float" office:value="0.65668" calcext:value-type="float">
            <text:p>0.65668</text:p>
          </table:table-cell>
          <table:table-cell office:value-type="float" office:value="0.1" calcext:value-type="float">
            <text:p>0.1</text:p>
          </table:table-cell>
          <table:table-cell office:value-type="float" office:value="-11.4685135" calcext:value-type="float">
            <text:p>-11.4685135</text:p>
          </table:table-cell>
          <table:table-cell table:number-columns-repeated="36"/>
        </table:table-row>
        <table:table-row table:style-name="ro1">
          <table:table-cell table:formula="of:=[.A43]" office:value-type="float" office:value="0.8" calcext:value-type="float">
            <text:p>0.8</text:p>
          </table:table-cell>
          <table:table-cell/>
          <table:table-cell table:formula="of:=[.C39]" office:value-type="string" office:string-value="H" calcext:value-type="string">
            <text:p>H</text:p>
          </table:table-cell>
          <table:table-cell table:formula="of:=[.D39]" office:value-type="float" office:value="-0.21686" calcext:value-type="float">
            <text:p>-0.21686</text:p>
          </table:table-cell>
          <table:table-cell table:formula="of:=[.E$4]+[.A44]" office:value-type="float" office:value="4.05528" calcext:value-type="float">
            <text:p>4.05528</text:p>
          </table:table-cell>
          <table:table-cell table:formula="of:=[.F39]" office:value-type="float" office:value="-0.51743" calcext:value-type="float">
            <text:p>-0.51743</text:p>
          </table:table-cell>
          <table:table-cell office:value-type="float" office:value="0.2" calcext:value-type="float">
            <text:p>0.2</text:p>
          </table:table-cell>
          <table:table-cell office:value-type="float" office:value="-11.4692715" calcext:value-type="float">
            <text:p>-11.4692715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0.3" calcext:value-type="float">
            <text:p>0.3</text:p>
          </table:table-cell>
          <table:table-cell office:value-type="float" office:value="-11.469884" calcext:value-type="float">
            <text:p>-11.469884</text:p>
          </table:table-cell>
          <table:table-cell table:number-columns-repeated="36"/>
        </table:table-row>
        <table:table-row table:style-name="ro1">
          <table:table-cell table:formula="of:=[.A41]+[.A$1]" office:value-type="float" office:value="0.9" calcext:value-type="float">
            <text:p>0.9</text:p>
          </table:table-cell>
          <table:table-cell/>
          <table:table-cell table:formula="of:=[.C41]" office:value-type="string" office:string-value="H" calcext:value-type="string">
            <text:p>H</text:p>
          </table:table-cell>
          <table:table-cell table:formula="of:=[.D41]" office:value-type="float" office:value="1.47674" calcext:value-type="float">
            <text:p>1.47674</text:p>
          </table:table-cell>
          <table:table-cell table:formula="of:=[.E$1]+[.A46]" office:value-type="float" office:value="3.97203" calcext:value-type="float">
            <text:p>3.97203</text:p>
          </table:table-cell>
          <table:table-cell table:formula="of:=[.F41]" office:value-type="float" office:value="0.09828" calcext:value-type="float">
            <text:p>0.09828</text:p>
          </table:table-cell>
          <table:table-cell office:value-type="float" office:value="0.4" calcext:value-type="float">
            <text:p>0.4</text:p>
          </table:table-cell>
          <table:table-cell office:value-type="float" office:value="-11.4703787" calcext:value-type="float">
            <text:p>-11.4703787</text:p>
          </table:table-cell>
          <table:table-cell table:number-columns-repeated="36"/>
        </table:table-row>
        <table:table-row table:style-name="ro1">
          <table:table-cell table:formula="of:=[.A46]" office:value-type="float" office:value="0.9" calcext:value-type="float">
            <text:p>0.9</text:p>
          </table:table-cell>
          <table:table-cell/>
          <table:table-cell table:formula="of:=[.C42]" office:value-type="string" office:string-value="H" calcext:value-type="string">
            <text:p>H</text:p>
          </table:table-cell>
          <table:table-cell table:formula="of:=[.D42]" office:value-type="float" office:value="0.1685" calcext:value-type="float">
            <text:p>0.1685</text:p>
          </table:table-cell>
          <table:table-cell table:formula="of:=[.E$2]+[.A47]" office:value-type="float" office:value="4.56022" calcext:value-type="float">
            <text:p>4.56022</text:p>
          </table:table-cell>
          <table:table-cell table:formula="of:=[.F42]" office:value-type="float" office:value="1.20546" calcext:value-type="float">
            <text:p>1.20546</text:p>
          </table:table-cell>
          <table:table-cell office:value-type="float" office:value="0.5" calcext:value-type="float">
            <text:p>0.5</text:p>
          </table:table-cell>
          <table:table-cell office:value-type="float" office:value="-11.4707778" calcext:value-type="float">
            <text:p>-11.4707778</text:p>
          </table:table-cell>
          <table:table-cell table:number-columns-repeated="36"/>
        </table:table-row>
        <table:table-row table:style-name="ro1">
          <table:table-cell table:formula="of:=[.A47]" office:value-type="float" office:value="0.9" calcext:value-type="float">
            <text:p>0.9</text:p>
          </table:table-cell>
          <table:table-cell/>
          <table:table-cell table:formula="of:=[.C43]" office:value-type="string" office:string-value="H" calcext:value-type="string">
            <text:p>H</text:p>
          </table:table-cell>
          <table:table-cell table:formula="of:=[.D43]" office:value-type="float" office:value="0.18287" calcext:value-type="float">
            <text:p>0.18287</text:p>
          </table:table-cell>
          <table:table-cell table:formula="of:=[.E$3]+[.A48]" office:value-type="float" office:value="2.8348" calcext:value-type="float">
            <text:p>2.8348</text:p>
          </table:table-cell>
          <table:table-cell table:formula="of:=[.F43]" office:value-type="float" office:value="0.65668" calcext:value-type="float">
            <text:p>0.65668</text:p>
          </table:table-cell>
          <table:table-cell office:value-type="float" office:value="0.6" calcext:value-type="float">
            <text:p>0.6</text:p>
          </table:table-cell>
          <table:table-cell office:value-type="float" office:value="-11.471099" calcext:value-type="float">
            <text:p>-11.471099</text:p>
          </table:table-cell>
          <table:table-cell table:number-columns-repeated="36"/>
        </table:table-row>
        <table:table-row table:style-name="ro1">
          <table:table-cell table:formula="of:=[.A48]" office:value-type="float" office:value="0.9" calcext:value-type="float">
            <text:p>0.9</text:p>
          </table:table-cell>
          <table:table-cell/>
          <table:table-cell table:formula="of:=[.C44]" office:value-type="string" office:string-value="H" calcext:value-type="string">
            <text:p>H</text:p>
          </table:table-cell>
          <table:table-cell table:formula="of:=[.D44]" office:value-type="float" office:value="-0.21686" calcext:value-type="float">
            <text:p>-0.21686</text:p>
          </table:table-cell>
          <table:table-cell table:formula="of:=[.E$4]+[.A49]" office:value-type="float" office:value="4.15528" calcext:value-type="float">
            <text:p>4.15528</text:p>
          </table:table-cell>
          <table:table-cell table:formula="of:=[.F44]" office:value-type="float" office:value="-0.51743" calcext:value-type="float">
            <text:p>-0.51743</text:p>
          </table:table-cell>
          <table:table-cell office:value-type="float" office:value="0.7" calcext:value-type="float">
            <text:p>0.7</text:p>
          </table:table-cell>
          <table:table-cell office:value-type="float" office:value="-11.4713567" calcext:value-type="float">
            <text:p>-11.4713567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0.8" calcext:value-type="float">
            <text:p>0.8</text:p>
          </table:table-cell>
          <table:table-cell office:value-type="float" office:value="-11.4715623" calcext:value-type="float">
            <text:p>-11.4715623</text:p>
          </table:table-cell>
          <table:table-cell table:number-columns-repeated="36"/>
        </table:table-row>
        <table:table-row table:style-name="ro1">
          <table:table-cell table:formula="of:=[.A46]+[.A$1]" office:value-type="float" office:value="1" calcext:value-type="float">
            <text:p>1</text:p>
          </table:table-cell>
          <table:table-cell/>
          <table:table-cell table:formula="of:=[.C46]" office:value-type="string" office:string-value="H" calcext:value-type="string">
            <text:p>H</text:p>
          </table:table-cell>
          <table:table-cell table:formula="of:=[.D46]" office:value-type="float" office:value="1.47674" calcext:value-type="float">
            <text:p>1.47674</text:p>
          </table:table-cell>
          <table:table-cell table:formula="of:=[.E$1]+[.A51]" office:value-type="float" office:value="4.07203" calcext:value-type="float">
            <text:p>4.07203</text:p>
          </table:table-cell>
          <table:table-cell table:formula="of:=[.F46]" office:value-type="float" office:value="0.09828" calcext:value-type="float">
            <text:p>0.09828</text:p>
          </table:table-cell>
          <table:table-cell office:value-type="float" office:value="0.9" calcext:value-type="float">
            <text:p>0.9</text:p>
          </table:table-cell>
          <table:table-cell office:value-type="float" office:value="-11.4717255" calcext:value-type="float">
            <text:p>-11.4717255</text:p>
          </table:table-cell>
          <table:table-cell table:number-columns-repeated="36"/>
        </table:table-row>
        <table:table-row table:style-name="ro1">
          <table:table-cell table:formula="of:=[.A51]" office:value-type="float" office:value="1" calcext:value-type="float">
            <text:p>1</text:p>
          </table:table-cell>
          <table:table-cell/>
          <table:table-cell table:formula="of:=[.C47]" office:value-type="string" office:string-value="H" calcext:value-type="string">
            <text:p>H</text:p>
          </table:table-cell>
          <table:table-cell table:formula="of:=[.D47]" office:value-type="float" office:value="0.1685" calcext:value-type="float">
            <text:p>0.1685</text:p>
          </table:table-cell>
          <table:table-cell table:formula="of:=[.E$2]+[.A52]" office:value-type="float" office:value="4.66022" calcext:value-type="float">
            <text:p>4.66022</text:p>
          </table:table-cell>
          <table:table-cell table:formula="of:=[.F47]" office:value-type="float" office:value="1.20546" calcext:value-type="float">
            <text:p>1.20546</text:p>
          </table:table-cell>
          <table:table-cell office:value-type="float" office:value="1" calcext:value-type="float">
            <text:p>1</text:p>
          </table:table-cell>
          <table:table-cell office:value-type="float" office:value="-11.471854" calcext:value-type="float">
            <text:p>-11.471854</text:p>
          </table:table-cell>
          <table:table-cell table:number-columns-repeated="36"/>
        </table:table-row>
        <table:table-row table:style-name="ro1">
          <table:table-cell table:formula="of:=[.A52]" office:value-type="float" office:value="1" calcext:value-type="float">
            <text:p>1</text:p>
          </table:table-cell>
          <table:table-cell/>
          <table:table-cell table:formula="of:=[.C48]" office:value-type="string" office:string-value="H" calcext:value-type="string">
            <text:p>H</text:p>
          </table:table-cell>
          <table:table-cell table:formula="of:=[.D48]" office:value-type="float" office:value="0.18287" calcext:value-type="float">
            <text:p>0.18287</text:p>
          </table:table-cell>
          <table:table-cell table:formula="of:=[.E$3]+[.A53]" office:value-type="float" office:value="2.9348" calcext:value-type="float">
            <text:p>2.9348</text:p>
          </table:table-cell>
          <table:table-cell table:formula="of:=[.F48]" office:value-type="float" office:value="0.65668" calcext:value-type="float">
            <text:p>0.65668</text:p>
          </table:table-cell>
          <table:table-cell office:value-type="float" office:value="1.1" calcext:value-type="float">
            <text:p>1.1</text:p>
          </table:table-cell>
          <table:table-cell office:value-type="float" office:value="-11.4719543" calcext:value-type="float">
            <text:p>-11.4719543</text:p>
          </table:table-cell>
          <table:table-cell table:number-columns-repeated="36"/>
        </table:table-row>
        <table:table-row table:style-name="ro1">
          <table:table-cell table:formula="of:=[.A53]" office:value-type="float" office:value="1" calcext:value-type="float">
            <text:p>1</text:p>
          </table:table-cell>
          <table:table-cell/>
          <table:table-cell table:formula="of:=[.C49]" office:value-type="string" office:string-value="H" calcext:value-type="string">
            <text:p>H</text:p>
          </table:table-cell>
          <table:table-cell table:formula="of:=[.D49]" office:value-type="float" office:value="-0.21686" calcext:value-type="float">
            <text:p>-0.21686</text:p>
          </table:table-cell>
          <table:table-cell table:formula="of:=[.E$4]+[.A54]" office:value-type="float" office:value="4.25528" calcext:value-type="float">
            <text:p>4.25528</text:p>
          </table:table-cell>
          <table:table-cell table:formula="of:=[.F49]" office:value-type="float" office:value="-0.51743" calcext:value-type="float">
            <text:p>-0.51743</text:p>
          </table:table-cell>
          <table:table-cell office:value-type="float" office:value="1.2" calcext:value-type="float">
            <text:p>1.2</text:p>
          </table:table-cell>
          <table:table-cell office:value-type="float" office:value="-11.4720318" calcext:value-type="float">
            <text:p>-11.4720318</text:p>
          </table:table-cell>
          <table:table-cell table:number-columns-repeated="36"/>
        </table:table-row>
        <table:table-row table:style-name="ro1">
          <table:table-cell table:number-columns-repeated="44"/>
        </table:table-row>
        <table:table-row table:style-name="ro1">
          <table:table-cell table:formula="of:=[.A51]+[.A$1]" office:value-type="float" office:value="1.1" calcext:value-type="float">
            <text:p>1.1</text:p>
          </table:table-cell>
          <table:table-cell/>
          <table:table-cell table:formula="of:=[.C51]" office:value-type="string" office:string-value="H" calcext:value-type="string">
            <text:p>H</text:p>
          </table:table-cell>
          <table:table-cell table:formula="of:=[.D51]" office:value-type="float" office:value="1.47674" calcext:value-type="float">
            <text:p>1.47674</text:p>
          </table:table-cell>
          <table:table-cell table:formula="of:=[.E$1]+[.A56]" office:value-type="float" office:value="4.17203" calcext:value-type="float">
            <text:p>4.17203</text:p>
          </table:table-cell>
          <table:table-cell table:formula="of:=[.F51]" office:value-type="float" office:value="0.09828" calcext:value-type="float">
            <text:p>0.09828</text:p>
          </table:table-cell>
          <table:table-cell table:number-columns-repeated="38"/>
        </table:table-row>
        <table:table-row table:style-name="ro1">
          <table:table-cell table:formula="of:=[.A56]" office:value-type="float" office:value="1.1" calcext:value-type="float">
            <text:p>1.1</text:p>
          </table:table-cell>
          <table:table-cell/>
          <table:table-cell table:formula="of:=[.C52]" office:value-type="string" office:string-value="H" calcext:value-type="string">
            <text:p>H</text:p>
          </table:table-cell>
          <table:table-cell table:formula="of:=[.D52]" office:value-type="float" office:value="0.1685" calcext:value-type="float">
            <text:p>0.1685</text:p>
          </table:table-cell>
          <table:table-cell table:formula="of:=[.E$2]+[.A57]" office:value-type="float" office:value="4.76022" calcext:value-type="float">
            <text:p>4.76022</text:p>
          </table:table-cell>
          <table:table-cell table:formula="of:=[.F52]" office:value-type="float" office:value="1.20546" calcext:value-type="float">
            <text:p>1.20546</text:p>
          </table:table-cell>
          <table:table-cell table:number-columns-repeated="38"/>
        </table:table-row>
        <table:table-row table:style-name="ro1">
          <table:table-cell table:formula="of:=[.A57]" office:value-type="float" office:value="1.1" calcext:value-type="float">
            <text:p>1.1</text:p>
          </table:table-cell>
          <table:table-cell/>
          <table:table-cell table:formula="of:=[.C53]" office:value-type="string" office:string-value="H" calcext:value-type="string">
            <text:p>H</text:p>
          </table:table-cell>
          <table:table-cell table:formula="of:=[.D53]" office:value-type="float" office:value="0.18287" calcext:value-type="float">
            <text:p>0.18287</text:p>
          </table:table-cell>
          <table:table-cell table:formula="of:=[.E$3]+[.A58]" office:value-type="float" office:value="3.0348" calcext:value-type="float">
            <text:p>3.0348</text:p>
          </table:table-cell>
          <table:table-cell table:formula="of:=[.F53]" office:value-type="float" office:value="0.65668" calcext:value-type="float">
            <text:p>0.65668</text:p>
          </table:table-cell>
          <table:table-cell table:number-columns-repeated="38"/>
        </table:table-row>
        <table:table-row table:style-name="ro1">
          <table:table-cell table:formula="of:=[.A58]" office:value-type="float" office:value="1.1" calcext:value-type="float">
            <text:p>1.1</text:p>
          </table:table-cell>
          <table:table-cell/>
          <table:table-cell table:formula="of:=[.C54]" office:value-type="string" office:string-value="H" calcext:value-type="string">
            <text:p>H</text:p>
          </table:table-cell>
          <table:table-cell table:formula="of:=[.D54]" office:value-type="float" office:value="-0.21686" calcext:value-type="float">
            <text:p>-0.21686</text:p>
          </table:table-cell>
          <table:table-cell table:formula="of:=[.E$4]+[.A59]" office:value-type="float" office:value="4.35528" calcext:value-type="float">
            <text:p>4.35528</text:p>
          </table:table-cell>
          <table:table-cell table:formula="of:=[.F54]" office:value-type="float" office:value="-0.51743" calcext:value-type="float">
            <text:p>-0.51743</text:p>
          </table:table-cell>
          <table:table-cell table:number-columns-repeated="38"/>
        </table:table-row>
        <table:table-row table:style-name="ro1">
          <table:table-cell table:number-columns-repeated="44"/>
        </table:table-row>
        <table:table-row table:style-name="ro1">
          <table:table-cell table:formula="of:=[.A56]+[.A$1]" office:value-type="float" office:value="1.2" calcext:value-type="float">
            <text:p>1.2</text:p>
          </table:table-cell>
          <table:table-cell/>
          <table:table-cell table:formula="of:=[.C56]" office:value-type="string" office:string-value="H" calcext:value-type="string">
            <text:p>H</text:p>
          </table:table-cell>
          <table:table-cell table:formula="of:=[.D56]" office:value-type="float" office:value="1.47674" calcext:value-type="float">
            <text:p>1.47674</text:p>
          </table:table-cell>
          <table:table-cell table:formula="of:=[.E$1]+[.A61]" office:value-type="float" office:value="4.27203" calcext:value-type="float">
            <text:p>4.27203</text:p>
          </table:table-cell>
          <table:table-cell table:formula="of:=[.F56]" office:value-type="float" office:value="0.09828" calcext:value-type="float">
            <text:p>0.09828</text:p>
          </table:table-cell>
          <table:table-cell table:number-columns-repeated="5"/>
          <table:table-cell office:value-type="string" calcext:value-type="string">
            <text:p>Exact <text:s/></text:p>
          </table:table-cell>
          <table:table-cell office:value-type="string" calcext:value-type="string">
            <text:p>Energy Basis</text:p>
          </table:table-cell>
          <table:table-cell office:value-type="string" calcext:value-type="string">
            <text:p>Self Consistent</text:p>
          </table:table-cell>
          <table:table-cell/>
          <table:table-cell office:value-type="string" calcext:value-type="string">
            <text:p>Error Static</text:p>
          </table:table-cell>
          <table:table-cell office:value-type="string" calcext:value-type="string">
            <text:p>Error SC</text:p>
          </table:table-cell>
          <table:table-cell table:number-columns-repeated="27"/>
        </table:table-row>
        <table:table-row table:style-name="ro1">
          <table:table-cell table:formula="of:=[.A61]" office:value-type="float" office:value="1.2" calcext:value-type="float">
            <text:p>1.2</text:p>
          </table:table-cell>
          <table:table-cell/>
          <table:table-cell table:formula="of:=[.C57]" office:value-type="string" office:string-value="H" calcext:value-type="string">
            <text:p>H</text:p>
          </table:table-cell>
          <table:table-cell table:formula="of:=[.D57]" office:value-type="float" office:value="0.1685" calcext:value-type="float">
            <text:p>0.1685</text:p>
          </table:table-cell>
          <table:table-cell table:formula="of:=[.E$2]+[.A62]" office:value-type="float" office:value="4.86022" calcext:value-type="float">
            <text:p>4.86022</text:p>
          </table:table-cell>
          <table:table-cell table:formula="of:=[.F57]" office:value-type="float" office:value="1.20546" calcext:value-type="float">
            <text:p>1.2054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28393.0249883" calcext:value-type="float">
            <text:p>-28393.0249883</text:p>
          </table:table-cell>
          <table:table-cell office:value-type="float" office:value="-28392.98021066" calcext:value-type="float">
            <text:p>-28392.98021066</text:p>
          </table:table-cell>
          <table:table-cell office:value-type="float" office:value="-28392.98357678" calcext:value-type="float">
            <text:p>-28392.98357678</text:p>
          </table:table-cell>
          <table:table-cell/>
          <table:table-cell table:formula="of:=[.M62]-[.L62]" office:value-type="float" office:value="0.0447776399996656" calcext:value-type="float">
            <text:p>0.04477764</text:p>
          </table:table-cell>
          <table:table-cell table:formula="of:=[.N62]-[.L62]" office:value-type="float" office:value="0.0414115200001106" calcext:value-type="float">
            <text:p>0.04141152</text:p>
          </table:table-cell>
          <table:table-cell table:number-columns-repeated="27"/>
        </table:table-row>
        <table:table-row table:style-name="ro1">
          <table:table-cell table:formula="of:=[.A62]" office:value-type="float" office:value="1.2" calcext:value-type="float">
            <text:p>1.2</text:p>
          </table:table-cell>
          <table:table-cell/>
          <table:table-cell table:formula="of:=[.C58]" office:value-type="string" office:string-value="H" calcext:value-type="string">
            <text:p>H</text:p>
          </table:table-cell>
          <table:table-cell table:formula="of:=[.D58]" office:value-type="float" office:value="0.18287" calcext:value-type="float">
            <text:p>0.18287</text:p>
          </table:table-cell>
          <table:table-cell table:formula="of:=[.E$3]+[.A63]" office:value-type="float" office:value="3.1348" calcext:value-type="float">
            <text:p>3.1348</text:p>
          </table:table-cell>
          <table:table-cell table:formula="of:=[.F58]" office:value-type="float" office:value="0.65668" calcext:value-type="float">
            <text:p>0.65668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-28280.63739769" calcext:value-type="float">
            <text:p>-28280.63739769</text:p>
          </table:table-cell>
          <table:table-cell office:value-type="float" office:value="-28280.6128321" calcext:value-type="float">
            <text:p>-28280.6128321</text:p>
          </table:table-cell>
          <table:table-cell office:value-type="float" office:value="-28280.61433088" calcext:value-type="float">
            <text:p>-28280.61433088</text:p>
          </table:table-cell>
          <table:table-cell/>
          <table:table-cell table:formula="of:=[.M63]-[.L63]" office:value-type="float" office:value="0.0245655899998383" calcext:value-type="float">
            <text:p>0.02456559</text:p>
          </table:table-cell>
          <table:table-cell table:formula="of:=[.N63]-[.L63]" office:value-type="float" office:value="0.0230668100011826" calcext:value-type="float">
            <text:p>0.02306681</text:p>
          </table:table-cell>
          <table:table-cell table:number-columns-repeated="27"/>
        </table:table-row>
        <table:table-row table:style-name="ro1">
          <table:table-cell table:formula="of:=[.A63]" office:value-type="float" office:value="1.2" calcext:value-type="float">
            <text:p>1.2</text:p>
          </table:table-cell>
          <table:table-cell/>
          <table:table-cell table:formula="of:=[.C59]" office:value-type="string" office:string-value="H" calcext:value-type="string">
            <text:p>H</text:p>
          </table:table-cell>
          <table:table-cell table:formula="of:=[.D59]" office:value-type="float" office:value="-0.21686" calcext:value-type="float">
            <text:p>-0.21686</text:p>
          </table:table-cell>
          <table:table-cell table:formula="of:=[.E$4]+[.A64]" office:value-type="float" office:value="4.45528" calcext:value-type="float">
            <text:p>4.45528</text:p>
          </table:table-cell>
          <table:table-cell table:formula="of:=[.F59]" office:value-type="float" office:value="-0.51743" calcext:value-type="float">
            <text:p>-0.51743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-28188.83439832" calcext:value-type="float">
            <text:p>-28188.83439832</text:p>
          </table:table-cell>
          <table:table-cell office:value-type="float" office:value="-28188.81987268" calcext:value-type="float">
            <text:p>-28188.81987268</text:p>
          </table:table-cell>
          <table:table-cell office:value-type="float" office:value="-28188.82054295" calcext:value-type="float">
            <text:p>-28188.82054295</text:p>
          </table:table-cell>
          <table:table-cell/>
          <table:table-cell table:formula="of:=[.M64]-[.L64]" office:value-type="float" office:value="0.0145256399991922" calcext:value-type="float">
            <text:p>0.01452564</text:p>
          </table:table-cell>
          <table:table-cell table:formula="of:=[.N64]-[.L64]" office:value-type="float" office:value="0.0138553699980548" calcext:value-type="float">
            <text:p>0.01385537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0.3" calcext:value-type="float">
            <text:p>0.3</text:p>
          </table:table-cell>
          <table:table-cell office:value-type="float" office:value="-28114.0383252" calcext:value-type="float">
            <text:p>-28114.0383252</text:p>
          </table:table-cell>
          <table:table-cell office:value-type="float" office:value="-28114.02927481" calcext:value-type="float">
            <text:p>-28114.02927481</text:p>
          </table:table-cell>
          <table:table-cell office:value-type="float" office:value="-28114.0295799" calcext:value-type="float">
            <text:p>-28114.0295799</text:p>
          </table:table-cell>
          <table:table-cell/>
          <table:table-cell table:formula="of:=[.M65]-[.L65]" office:value-type="float" office:value="0.00905038999917451" calcext:value-type="float">
            <text:p>0.00905039</text:p>
          </table:table-cell>
          <table:table-cell table:formula="of:=[.N65]-[.L65]" office:value-type="float" office:value="0.00874529999782681" calcext:value-type="float">
            <text:p>0.0087453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0.4" calcext:value-type="float">
            <text:p>0.4</text:p>
          </table:table-cell>
          <table:table-cell office:value-type="float" office:value="-28053.3939231" calcext:value-type="float">
            <text:p>-28053.3939231</text:p>
          </table:table-cell>
          <table:table-cell office:value-type="float" office:value="-28053.38811046" calcext:value-type="float">
            <text:p>-28053.38811046</text:p>
          </table:table-cell>
          <table:table-cell office:value-type="float" office:value="-28053.38825372" calcext:value-type="float">
            <text:p>-28053.38825372</text:p>
          </table:table-cell>
          <table:table-cell/>
          <table:table-cell table:formula="of:=[.M66]-[.L66]" office:value-type="float" office:value="0.00581263999993098" calcext:value-type="float">
            <text:p>0.00581264</text:p>
          </table:table-cell>
          <table:table-cell table:formula="of:=[.N66]-[.L66]" office:value-type="float" office:value="0.00566937999974471" calcext:value-type="float">
            <text:p>0.00566938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0.5" calcext:value-type="float">
            <text:p>0.5</text:p>
          </table:table-cell>
          <table:table-cell office:value-type="float" office:value="-28004.57174665" calcext:value-type="float">
            <text:p>-28004.57174665</text:p>
          </table:table-cell>
          <table:table-cell office:value-type="float" office:value="-28004.56796161" calcext:value-type="float">
            <text:p>-28004.56796161</text:p>
          </table:table-cell>
          <table:table-cell office:value-type="float" office:value="-28004.56803189" calcext:value-type="float">
            <text:p>-28004.56803189</text:p>
          </table:table-cell>
          <table:table-cell/>
          <table:table-cell table:formula="of:=[.M67]-[.L67]" office:value-type="float" office:value="0.00378504000036628" calcext:value-type="float">
            <text:p>0.00378504</text:p>
          </table:table-cell>
          <table:table-cell table:formula="of:=[.N67]-[.L67]" office:value-type="float" office:value="0.00371475999781978" calcext:value-type="float">
            <text:p>0.00371476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0.6" calcext:value-type="float">
            <text:p>0.6</text:p>
          </table:table-cell>
          <table:table-cell office:value-type="float" office:value="-27965.6392764" calcext:value-type="float">
            <text:p>-27965.6392764</text:p>
          </table:table-cell>
          <table:table-cell office:value-type="float" office:value="-27965.63680448" calcext:value-type="float">
            <text:p>-27965.63680448</text:p>
          </table:table-cell>
          <table:table-cell office:value-type="float" office:value="-27965.63684083" calcext:value-type="float">
            <text:p>-27965.63684083</text:p>
          </table:table-cell>
          <table:table-cell/>
          <table:table-cell table:formula="of:=[.M68]-[.L68]" office:value-type="float" office:value="0.00247192000097129" calcext:value-type="float">
            <text:p>0.00247192</text:p>
          </table:table-cell>
          <table:table-cell table:formula="of:=[.N68]-[.L68]" office:value-type="float" office:value="0.00243557000067085" calcext:value-type="float">
            <text:p>0.00243557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0.7" calcext:value-type="float">
            <text:p>0.7</text:p>
          </table:table-cell>
          <table:table-cell office:value-type="float" office:value="-27934.97464289" calcext:value-type="float">
            <text:p>-27934.97464289</text:p>
          </table:table-cell>
          <table:table-cell office:value-type="float" office:value="-27934.9730348" calcext:value-type="float">
            <text:p>-27934.9730348</text:p>
          </table:table-cell>
          <table:table-cell table:number-columns-repeated="2"/>
          <table:table-cell table:formula="of:=[.M69]-[.L69]" office:value-type="float" office:value="0.00160808999862638" calcext:value-type="float">
            <text:p>0.00160809</text:p>
          </table:table-cell>
          <table:table-cell table:formula="of:=[.N69]-[.L69]" office:value-type="float" office:value="27934.97464289" calcext:value-type="float">
            <text:p>27934.97464289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0.8" calcext:value-type="float">
            <text:p>0.8</text:p>
          </table:table-cell>
          <table:table-cell office:value-type="float" office:value="-27911.20462953" calcext:value-type="float">
            <text:p>-27911.20462953</text:p>
          </table:table-cell>
          <table:table-cell office:value-type="float" office:value="-27911.20359189" calcext:value-type="float">
            <text:p>-27911.20359189</text:p>
          </table:table-cell>
          <table:table-cell table:number-columns-repeated="2"/>
          <table:table-cell table:formula="of:=[.M70]-[.L70]" office:value-type="float" office:value="0.00103763999868534" calcext:value-type="float">
            <text:p>0.00103764</text:p>
          </table:table-cell>
          <table:table-cell table:formula="of:=[.N70]-[.L70]" office:value-type="float" office:value="27911.20462953" calcext:value-type="float">
            <text:p>27911.20462953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0.9" calcext:value-type="float">
            <text:p>0.9</text:p>
          </table:table-cell>
          <table:table-cell office:value-type="float" office:value="-27893.1535035" calcext:value-type="float">
            <text:p>-27893.1535035</text:p>
          </table:table-cell>
          <table:table-cell office:value-type="float" office:value="-27893.15284111" calcext:value-type="float">
            <text:p>-27893.15284111</text:p>
          </table:table-cell>
          <table:table-cell table:number-columns-repeated="2"/>
          <table:table-cell table:formula="of:=[.M71]-[.L71]" office:value-type="float" office:value="0.000662390000798041" calcext:value-type="float">
            <text:p>0.00066239</text:p>
          </table:table-cell>
          <table:table-cell table:formula="of:=[.N71]-[.L71]" office:value-type="float" office:value="27893.1535035" calcext:value-type="float">
            <text:p>27893.1535035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27879.79502942" calcext:value-type="float">
            <text:p>-27879.79502942</text:p>
          </table:table-cell>
          <table:table-cell office:value-type="float" office:value="-27879.79461161" calcext:value-type="float">
            <text:p>-27879.79461161</text:p>
          </table:table-cell>
          <table:table-cell table:number-columns-repeated="2"/>
          <table:table-cell table:formula="of:=[.M72]-[.L72]" office:value-type="float" office:value="0.000417810002545593" calcext:value-type="float">
            <text:p>0.00041781</text:p>
          </table:table-cell>
          <table:table-cell table:formula="of:=[.N72]-[.L72]" office:value-type="float" office:value="27879.79502942" calcext:value-type="float">
            <text:p>27879.79502942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.1" calcext:value-type="float">
            <text:p>1.1</text:p>
          </table:table-cell>
          <table:table-cell office:value-type="float" office:value="-27870.20975012" calcext:value-type="float">
            <text:p>-27870.20975012</text:p>
          </table:table-cell>
          <table:table-cell office:value-type="float" office:value="-27870.20948969" calcext:value-type="float">
            <text:p>-27870.20948969</text:p>
          </table:table-cell>
          <table:table-cell table:number-columns-repeated="2"/>
          <table:table-cell table:formula="of:=[.M73]-[.L73]" office:value-type="float" office:value="0.000260429998888867" calcext:value-type="float">
            <text:p>0.00026043</text:p>
          </table:table-cell>
          <table:table-cell table:formula="of:=[.N73]-[.L73]" office:value-type="float" office:value="27870.20975012" calcext:value-type="float">
            <text:p>27870.20975012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.2" calcext:value-type="float">
            <text:p>1.2</text:p>
          </table:table-cell>
          <table:table-cell office:value-type="float" office:value="-27863.56119415" calcext:value-type="float">
            <text:p>-27863.56119415</text:p>
          </table:table-cell>
          <table:table-cell office:value-type="float" office:value="-27863.56103353" calcext:value-type="float">
            <text:p>-27863.56103353</text:p>
          </table:table-cell>
          <table:table-cell office:value-type="float" office:value="-27863.56103417" calcext:value-type="float">
            <text:p>-27863.56103417</text:p>
          </table:table-cell>
          <table:table-cell/>
          <table:table-cell table:formula="of:=[.M74]-[.L74]" office:value-type="float" office:value="0.000160619998496259" calcext:value-type="float">
            <text:p>0.00016062</text:p>
          </table:table-cell>
          <table:table-cell table:formula="of:=[.N74]-[.L74]" office:value-type="float" office:value="0.000159979997988557" calcext:value-type="float">
            <text:p>0.00015998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0:23:28.141003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5:14:24.160852558</meta:creation-date>
    <dc:date>2017-03-29T12:21:28.349077417</dc:date>
    <meta:editing-duration>PT17H12M18S</meta:editing-duration>
    <meta:editing-cycles>6</meta:editing-cycles>
    <meta:generator>LibreOffice/5.1.6.2$Linux_X86_64 LibreOffice_project/10m0$Build-2</meta:generator>
    <meta:document-statistic meta:table-count="1" meta:cell-count="83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15cm" svg:height="17.308cm" xlink:href=".." xlink:type="simple" chart:class="chart:scatter" chart:style-name="ch1">
        <chart:legend chart:legend-position="end" svg:x="18.895cm" svg:y="6.861cm" style:legend-expansion="high" chart:style-name="ch2"/>
        <chart:plot-area chart:style-name="ch3" table:cell-range-address="Sheet1.R2:Sheet1.Y14 Sheet1.S1:Sheet1.Y1" chart:data-source-has-labels="row" svg:x="0.432cm" svg:y="0.346cm" svg:width="18.031cm" svg:height="16.616cm">
          <chartooo:coordinate-region svg:x="1.45cm" svg:y="0.545cm" svg:width="16.773cm" svg:height="16.2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S2:Sheet1.S14" chart:label-cell-address="Sheet1.S1:Sheet1.S1" chart:class="chart:scatter">
            <chart:domain table:cell-range-address="Sheet1.R2:Sheet1.R14"/>
            <chart:data-point chart:repeated="13"/>
          </chart:series>
          <chart:series chart:style-name="ch8" chart:values-cell-range-address="Sheet1.T2:Sheet1.T14" chart:label-cell-address="Sheet1.T1:Sheet1.T1" chart:class="chart:scatter">
            <chart:data-point chart:repeated="13"/>
          </chart:series>
          <chart:series chart:style-name="ch9" chart:values-cell-range-address="Sheet1.U2:Sheet1.U14" chart:label-cell-address="Sheet1.U1:Sheet1.U1" chart:class="chart:scatter">
            <chart:data-point chart:repeated="13"/>
          </chart:series>
          <chart:series chart:style-name="ch10" chart:values-cell-range-address="Sheet1.V2:Sheet1.V14" chart:label-cell-address="Sheet1.V1:Sheet1.V1" chart:class="chart:scatter">
            <chart:data-point chart:repeated="13"/>
          </chart:series>
          <chart:series chart:style-name="ch11" chart:values-cell-range-address="Sheet1.W2:Sheet1.W14" chart:label-cell-address="Sheet1.W1:Sheet1.W1" chart:class="chart:scatter">
            <chart:data-point chart:repeated="13"/>
          </chart:series>
          <chart:series chart:style-name="ch12" chart:values-cell-range-address="Sheet1.X2:Sheet1.X14" chart:label-cell-address="Sheet1.X1:Sheet1.X1" chart:class="chart:scatter">
            <chart:data-point chart:repeated="13"/>
          </chart:series>
          <chart:series chart:style-name="ch13" chart:values-cell-range-address="Sheet1.Y2:Sheet1.Y14" chart:label-cell-address="Sheet1.Y1:Sheet1.Y1" chart:class="chart:scatte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Approx 1</text:p>
                <draw:g>
                  <svg:desc>Sheet1.S1:Sheet1.S1</svg:desc>
                </draw:g>
              </table:table-cell>
              <table:table-cell office:value-type="string">
                <text:p>Approx 2</text:p>
                <draw:g>
                  <svg:desc>Sheet1.T1:Sheet1.T1</svg:desc>
                </draw:g>
              </table:table-cell>
              <table:table-cell office:value-type="string">
                <text:p>Approx 3</text:p>
                <draw:g>
                  <svg:desc>Sheet1.U1:Sheet1.U1</svg:desc>
                </draw:g>
              </table:table-cell>
              <table:table-cell office:value-type="string">
                <text:p>Approx 4</text:p>
                <draw:g>
                  <svg:desc>Sheet1.V1:Sheet1.V1</svg:desc>
                </draw:g>
              </table:table-cell>
              <table:table-cell office:value-type="string">
                <text:p>Approx 5</text:p>
                <draw:g>
                  <svg:desc>Sheet1.W1:Sheet1.W1</svg:desc>
                </draw:g>
              </table:table-cell>
              <table:table-cell office:value-type="string">
                <text:p>Approx 6</text:p>
                <draw:g>
                  <svg:desc>Sheet1.X1:Sheet1.X1</svg:desc>
                </draw:g>
              </table:table-cell>
              <table:table-cell office:value-type="string">
                <text:p>Approx 7</text:p>
                <draw:g>
                  <svg:desc>Sheet1.Y1:Sheet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R2:Sheet1.R14</svg:desc>
                </draw:g>
              </table:table-cell>
              <table:table-cell office:value-type="float" office:value="-3.52028261104154">
                <text:p>-3.52028261104154</text:p>
                <draw:g>
                  <svg:desc>Sheet1.S2:Sheet1.S14</svg:desc>
                </draw:g>
              </table:table-cell>
              <table:table-cell office:value-type="float" office:value="-3.49688544938591">
                <text:p>-3.49688544938591</text:p>
                <draw:g>
                  <svg:desc>Sheet1.T2:Sheet1.T14</svg:desc>
                </draw:g>
              </table:table-cell>
              <table:table-cell office:value-type="float" office:value="-3.43718374174823">
                <text:p>-3.43718374174823</text:p>
                <draw:g>
                  <svg:desc>Sheet1.U2:Sheet1.U14</svg:desc>
                </draw:g>
              </table:table-cell>
              <table:table-cell office:value-type="float" office:value="-3.43564948800948">
                <text:p>-3.43564948800948</text:p>
                <draw:g>
                  <svg:desc>Sheet1.V2:Sheet1.V14</svg:desc>
                </draw:g>
              </table:table-cell>
              <table:table-cell office:value-type="float" office:value="-3.41589756800909">
                <text:p>-3.41589756800909</text:p>
                <draw:g>
                  <svg:desc>Sheet1.W2:Sheet1.W14</svg:desc>
                </draw:g>
              </table:table-cell>
              <table:table-cell office:value-type="float" office:value="-3.4127722659326">
                <text:p>-3.4127722659326</text:p>
                <draw:g>
                  <svg:desc>Sheet1.X2:Sheet1.X14</svg:desc>
                </draw:g>
              </table:table-cell>
              <table:table-cell office:value-type="float" office:value="-3.35479990037245">
                <text:p>-3.35479990037245</text:p>
                <draw:g>
                  <svg:desc>Sheet1.Y2:Sheet1.Y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3.50635082487967">
                <text:p>-3.50635082487967</text:p>
              </table:table-cell>
              <table:table-cell office:value-type="float" office:value="-3.48331167395363">
                <text:p>-3.48331167395363</text:p>
              </table:table-cell>
              <table:table-cell office:value-type="float" office:value="-3.43785282067413">
                <text:p>-3.43785282067413</text:p>
              </table:table-cell>
              <table:table-cell office:value-type="float" office:value="-3.43758834755143">
                <text:p>-3.43758834755143</text:p>
              </table:table-cell>
              <table:table-cell office:value-type="float" office:value="-3.41622169477059">
                <text:p>-3.41622169477059</text:p>
              </table:table-cell>
              <table:table-cell office:value-type="float" office:value="-3.41513474714898">
                <text:p>-3.41513474714898</text:p>
              </table:table-cell>
              <table:table-cell office:value-type="float" office:value="-3.37053064784875">
                <text:p>-3.37053064784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3.49496994282838">
                <text:p>-3.49496994282838</text:p>
              </table:table-cell>
              <table:table-cell office:value-type="float" office:value="-3.47190861596124">
                <text:p>-3.47190861596124</text:p>
              </table:table-cell>
              <table:table-cell office:value-type="float" office:value="-3.43943652576145">
                <text:p>-3.43943652576145</text:p>
              </table:table-cell>
              <table:table-cell office:value-type="float" office:value="-3.43876657260766">
                <text:p>-3.43876657260766</text:p>
              </table:table-cell>
              <table:table-cell office:value-type="float" office:value="-3.41699240186398">
                <text:p>-3.41699240186398</text:p>
              </table:table-cell>
              <table:table-cell office:value-type="float" office:value="-3.41662749969872">
                <text:p>-3.41662749969872</text:p>
              </table:table-cell>
              <table:table-cell office:value-type="float" office:value="-3.38413811283683">
                <text:p>-3.38413811283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3.4856970859744">
                <text:p>-3.4856970859744</text:p>
              </table:table-cell>
              <table:table-cell office:value-type="float" office:value="-3.46240874919968">
                <text:p>-3.46240874919968</text:p>
              </table:table-cell>
              <table:table-cell office:value-type="float" office:value="-3.44109591715744">
                <text:p>-3.44109591715744</text:p>
              </table:table-cell>
              <table:table-cell office:value-type="float" office:value="-3.43978335422427">
                <text:p>-3.43978335422427</text:p>
              </table:table-cell>
              <table:table-cell office:value-type="float" office:value="-3.4184369858534">
                <text:p>-3.4184369858534</text:p>
              </table:table-cell>
              <table:table-cell office:value-type="float" office:value="-3.41708844869407">
                <text:p>-3.41708844869407</text:p>
              </table:table-cell>
              <table:table-cell office:value-type="float" office:value="-3.39573878478192">
                <text:p>-3.39573878478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3.47817853615009">
                <text:p>-3.47817853615009</text:p>
              </table:table-cell>
              <table:table-cell office:value-type="float" office:value="-3.45457095589632">
                <text:p>-3.45457095589632</text:p>
              </table:table-cell>
              <table:table-cell office:value-type="float" office:value="-3.44252590342246">
                <text:p>-3.44252590342246</text:p>
              </table:table-cell>
              <table:table-cell office:value-type="float" office:value="-3.44081542516558">
                <text:p>-3.44081542516558</text:p>
              </table:table-cell>
              <table:table-cell office:value-type="float" office:value="-3.41954944629746">
                <text:p>-3.41954944629746</text:p>
              </table:table-cell>
              <table:table-cell office:value-type="float" office:value="-3.41758244215018">
                <text:p>-3.41758244215018</text:p>
              </table:table-cell>
              <table:table-cell office:value-type="float" office:value="-3.40549627642043">
                <text:p>-3.40549627642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3.47212560617268">
                <text:p>-3.47212560617268</text:p>
              </table:table-cell>
              <table:table-cell office:value-type="float" office:value="-3.44817538820835">
                <text:p>-3.44817538820835</text:p>
              </table:table-cell>
              <table:table-cell office:value-type="float" office:value="-3.44371830058496">
                <text:p>-3.44371830058496</text:p>
              </table:table-cell>
              <table:table-cell office:value-type="float" office:value="-3.44181113332771">
                <text:p>-3.44181113332771</text:p>
              </table:table-cell>
              <table:table-cell office:value-type="float" office:value="-3.42039583086687">
                <text:p>-3.42039583086687</text:p>
              </table:table-cell>
              <table:table-cell office:value-type="float" office:value="-3.41809193687961">
                <text:p>-3.41809193687961</text:p>
              </table:table-cell>
              <table:table-cell office:value-type="float" office:value="-3.4135966220749">
                <text:p>-3.41359662207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3.46729875550552">
                <text:p>-3.46729875550552</text:p>
              </table:table-cell>
              <table:table-cell office:value-type="float" office:value="-3.44468246236954">
                <text:p>-3.44468246236954</text:p>
              </table:table-cell>
              <table:table-cell office:value-type="float" office:value="-3.44302189955539">
                <text:p>-3.44302189955539</text:p>
              </table:table-cell>
              <table:table-cell office:value-type="float" office:value="-3.44274303269465">
                <text:p>-3.44274303269465</text:p>
              </table:table-cell>
              <table:table-cell office:value-type="float" office:value="-3.42102793294559">
                <text:p>-3.42102793294559</text:p>
              </table:table-cell>
              <table:table-cell office:value-type="float" office:value="-3.42023224407665">
                <text:p>-3.42023224407665</text:p>
              </table:table-cell>
              <table:table-cell office:value-type="float" office:value="-3.41860418237465">
                <text:p>-3.41860418237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3.46349693074487">
                <text:p>-3.46349693074487</text:p>
              </table:table-cell>
              <table:table-cell office:value-type="float" office:value="-3.44543636391116">
                <text:p>-3.44543636391116</text:p>
              </table:table-cell>
              <table:table-cell office:value-type="float" office:value="-3.44360006255998">
                <text:p>-3.44360006255998</text:p>
              </table:table-cell>
              <table:table-cell office:value-type="float" office:value="-3.43892956511033">
                <text:p>-3.43892956511033</text:p>
              </table:table-cell>
              <table:table-cell office:value-type="float" office:value="-3.42559178647059">
                <text:p>-3.42559178647059</text:p>
              </table:table-cell>
              <table:table-cell office:value-type="float" office:value="-3.42148550724192">
                <text:p>-3.42148550724192</text:p>
              </table:table-cell>
              <table:table-cell office:value-type="float" office:value="-3.41911113666661">
                <text:p>-3.41911113666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3.46054989397982">
                <text:p>-3.46054989397982</text:p>
              </table:table-cell>
              <table:table-cell office:value-type="float" office:value="-3.44600166118326">
                <text:p>-3.44600166118326</text:p>
              </table:table-cell>
              <table:table-cell office:value-type="float" office:value="-3.4443817898256">
                <text:p>-3.4443817898256</text:p>
              </table:table-cell>
              <table:table-cell office:value-type="float" office:value="-3.43573614273068">
                <text:p>-3.43573614273068</text:p>
              </table:table-cell>
              <table:table-cell office:value-type="float" office:value="-3.42985411138746">
                <text:p>-3.42985411138746</text:p>
              </table:table-cell>
              <table:table-cell office:value-type="float" office:value="-3.42179899555516">
                <text:p>-3.42179899555516</text:p>
              </table:table-cell>
              <table:table-cell office:value-type="float" office:value="-3.41960874866159">
                <text:p>-3.41960874866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3.45831188502072">
                <text:p>-3.45831188502072</text:p>
              </table:table-cell>
              <table:table-cell office:value-type="float" office:value="-3.44640162134091">
                <text:p>-3.44640162134091</text:p>
              </table:table-cell>
              <table:table-cell office:value-type="float" office:value="-3.44509365176541">
                <text:p>-3.44509365176541</text:p>
              </table:table-cell>
              <table:table-cell office:value-type="float" office:value="-3.43329649668218">
                <text:p>-3.43329649668218</text:p>
              </table:table-cell>
              <table:table-cell office:value-type="float" office:value="-3.43318555631985">
                <text:p>-3.43318555631985</text:p>
              </table:table-cell>
              <table:table-cell office:value-type="float" office:value="-3.4219926441689">
                <text:p>-3.4219926441689</text:p>
              </table:table-cell>
              <table:table-cell office:value-type="float" office:value="-3.42009533002254">
                <text:p>-3.42009533002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3.45665567483516">
                <text:p>-3.45665567483516</text:p>
              </table:table-cell>
              <table:table-cell office:value-type="float" office:value="-3.44666125092926">
                <text:p>-3.44666125092926</text:p>
              </table:table-cell>
              <table:table-cell office:value-type="float" office:value="-3.44574226721459">
                <text:p>-3.44574226721459</text:p>
              </table:table-cell>
              <table:table-cell office:value-type="float" office:value="-3.43573980531124">
                <text:p>-3.43573980531124</text:p>
              </table:table-cell>
              <table:table-cell office:value-type="float" office:value="-3.43147991912631">
                <text:p>-3.43147991912631</text:p>
              </table:table-cell>
              <table:table-cell office:value-type="float" office:value="-3.4220880841382">
                <text:p>-3.4220880841382</text:p>
              </table:table-cell>
              <table:table-cell office:value-type="float" office:value="-3.42056892582642">
                <text:p>-3.42056892582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3.45546727059689">
                <text:p>-3.45546727059689</text:p>
              </table:table-cell>
              <table:table-cell office:value-type="float" office:value="-3.44680842901777">
                <text:p>-3.44680842901777</text:p>
              </table:table-cell>
              <table:table-cell office:value-type="float" office:value="-3.44633132883105">
                <text:p>-3.44633132883105</text:p>
              </table:table-cell>
              <table:table-cell office:value-type="float" office:value="-3.43765913882517">
                <text:p>-3.43765913882517</text:p>
              </table:table-cell>
              <table:table-cell office:value-type="float" office:value="-3.43016695803753">
                <text:p>-3.43016695803753</text:p>
              </table:table-cell>
              <table:table-cell office:value-type="float" office:value="-3.422107714525">
                <text:p>-3.422107714525</text:p>
              </table:table-cell>
              <table:table-cell office:value-type="float" office:value="-3.42102446383007">
                <text:p>-3.42102446383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-3.45464296668667">
                <text:p>-3.45464296668667</text:p>
              </table:table-cell>
              <table:table-cell office:value-type="float" office:value="-3.4468738642112">
                <text:p>-3.4468738642112</text:p>
              </table:table-cell>
              <table:table-cell office:value-type="float" office:value="-3.44685973195719">
                <text:p>-3.44685973195719</text:p>
              </table:table-cell>
              <table:table-cell office:value-type="float" office:value="-3.43907477662376">
                <text:p>-3.43907477662376</text:p>
              </table:table-cell>
              <table:table-cell office:value-type="float" office:value="-3.42924782201564">
                <text:p>-3.42924782201564</text:p>
              </table:table-cell>
              <table:table-cell office:value-type="float" office:value="-3.42207607392685">
                <text:p>-3.42207607392685</text:p>
              </table:table-cell>
              <table:table-cell office:value-type="float" office:value="-3.4214526318585">
                <text:p>-3.4214526318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3.952cm" style:legend-expansion="high" chart:style-name="ch2"/>
        <chart:plot-area chart:style-name="ch3" table:cell-range-address="Sheet1.P61:Sheet1.Q68" chart:data-source-has-labels="row" svg:x="0.32cm" svg:y="0.18cm" svg:width="12.859cm" svg:height="8.64cm">
          <chartooo:coordinate-region svg:x="1.418cm" svg:y="0.379cm" svg:width="11.76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62:Sheet1.P68" chart:label-cell-address="Sheet1.P61:Sheet1.P61" chart:class="chart:bar">
            <chart:data-point chart:repeated="7"/>
          </chart:series>
          <chart:series chart:style-name="ch8" chart:values-cell-range-address="Sheet1.Q62:Sheet1.Q68" chart:label-cell-address="Sheet1.Q61:Sheet1.Q6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Static</text:p>
                <draw:g>
                  <svg:desc>Sheet1.P61:Sheet1.P61</svg:desc>
                </draw:g>
              </table:table-cell>
              <table:table-cell office:value-type="string">
                <text:p>Error SC</text:p>
                <draw:g>
                  <svg:desc>Sheet1.Q61:Sheet1.Q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47776399996656">
                <text:p>0.0447776399996656</text:p>
                <draw:g>
                  <svg:desc>Sheet1.P62:Sheet1.P68</svg:desc>
                </draw:g>
              </table:table-cell>
              <table:table-cell office:value-type="float" office:value="0.0414115200001106">
                <text:p>0.0414115200001106</text:p>
                <draw:g>
                  <svg:desc>Sheet1.Q62:Sheet1.Q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5655899998383">
                <text:p>0.0245655899998383</text:p>
              </table:table-cell>
              <table:table-cell office:value-type="float" office:value="0.0230668100011826">
                <text:p>0.0230668100011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5256399991922">
                <text:p>0.0145256399991922</text:p>
              </table:table-cell>
              <table:table-cell office:value-type="float" office:value="0.0138553699980548">
                <text:p>0.0138553699980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05038999917451">
                <text:p>0.00905038999917451</text:p>
              </table:table-cell>
              <table:table-cell office:value-type="float" office:value="0.00874529999782681">
                <text:p>0.00874529999782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81263999993098">
                <text:p>0.00581263999993098</text:p>
              </table:table-cell>
              <table:table-cell office:value-type="float" office:value="0.00566937999974471">
                <text:p>0.00566937999974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78504000036628">
                <text:p>0.00378504000036628</text:p>
              </table:table-cell>
              <table:table-cell office:value-type="float" office:value="0.00371475999781978">
                <text:p>0.00371475999781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47192000097129">
                <text:p>0.00247192000097129</text:p>
              </table:table-cell>
              <table:table-cell office:value-type="float" office:value="0.00243557000067085">
                <text:p>0.002435570000670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615cm" svg:height="17.308cm" xlink:href=".." xlink:type="simple" chart:class="chart:scatter" chart:style-name="ch1">
        <chart:legend chart:legend-position="end" svg:x="19.08cm" svg:y="6.612cm" style:legend-expansion="high" chart:style-name="ch2"/>
        <chart:plot-area chart:style-name="ch3" table:cell-range-address="Sheet1.H2:Sheet1.P14 Sheet1.I1:Sheet1.P1" chart:data-source-has-labels="row" svg:x="0.432cm" svg:y="0.346cm" svg:width="18.216cm" svg:height="16.616cm">
          <chartooo:coordinate-region svg:x="1.45cm" svg:y="0.545cm" svg:width="16.958cm" svg:height="16.2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14" chart:label-cell-address="Sheet1.I1:Sheet1.I1" chart:class="chart:scatter">
            <chart:domain table:cell-range-address="Sheet1.H2:Sheet1.H14"/>
            <chart:data-point chart:repeated="13"/>
          </chart:series>
          <chart:series chart:style-name="ch8" chart:values-cell-range-address="Sheet1.J2:Sheet1.J14" chart:label-cell-address="Sheet1.J1:Sheet1.J1" chart:class="chart:scatter">
            <chart:data-point chart:repeated="13"/>
          </chart:series>
          <chart:series chart:style-name="ch9" chart:values-cell-range-address="Sheet1.K2:Sheet1.K14" chart:label-cell-address="Sheet1.K1:Sheet1.K1" chart:class="chart:scatter">
            <chart:data-point chart:repeated="13"/>
          </chart:series>
          <chart:series chart:style-name="ch10" chart:values-cell-range-address="Sheet1.L2:Sheet1.L14" chart:label-cell-address="Sheet1.L1:Sheet1.L1" chart:class="chart:scatter">
            <chart:data-point chart:repeated="13"/>
          </chart:series>
          <chart:series chart:style-name="ch11" chart:values-cell-range-address="Sheet1.M2:Sheet1.M14" chart:label-cell-address="Sheet1.M1:Sheet1.M1" chart:class="chart:scatter">
            <chart:data-point chart:repeated="13"/>
          </chart:series>
          <chart:series chart:style-name="ch12" chart:values-cell-range-address="Sheet1.N2:Sheet1.N14" chart:label-cell-address="Sheet1.N1:Sheet1.N1" chart:class="chart:scatter">
            <chart:data-point chart:repeated="13"/>
          </chart:series>
          <chart:series chart:style-name="ch13" chart:values-cell-range-address="Sheet1.O2:Sheet1.O14" chart:label-cell-address="Sheet1.O1:Sheet1.O1" chart:class="chart:scatter">
            <chart:data-point chart:repeated="13"/>
          </chart:series>
          <chart:series chart:style-name="ch14" chart:values-cell-range-address="Sheet1.P2:Sheet1.P14" chart:label-cell-address="Sheet1.P1:Sheet1.P1" chart:class="chart:scatte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Exact 1</text:p>
                <draw:g>
                  <svg:desc>Sheet1.I1:Sheet1.I1</svg:desc>
                </draw:g>
              </table:table-cell>
              <table:table-cell office:value-type="string">
                <text:p>Exact 2</text:p>
                <draw:g>
                  <svg:desc>Sheet1.J1:Sheet1.J1</svg:desc>
                </draw:g>
              </table:table-cell>
              <table:table-cell office:value-type="string">
                <text:p>Exact 3</text:p>
                <draw:g>
                  <svg:desc>Sheet1.K1:Sheet1.K1</svg:desc>
                </draw:g>
              </table:table-cell>
              <table:table-cell office:value-type="string">
                <text:p>Exact 4</text:p>
                <draw:g>
                  <svg:desc>Sheet1.L1:Sheet1.L1</svg:desc>
                </draw:g>
              </table:table-cell>
              <table:table-cell office:value-type="string">
                <text:p>Exact 5</text:p>
                <draw:g>
                  <svg:desc>Sheet1.M1:Sheet1.M1</svg:desc>
                </draw:g>
              </table:table-cell>
              <table:table-cell office:value-type="string">
                <text:p>Exact 6</text:p>
                <draw:g>
                  <svg:desc>Sheet1.N1:Sheet1.N1</svg:desc>
                </draw:g>
              </table:table-cell>
              <table:table-cell office:value-type="string">
                <text:p>Exact 7</text:p>
                <draw:g>
                  <svg:desc>Sheet1.O1:Sheet1.O1</svg:desc>
                </draw:g>
              </table:table-cell>
              <table:table-cell office:value-type="string">
                <text:p>Exact 8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2:Sheet1.H14</svg:desc>
                </draw:g>
              </table:table-cell>
              <table:table-cell office:value-type="float" office:value="-3.52028816276406">
                <text:p>-3.52028816276406</text:p>
                <draw:g>
                  <svg:desc>Sheet1.I2:Sheet1.I14</svg:desc>
                </draw:g>
              </table:table-cell>
              <table:table-cell office:value-type="float" office:value="-3.49891854279317">
                <text:p>-3.49891854279317</text:p>
                <draw:g>
                  <svg:desc>Sheet1.J2:Sheet1.J14</svg:desc>
                </draw:g>
              </table:table-cell>
              <table:table-cell office:value-type="float" office:value="-3.43979910278915">
                <text:p>-3.43979910278915</text:p>
                <draw:g>
                  <svg:desc>Sheet1.K2:Sheet1.K14</svg:desc>
                </draw:g>
              </table:table-cell>
              <table:table-cell office:value-type="float" office:value="-3.43629225952757">
                <text:p>-3.43629225952757</text:p>
                <draw:g>
                  <svg:desc>Sheet1.L2:Sheet1.L14</svg:desc>
                </draw:g>
              </table:table-cell>
              <table:table-cell office:value-type="float" office:value="-3.41843763559538">
                <text:p>-3.41843763559538</text:p>
                <draw:g>
                  <svg:desc>Sheet1.M2:Sheet1.M14</svg:desc>
                </draw:g>
              </table:table-cell>
              <table:table-cell office:value-type="float" office:value="-3.41509169939892">
                <text:p>-3.41509169939892</text:p>
                <draw:g>
                  <svg:desc>Sheet1.N2:Sheet1.N14</svg:desc>
                </draw:g>
              </table:table-cell>
              <table:table-cell office:value-type="float" office:value="-3.35563519139574">
                <text:p>-3.35563519139574</text:p>
                <draw:g>
                  <svg:desc>Sheet1.O2:Sheet1.O14</svg:desc>
                </draw:g>
              </table:table-cell>
              <table:table-cell office:value-type="float" office:value="-3.33439269518346">
                <text:p>-3.33439269518346</text:p>
                <draw:g>
                  <svg:desc>Sheet1.P2:Sheet1.P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3.50635387062615">
                <text:p>-3.50635387062615</text:p>
              </table:table-cell>
              <table:table-cell office:value-type="float" office:value="-3.48466404452523">
                <text:p>-3.48466404452523</text:p>
              </table:table-cell>
              <table:table-cell office:value-type="float" office:value="-3.43954312787365">
                <text:p>-3.43954312787365</text:p>
              </table:table-cell>
              <table:table-cell office:value-type="float" office:value="-3.43824546388834">
                <text:p>-3.43824546388834</text:p>
              </table:table-cell>
              <table:table-cell office:value-type="float" office:value="-3.41786100940173">
                <text:p>-3.41786100940173</text:p>
              </table:table-cell>
              <table:table-cell office:value-type="float" office:value="-3.41665779528215">
                <text:p>-3.41665779528215</text:p>
              </table:table-cell>
              <table:table-cell office:value-type="float" office:value="-3.37135979322029">
                <text:p>-3.37135979322029</text:p>
              </table:table-cell>
              <table:table-cell office:value-type="float" office:value="-3.34974243581583">
                <text:p>-3.34974243581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3.49497174377909">
                <text:p>-3.49497174377909</text:p>
              </table:table-cell>
              <table:table-cell office:value-type="float" office:value="-3.47281092790315">
                <text:p>-3.47281092790315</text:p>
              </table:table-cell>
              <table:table-cell office:value-type="float" office:value="-3.44009836610072">
                <text:p>-3.44009836610072</text:p>
              </table:table-cell>
              <table:table-cell office:value-type="float" office:value="-3.43985870888744">
                <text:p>-3.43985870888744</text:p>
              </table:table-cell>
              <table:table-cell office:value-type="float" office:value="-3.4179990330852">
                <text:p>-3.4179990330852</text:p>
              </table:table-cell>
              <table:table-cell office:value-type="float" office:value="-3.41770280752188">
                <text:p>-3.41770280752188</text:p>
              </table:table-cell>
              <table:table-cell office:value-type="float" office:value="-3.38495567890309">
                <text:p>-3.38495567890309</text:p>
              </table:table-cell>
              <table:table-cell office:value-type="float" office:value="-3.36283493520707">
                <text:p>-3.36283493520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3.4856982080803">
                <text:p>-3.4856982080803</text:p>
              </table:table-cell>
              <table:table-cell office:value-type="float" office:value="-3.46301161652289">
                <text:p>-3.46301161652289</text:p>
              </table:table-cell>
              <table:table-cell office:value-type="float" office:value="-3.44175691720331">
                <text:p>-3.44175691720331</text:p>
              </table:table-cell>
              <table:table-cell office:value-type="float" office:value="-3.44048772287906">
                <text:p>-3.44048772287906</text:p>
              </table:table-cell>
              <table:table-cell office:value-type="float" office:value="-3.41910706010881">
                <text:p>-3.41910706010881</text:p>
              </table:table-cell>
              <table:table-cell office:value-type="float" office:value="-3.4178023383456">
                <text:p>-3.4178023383456</text:p>
              </table:table-cell>
              <table:table-cell office:value-type="float" office:value="-3.39653744533038">
                <text:p>-3.39653744533038</text:p>
              </table:table-cell>
              <table:table-cell office:value-type="float" office:value="-3.37387105459151">
                <text:p>-3.37387105459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3.47817925682595">
                <text:p>-3.47817925682595</text:p>
              </table:table-cell>
              <table:table-cell office:value-type="float" office:value="-3.4549736108692">
                <text:p>-3.4549736108692</text:p>
              </table:table-cell>
              <table:table-cell office:value-type="float" office:value="-3.44318324547395">
                <text:p>-3.44318324547395</text:p>
              </table:table-cell>
              <table:table-cell office:value-type="float" office:value="-3.44126813166756">
                <text:p>-3.44126813166756</text:p>
              </table:table-cell>
              <table:table-cell office:value-type="float" office:value="-3.41999930624236">
                <text:p>-3.41999930624236</text:p>
              </table:table-cell>
              <table:table-cell office:value-type="float" office:value="-3.41805992375588">
                <text:p>-3.41805992375588</text:p>
              </table:table-cell>
              <table:table-cell office:value-type="float" office:value="-3.40627164349814">
                <text:p>-3.40627164349814</text:p>
              </table:table-cell>
              <table:table-cell office:value-type="float" office:value="-3.38307359938082">
                <text:p>-3.38307359938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3.47212607545806">
                <text:p>-3.47212607545806</text:p>
              </table:table-cell>
              <table:table-cell office:value-type="float" office:value="-3.44844376143197">
                <text:p>-3.44844376143197</text:p>
              </table:table-cell>
              <table:table-cell office:value-type="float" office:value="-3.44437088461529">
                <text:p>-3.44437088461529</text:p>
              </table:table-cell>
              <table:table-cell office:value-type="float" office:value="-3.44210056811447">
                <text:p>-3.44210056811447</text:p>
              </table:table-cell>
              <table:table-cell office:value-type="float" office:value="-3.42070119956878">
                <text:p>-3.42070119956878</text:p>
              </table:table-cell>
              <table:table-cell office:value-type="float" office:value="-3.4184122691847">
                <text:p>-3.4184122691847</text:p>
              </table:table-cell>
              <table:table-cell office:value-type="float" office:value="-3.41434772972795">
                <text:p>-3.41434772972795</text:p>
              </table:table-cell>
              <table:table-cell office:value-type="float" office:value="-3.39066478086898">
                <text:p>-3.390664780868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3.46729906198469">
                <text:p>-3.46729906198469</text:p>
              </table:table-cell>
              <table:table-cell office:value-type="float" office:value="-3.44533016733536">
                <text:p>-3.44533016733536</text:p>
              </table:table-cell>
              <table:table-cell office:value-type="float" office:value="-3.44320010234033">
                <text:p>-3.44320010234033</text:p>
              </table:table-cell>
              <table:table-cell office:value-type="float" office:value="-3.44292676398852">
                <text:p>-3.44292676398852</text:p>
              </table:table-cell>
              <table:table-cell office:value-type="float" office:value="-3.42123839933594">
                <text:p>-3.42123839933594</text:p>
              </table:table-cell>
              <table:table-cell office:value-type="float" office:value="-3.42096061626128">
                <text:p>-3.42096061626128</text:p>
              </table:table-cell>
              <table:table-cell office:value-type="float" office:value="-3.41881888642174">
                <text:p>-3.41881888642174</text:p>
              </table:table-cell>
              <table:table-cell office:value-type="float" office:value="-3.39685548145567">
                <text:p>-3.39685548145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3.46349713012272">
                <text:p>-3.46349713012272</text:p>
              </table:table-cell>
              <table:table-cell office:value-type="float" office:value="-3.44607957372228">
                <text:p>-3.44607957372228</text:p>
              </table:table-cell>
              <table:table-cell office:value-type="float" office:value="-3.44371564415402">
                <text:p>-3.44371564415402</text:p>
              </table:table-cell>
              <table:table-cell office:value-type="float" office:value="-3.43904725744215">
                <text:p>-3.43904725744215</text:p>
              </table:table-cell>
              <table:table-cell office:value-type="float" office:value="-3.42630034440347">
                <text:p>-3.42630034440347</text:p>
              </table:table-cell>
              <table:table-cell office:value-type="float" office:value="-3.42163367826953">
                <text:p>-3.42163367826953</text:p>
              </table:table-cell>
              <table:table-cell office:value-type="float" office:value="-3.41925441902216">
                <text:p>-3.41925441902216</text:p>
              </table:table-cell>
              <table:table-cell office:value-type="float" office:value="-3.40184047011979">
                <text:p>-3.40184047011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3.46055002263085">
                <text:p>-3.46055002263085</text:p>
              </table:table-cell>
              <table:table-cell office:value-type="float" office:value="-3.44664098238556">
                <text:p>-3.44664098238556</text:p>
              </table:table-cell>
              <table:table-cell office:value-type="float" office:value="-3.44445371734069">
                <text:p>-3.44445371734069</text:p>
              </table:table-cell>
              <table:table-cell office:value-type="float" office:value="-3.43581332954768">
                <text:p>-3.43581332954768</text:p>
              </table:table-cell>
              <table:table-cell office:value-type="float" office:value="-3.43054625210835">
                <text:p>-3.43054625210835</text:p>
              </table:table-cell>
              <table:table-cell office:value-type="float" office:value="-3.4219064011957">
                <text:p>-3.4219064011957</text:p>
              </table:table-cell>
              <table:table-cell office:value-type="float" office:value="-3.41970368826018">
                <text:p>-3.41970368826018</text:p>
              </table:table-cell>
              <table:table-cell office:value-type="float" office:value="-3.40579684834493">
                <text:p>-3.40579684834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3.45831196714665">
                <text:p>-3.45831196714665</text:p>
              </table:table-cell>
              <table:table-cell office:value-type="float" office:value="-3.44703772342335">
                <text:p>-3.44703772342335</text:p>
              </table:table-cell>
              <table:table-cell office:value-type="float" office:value="-3.44513787758414">
                <text:p>-3.44513787758414</text:p>
              </table:table-cell>
              <table:table-cell office:value-type="float" office:value="-3.4338646091979">
                <text:p>-3.4338646091979</text:p>
              </table:table-cell>
              <table:table-cell office:value-type="float" office:value="-3.43334668265113">
                <text:p>-3.43334668265113</text:p>
              </table:table-cell>
              <table:table-cell office:value-type="float" office:value="-3.42207349884075">
                <text:p>-3.42207349884075</text:p>
              </table:table-cell>
              <table:table-cell office:value-type="float" office:value="-3.42015766337282">
                <text:p>-3.42015766337282</text:p>
              </table:table-cell>
              <table:table-cell office:value-type="float" office:value="-3.40888465756912">
                <text:p>-3.40888465756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3.45665572663703">
                <text:p>-3.45665572663703</text:p>
              </table:table-cell>
              <table:table-cell office:value-type="float" office:value="-3.44729478124341">
                <text:p>-3.44729478124341</text:p>
              </table:table-cell>
              <table:table-cell office:value-type="float" office:value="-3.44576913471758">
                <text:p>-3.44576913471758</text:p>
              </table:table-cell>
              <table:table-cell office:value-type="float" office:value="-3.43640872749004">
                <text:p>-3.43640872749004</text:p>
              </table:table-cell>
              <table:table-cell office:value-type="float" office:value="-3.43151221486348">
                <text:p>-3.43151221486348</text:p>
              </table:table-cell>
              <table:table-cell office:value-type="float" office:value="-3.42215176129931">
                <text:p>-3.42215176129931</text:p>
              </table:table-cell>
              <table:table-cell office:value-type="float" office:value="-3.42060943342913">
                <text:p>-3.42060943342913</text:p>
              </table:table-cell>
              <table:table-cell office:value-type="float" office:value="-3.41124911936833">
                <text:p>-3.411249119368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3.45546730288611">
                <text:p>-3.45546730288611</text:p>
              </table:table-cell>
              <table:table-cell office:value-type="float" office:value="-3.44743997128649">
                <text:p>-3.44743997128649</text:p>
              </table:table-cell>
              <table:table-cell office:value-type="float" office:value="-3.44634748322121">
                <text:p>-3.44634748322121</text:p>
              </table:table-cell>
              <table:table-cell office:value-type="float" office:value="-3.4383204118162">
                <text:p>-3.4383204118162</text:p>
              </table:table-cell>
              <table:table-cell office:value-type="float" office:value="-3.43018749642553">
                <text:p>-3.43018749642553</text:p>
              </table:table-cell>
              <table:table-cell office:value-type="float" office:value="-3.42216036924372">
                <text:p>-3.42216036924372</text:p>
              </table:table-cell>
              <table:table-cell office:value-type="float" office:value="-3.4210505158737">
                <text:p>-3.4210505158737</text:p>
              </table:table-cell>
              <table:table-cell office:value-type="float" office:value="-3.41302346694456">
                <text:p>-3.413023466944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-3.45464298660102">
                <text:p>-3.45464298660102</text:p>
              </table:table-cell>
              <table:table-cell office:value-type="float" office:value="-3.44750392097739">
                <text:p>-3.44750392097739</text:p>
              </table:table-cell>
              <table:table-cell office:value-type="float" office:value="-3.44686937355961">
                <text:p>-3.44686937355961</text:p>
              </table:table-cell>
              <table:table-cell office:value-type="float" office:value="-3.43973041353586">
                <text:p>-3.43973041353586</text:p>
              </table:table-cell>
              <table:table-cell office:value-type="float" office:value="-3.42926071446177">
                <text:p>-3.42926071446177</text:p>
              </table:table-cell>
              <table:table-cell office:value-type="float" office:value="-3.42212172079365">
                <text:p>-3.42212172079365</text:p>
              </table:table-cell>
              <table:table-cell office:value-type="float" office:value="-3.42146921994436">
                <text:p>-3.42146921994436</text:p>
              </table:table-cell>
              <table:table-cell office:value-type="float" office:value="-3.41433025824309">
                <text:p>-3.41433025824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.2" chart:origin="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inimum="-3.53" chart:maximum="-3.33" chart:origin="0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314004" draw:fill-color="#314004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14.581cm" svg:height="12.503cm" xlink:href=".." xlink:type="simple" chart:class="chart:scatter" chart:style-name="ch1">
        <chart:legend svg:x="11.24cm" svg:y="3.473cm" style:legend-expansion="custom" chartooo:width="3.341cm" chartooo:height="6.624cm" style:legend-expansion-aspect-ratio="0.504378019323672" chart:style-name="ch2"/>
        <chart:plot-area chart:style-name="ch3" table:cell-range-address="Sheet1.H2:Sheet1.P14 Sheet1.I1:Sheet1.P1 Sheet1.S1:Sheet1.Y14" chart:data-source-has-labels="row" svg:x="0.257cm" svg:y="0.438cm" svg:width="11.088cm" svg:height="11.363cm">
          <chartooo:coordinate-region svg:x="1.275cm" svg:y="0.438cm" svg:width="9.83cm" svg:height="10.716cm"/>
          <chart:axis chart:dimension="x" chart:name="primary-x" chart:style-name="ch4">
            <chart:title svg:x="3.918cm" svg:y="11.943cm" chart:style-name="ch5">
              <text:p>Displacement, Angstrom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6.957cm" chart:style-name="ch9">
              <text:p>Energy, eV</text:p>
            </chart:title>
          </chart:axis>
          <chart:series chart:style-name="ch10" chart:values-cell-range-address="Sheet1.I2:Sheet1.I14" chart:label-cell-address="Sheet1.I1:Sheet1.I1" chart:class="chart:scatter">
            <chart:domain table:cell-range-address="Sheet1.H2:Sheet1.H14"/>
            <chart:data-point chart:repeated="13"/>
          </chart:series>
          <chart:series chart:style-name="ch11" chart:values-cell-range-address="Sheet1.J2:Sheet1.J14" chart:label-cell-address="Sheet1.J1:Sheet1.J1" chart:class="chart:scatter">
            <chart:data-point chart:repeated="13"/>
          </chart:series>
          <chart:series chart:style-name="ch12" chart:values-cell-range-address="Sheet1.K2:Sheet1.K14" chart:label-cell-address="Sheet1.K1:Sheet1.K1" chart:class="chart:scatter">
            <chart:data-point chart:repeated="13"/>
          </chart:series>
          <chart:series chart:style-name="ch13" chart:values-cell-range-address="Sheet1.L2:Sheet1.L14" chart:label-cell-address="Sheet1.L1:Sheet1.L1" chart:class="chart:scatter">
            <chart:data-point chart:repeated="13"/>
          </chart:series>
          <chart:series chart:style-name="ch14" chart:values-cell-range-address="Sheet1.M2:Sheet1.M14" chart:label-cell-address="Sheet1.M1:Sheet1.M1" chart:class="chart:scatter">
            <chart:data-point chart:repeated="13"/>
          </chart:series>
          <chart:series chart:style-name="ch15" chart:values-cell-range-address="Sheet1.N2:Sheet1.N14" chart:label-cell-address="Sheet1.N1:Sheet1.N1" chart:class="chart:scatter">
            <chart:data-point chart:repeated="13"/>
          </chart:series>
          <chart:series chart:style-name="ch16" chart:values-cell-range-address="Sheet1.O2:Sheet1.O14" chart:label-cell-address="Sheet1.O1:Sheet1.O1" chart:class="chart:scatter">
            <chart:data-point chart:repeated="13"/>
          </chart:series>
          <chart:series chart:style-name="ch17" chart:values-cell-range-address="Sheet1.P2:Sheet1.P14" chart:label-cell-address="Sheet1.P1:Sheet1.P1" chart:class="chart:scatter">
            <chart:data-point chart:repeated="13"/>
          </chart:series>
          <chart:series chart:style-name="ch18" chart:values-cell-range-address="Sheet1.S2:Sheet1.S14" chart:label-cell-address="Sheet1.S1:Sheet1.S1" chart:class="chart:scatter">
            <chart:data-point chart:repeated="13"/>
          </chart:series>
          <chart:series chart:style-name="ch19" chart:values-cell-range-address="Sheet1.T2:Sheet1.T14" chart:label-cell-address="Sheet1.T1:Sheet1.T1" chart:class="chart:scatter">
            <chart:data-point chart:repeated="13"/>
          </chart:series>
          <chart:series chart:style-name="ch20" chart:values-cell-range-address="Sheet1.U2:Sheet1.U14" chart:label-cell-address="Sheet1.U1:Sheet1.U1" chart:class="chart:scatter">
            <chart:data-point chart:repeated="13"/>
          </chart:series>
          <chart:series chart:style-name="ch21" chart:values-cell-range-address="Sheet1.V2:Sheet1.V14" chart:label-cell-address="Sheet1.V1:Sheet1.V1" chart:class="chart:scatter">
            <chart:data-point chart:repeated="13"/>
          </chart:series>
          <chart:series chart:style-name="ch22" chart:values-cell-range-address="Sheet1.W2:Sheet1.W14" chart:label-cell-address="Sheet1.W1:Sheet1.W1" chart:class="chart:scatter">
            <chart:data-point chart:repeated="13"/>
          </chart:series>
          <chart:series chart:style-name="ch23" chart:values-cell-range-address="Sheet1.X2:Sheet1.X14" chart:label-cell-address="Sheet1.X1:Sheet1.X1" chart:class="chart:scatter">
            <chart:data-point chart:repeated="13"/>
          </chart:series>
          <chart:series chart:style-name="ch24" chart:values-cell-range-address="Sheet1.Y2:Sheet1.Y14" chart:label-cell-address="Sheet1.Y1:Sheet1.Y1" chart:class="chart:scatter">
            <chart:data-point chart:repeated="13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Exact 1</text:p>
                <draw:g>
                  <svg:desc>Sheet1.I1:Sheet1.I1</svg:desc>
                </draw:g>
              </table:table-cell>
              <table:table-cell office:value-type="string">
                <text:p>Exact 2</text:p>
                <draw:g>
                  <svg:desc>Sheet1.J1:Sheet1.J1</svg:desc>
                </draw:g>
              </table:table-cell>
              <table:table-cell office:value-type="string">
                <text:p>Exact 3</text:p>
                <draw:g>
                  <svg:desc>Sheet1.K1:Sheet1.K1</svg:desc>
                </draw:g>
              </table:table-cell>
              <table:table-cell office:value-type="string">
                <text:p>Exact 4</text:p>
                <draw:g>
                  <svg:desc>Sheet1.L1:Sheet1.L1</svg:desc>
                </draw:g>
              </table:table-cell>
              <table:table-cell office:value-type="string">
                <text:p>Exact 5</text:p>
                <draw:g>
                  <svg:desc>Sheet1.M1:Sheet1.M1</svg:desc>
                </draw:g>
              </table:table-cell>
              <table:table-cell office:value-type="string">
                <text:p>Exact 6</text:p>
                <draw:g>
                  <svg:desc>Sheet1.N1:Sheet1.N1</svg:desc>
                </draw:g>
              </table:table-cell>
              <table:table-cell office:value-type="string">
                <text:p>Exact 7</text:p>
                <draw:g>
                  <svg:desc>Sheet1.O1:Sheet1.O1</svg:desc>
                </draw:g>
              </table:table-cell>
              <table:table-cell office:value-type="string">
                <text:p>Exact 8</text:p>
                <draw:g>
                  <svg:desc>Sheet1.P1:Sheet1.P1</svg:desc>
                </draw:g>
              </table:table-cell>
              <table:table-cell office:value-type="string">
                <text:p>Approx 1</text:p>
                <draw:g>
                  <svg:desc>Sheet1.S1:Sheet1.S1</svg:desc>
                </draw:g>
              </table:table-cell>
              <table:table-cell office:value-type="string">
                <text:p>Approx 2</text:p>
                <draw:g>
                  <svg:desc>Sheet1.T1:Sheet1.T1</svg:desc>
                </draw:g>
              </table:table-cell>
              <table:table-cell office:value-type="string">
                <text:p>Approx 3</text:p>
                <draw:g>
                  <svg:desc>Sheet1.U1:Sheet1.U1</svg:desc>
                </draw:g>
              </table:table-cell>
              <table:table-cell office:value-type="string">
                <text:p>Approx 4</text:p>
                <draw:g>
                  <svg:desc>Sheet1.V1:Sheet1.V1</svg:desc>
                </draw:g>
              </table:table-cell>
              <table:table-cell office:value-type="string">
                <text:p>Approx 5</text:p>
                <draw:g>
                  <svg:desc>Sheet1.W1:Sheet1.W1</svg:desc>
                </draw:g>
              </table:table-cell>
              <table:table-cell office:value-type="string">
                <text:p>Approx 6</text:p>
                <draw:g>
                  <svg:desc>Sheet1.X1:Sheet1.X1</svg:desc>
                </draw:g>
              </table:table-cell>
              <table:table-cell office:value-type="string">
                <text:p>Approx 7</text:p>
                <draw:g>
                  <svg:desc>Sheet1.Y1:Sheet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2:Sheet1.H14</svg:desc>
                </draw:g>
              </table:table-cell>
              <table:table-cell office:value-type="float" office:value="-3.52028816276406">
                <text:p>-3.52028816276406</text:p>
                <draw:g>
                  <svg:desc>Sheet1.I2:Sheet1.I14</svg:desc>
                </draw:g>
              </table:table-cell>
              <table:table-cell office:value-type="float" office:value="-3.49891854279317">
                <text:p>-3.49891854279317</text:p>
                <draw:g>
                  <svg:desc>Sheet1.J2:Sheet1.J14</svg:desc>
                </draw:g>
              </table:table-cell>
              <table:table-cell office:value-type="float" office:value="-3.43979910278915">
                <text:p>-3.43979910278915</text:p>
                <draw:g>
                  <svg:desc>Sheet1.K2:Sheet1.K14</svg:desc>
                </draw:g>
              </table:table-cell>
              <table:table-cell office:value-type="float" office:value="-3.43629225952757">
                <text:p>-3.43629225952757</text:p>
                <draw:g>
                  <svg:desc>Sheet1.L2:Sheet1.L14</svg:desc>
                </draw:g>
              </table:table-cell>
              <table:table-cell office:value-type="float" office:value="-3.41843763559538">
                <text:p>-3.41843763559538</text:p>
                <draw:g>
                  <svg:desc>Sheet1.M2:Sheet1.M14</svg:desc>
                </draw:g>
              </table:table-cell>
              <table:table-cell office:value-type="float" office:value="-3.41509169939892">
                <text:p>-3.41509169939892</text:p>
                <draw:g>
                  <svg:desc>Sheet1.N2:Sheet1.N14</svg:desc>
                </draw:g>
              </table:table-cell>
              <table:table-cell office:value-type="float" office:value="-3.35563519139574">
                <text:p>-3.35563519139574</text:p>
                <draw:g>
                  <svg:desc>Sheet1.O2:Sheet1.O14</svg:desc>
                </draw:g>
              </table:table-cell>
              <table:table-cell office:value-type="float" office:value="-3.33439269518346">
                <text:p>-3.33439269518346</text:p>
                <draw:g>
                  <svg:desc>Sheet1.P2:Sheet1.P14</svg:desc>
                </draw:g>
              </table:table-cell>
              <table:table-cell office:value-type="float" office:value="-3.52028261104154">
                <text:p>-3.52028261104154</text:p>
                <draw:g>
                  <svg:desc>Sheet1.S2:Sheet1.S14</svg:desc>
                </draw:g>
              </table:table-cell>
              <table:table-cell office:value-type="float" office:value="-3.49688544938591">
                <text:p>-3.49688544938591</text:p>
                <draw:g>
                  <svg:desc>Sheet1.T2:Sheet1.T14</svg:desc>
                </draw:g>
              </table:table-cell>
              <table:table-cell office:value-type="float" office:value="-3.43718374174823">
                <text:p>-3.43718374174823</text:p>
                <draw:g>
                  <svg:desc>Sheet1.U2:Sheet1.U14</svg:desc>
                </draw:g>
              </table:table-cell>
              <table:table-cell office:value-type="float" office:value="-3.43564948800948">
                <text:p>-3.43564948800948</text:p>
                <draw:g>
                  <svg:desc>Sheet1.V2:Sheet1.V14</svg:desc>
                </draw:g>
              </table:table-cell>
              <table:table-cell office:value-type="float" office:value="-3.41589756800909">
                <text:p>-3.41589756800909</text:p>
                <draw:g>
                  <svg:desc>Sheet1.W2:Sheet1.W14</svg:desc>
                </draw:g>
              </table:table-cell>
              <table:table-cell office:value-type="float" office:value="-3.4127722659326">
                <text:p>-3.4127722659326</text:p>
                <draw:g>
                  <svg:desc>Sheet1.X2:Sheet1.X14</svg:desc>
                </draw:g>
              </table:table-cell>
              <table:table-cell office:value-type="float" office:value="-3.35479990037245">
                <text:p>-3.35479990037245</text:p>
                <draw:g>
                  <svg:desc>Sheet1.Y2:Sheet1.Y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3.50635387062615">
                <text:p>-3.50635387062615</text:p>
              </table:table-cell>
              <table:table-cell office:value-type="float" office:value="-3.48466404452523">
                <text:p>-3.48466404452523</text:p>
              </table:table-cell>
              <table:table-cell office:value-type="float" office:value="-3.43954312787365">
                <text:p>-3.43954312787365</text:p>
              </table:table-cell>
              <table:table-cell office:value-type="float" office:value="-3.43824546388834">
                <text:p>-3.43824546388834</text:p>
              </table:table-cell>
              <table:table-cell office:value-type="float" office:value="-3.41786100940173">
                <text:p>-3.41786100940173</text:p>
              </table:table-cell>
              <table:table-cell office:value-type="float" office:value="-3.41665779528215">
                <text:p>-3.41665779528215</text:p>
              </table:table-cell>
              <table:table-cell office:value-type="float" office:value="-3.37135979322029">
                <text:p>-3.37135979322029</text:p>
              </table:table-cell>
              <table:table-cell office:value-type="float" office:value="-3.34974243581583">
                <text:p>-3.34974243581583</text:p>
              </table:table-cell>
              <table:table-cell office:value-type="float" office:value="-3.50635082487967">
                <text:p>-3.50635082487967</text:p>
              </table:table-cell>
              <table:table-cell office:value-type="float" office:value="-3.48331167395363">
                <text:p>-3.48331167395363</text:p>
              </table:table-cell>
              <table:table-cell office:value-type="float" office:value="-3.43785282067413">
                <text:p>-3.43785282067413</text:p>
              </table:table-cell>
              <table:table-cell office:value-type="float" office:value="-3.43758834755143">
                <text:p>-3.43758834755143</text:p>
              </table:table-cell>
              <table:table-cell office:value-type="float" office:value="-3.41622169477059">
                <text:p>-3.41622169477059</text:p>
              </table:table-cell>
              <table:table-cell office:value-type="float" office:value="-3.41513474714898">
                <text:p>-3.41513474714898</text:p>
              </table:table-cell>
              <table:table-cell office:value-type="float" office:value="-3.37053064784875">
                <text:p>-3.37053064784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3.49497174377909">
                <text:p>-3.49497174377909</text:p>
              </table:table-cell>
              <table:table-cell office:value-type="float" office:value="-3.47281092790315">
                <text:p>-3.47281092790315</text:p>
              </table:table-cell>
              <table:table-cell office:value-type="float" office:value="-3.44009836610072">
                <text:p>-3.44009836610072</text:p>
              </table:table-cell>
              <table:table-cell office:value-type="float" office:value="-3.43985870888744">
                <text:p>-3.43985870888744</text:p>
              </table:table-cell>
              <table:table-cell office:value-type="float" office:value="-3.4179990330852">
                <text:p>-3.4179990330852</text:p>
              </table:table-cell>
              <table:table-cell office:value-type="float" office:value="-3.41770280752188">
                <text:p>-3.41770280752188</text:p>
              </table:table-cell>
              <table:table-cell office:value-type="float" office:value="-3.38495567890309">
                <text:p>-3.38495567890309</text:p>
              </table:table-cell>
              <table:table-cell office:value-type="float" office:value="-3.36283493520707">
                <text:p>-3.36283493520707</text:p>
              </table:table-cell>
              <table:table-cell office:value-type="float" office:value="-3.49496994282838">
                <text:p>-3.49496994282838</text:p>
              </table:table-cell>
              <table:table-cell office:value-type="float" office:value="-3.47190861596124">
                <text:p>-3.47190861596124</text:p>
              </table:table-cell>
              <table:table-cell office:value-type="float" office:value="-3.43943652576145">
                <text:p>-3.43943652576145</text:p>
              </table:table-cell>
              <table:table-cell office:value-type="float" office:value="-3.43876657260766">
                <text:p>-3.43876657260766</text:p>
              </table:table-cell>
              <table:table-cell office:value-type="float" office:value="-3.41699240186398">
                <text:p>-3.41699240186398</text:p>
              </table:table-cell>
              <table:table-cell office:value-type="float" office:value="-3.41662749969872">
                <text:p>-3.41662749969872</text:p>
              </table:table-cell>
              <table:table-cell office:value-type="float" office:value="-3.38413811283683">
                <text:p>-3.38413811283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3.4856982080803">
                <text:p>-3.4856982080803</text:p>
              </table:table-cell>
              <table:table-cell office:value-type="float" office:value="-3.46301161652289">
                <text:p>-3.46301161652289</text:p>
              </table:table-cell>
              <table:table-cell office:value-type="float" office:value="-3.44175691720331">
                <text:p>-3.44175691720331</text:p>
              </table:table-cell>
              <table:table-cell office:value-type="float" office:value="-3.44048772287906">
                <text:p>-3.44048772287906</text:p>
              </table:table-cell>
              <table:table-cell office:value-type="float" office:value="-3.41910706010881">
                <text:p>-3.41910706010881</text:p>
              </table:table-cell>
              <table:table-cell office:value-type="float" office:value="-3.4178023383456">
                <text:p>-3.4178023383456</text:p>
              </table:table-cell>
              <table:table-cell office:value-type="float" office:value="-3.39653744533038">
                <text:p>-3.39653744533038</text:p>
              </table:table-cell>
              <table:table-cell office:value-type="float" office:value="-3.37387105459151">
                <text:p>-3.37387105459151</text:p>
              </table:table-cell>
              <table:table-cell office:value-type="float" office:value="-3.4856970859744">
                <text:p>-3.4856970859744</text:p>
              </table:table-cell>
              <table:table-cell office:value-type="float" office:value="-3.46240874919968">
                <text:p>-3.46240874919968</text:p>
              </table:table-cell>
              <table:table-cell office:value-type="float" office:value="-3.44109591715744">
                <text:p>-3.44109591715744</text:p>
              </table:table-cell>
              <table:table-cell office:value-type="float" office:value="-3.43978335422427">
                <text:p>-3.43978335422427</text:p>
              </table:table-cell>
              <table:table-cell office:value-type="float" office:value="-3.4184369858534">
                <text:p>-3.4184369858534</text:p>
              </table:table-cell>
              <table:table-cell office:value-type="float" office:value="-3.41708844869407">
                <text:p>-3.41708844869407</text:p>
              </table:table-cell>
              <table:table-cell office:value-type="float" office:value="-3.39573878478192">
                <text:p>-3.39573878478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3.47817925682595">
                <text:p>-3.47817925682595</text:p>
              </table:table-cell>
              <table:table-cell office:value-type="float" office:value="-3.4549736108692">
                <text:p>-3.4549736108692</text:p>
              </table:table-cell>
              <table:table-cell office:value-type="float" office:value="-3.44318324547395">
                <text:p>-3.44318324547395</text:p>
              </table:table-cell>
              <table:table-cell office:value-type="float" office:value="-3.44126813166756">
                <text:p>-3.44126813166756</text:p>
              </table:table-cell>
              <table:table-cell office:value-type="float" office:value="-3.41999930624236">
                <text:p>-3.41999930624236</text:p>
              </table:table-cell>
              <table:table-cell office:value-type="float" office:value="-3.41805992375588">
                <text:p>-3.41805992375588</text:p>
              </table:table-cell>
              <table:table-cell office:value-type="float" office:value="-3.40627164349814">
                <text:p>-3.40627164349814</text:p>
              </table:table-cell>
              <table:table-cell office:value-type="float" office:value="-3.38307359938082">
                <text:p>-3.38307359938082</text:p>
              </table:table-cell>
              <table:table-cell office:value-type="float" office:value="-3.47817853615009">
                <text:p>-3.47817853615009</text:p>
              </table:table-cell>
              <table:table-cell office:value-type="float" office:value="-3.45457095589632">
                <text:p>-3.45457095589632</text:p>
              </table:table-cell>
              <table:table-cell office:value-type="float" office:value="-3.44252590342246">
                <text:p>-3.44252590342246</text:p>
              </table:table-cell>
              <table:table-cell office:value-type="float" office:value="-3.44081542516558">
                <text:p>-3.44081542516558</text:p>
              </table:table-cell>
              <table:table-cell office:value-type="float" office:value="-3.41954944629746">
                <text:p>-3.41954944629746</text:p>
              </table:table-cell>
              <table:table-cell office:value-type="float" office:value="-3.41758244215018">
                <text:p>-3.41758244215018</text:p>
              </table:table-cell>
              <table:table-cell office:value-type="float" office:value="-3.40549627642043">
                <text:p>-3.40549627642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3.47212607545806">
                <text:p>-3.47212607545806</text:p>
              </table:table-cell>
              <table:table-cell office:value-type="float" office:value="-3.44844376143197">
                <text:p>-3.44844376143197</text:p>
              </table:table-cell>
              <table:table-cell office:value-type="float" office:value="-3.44437088461529">
                <text:p>-3.44437088461529</text:p>
              </table:table-cell>
              <table:table-cell office:value-type="float" office:value="-3.44210056811447">
                <text:p>-3.44210056811447</text:p>
              </table:table-cell>
              <table:table-cell office:value-type="float" office:value="-3.42070119956878">
                <text:p>-3.42070119956878</text:p>
              </table:table-cell>
              <table:table-cell office:value-type="float" office:value="-3.4184122691847">
                <text:p>-3.4184122691847</text:p>
              </table:table-cell>
              <table:table-cell office:value-type="float" office:value="-3.41434772972795">
                <text:p>-3.41434772972795</text:p>
              </table:table-cell>
              <table:table-cell office:value-type="float" office:value="-3.39066478086898">
                <text:p>-3.39066478086898</text:p>
              </table:table-cell>
              <table:table-cell office:value-type="float" office:value="-3.47212560617268">
                <text:p>-3.47212560617268</text:p>
              </table:table-cell>
              <table:table-cell office:value-type="float" office:value="-3.44817538820835">
                <text:p>-3.44817538820835</text:p>
              </table:table-cell>
              <table:table-cell office:value-type="float" office:value="-3.44371830058496">
                <text:p>-3.44371830058496</text:p>
              </table:table-cell>
              <table:table-cell office:value-type="float" office:value="-3.44181113332771">
                <text:p>-3.44181113332771</text:p>
              </table:table-cell>
              <table:table-cell office:value-type="float" office:value="-3.42039583086687">
                <text:p>-3.42039583086687</text:p>
              </table:table-cell>
              <table:table-cell office:value-type="float" office:value="-3.41809193687961">
                <text:p>-3.41809193687961</text:p>
              </table:table-cell>
              <table:table-cell office:value-type="float" office:value="-3.4135966220749">
                <text:p>-3.41359662207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3.46729906198469">
                <text:p>-3.46729906198469</text:p>
              </table:table-cell>
              <table:table-cell office:value-type="float" office:value="-3.44533016733536">
                <text:p>-3.44533016733536</text:p>
              </table:table-cell>
              <table:table-cell office:value-type="float" office:value="-3.44320010234033">
                <text:p>-3.44320010234033</text:p>
              </table:table-cell>
              <table:table-cell office:value-type="float" office:value="-3.44292676398852">
                <text:p>-3.44292676398852</text:p>
              </table:table-cell>
              <table:table-cell office:value-type="float" office:value="-3.42123839933594">
                <text:p>-3.42123839933594</text:p>
              </table:table-cell>
              <table:table-cell office:value-type="float" office:value="-3.42096061626128">
                <text:p>-3.42096061626128</text:p>
              </table:table-cell>
              <table:table-cell office:value-type="float" office:value="-3.41881888642174">
                <text:p>-3.41881888642174</text:p>
              </table:table-cell>
              <table:table-cell office:value-type="float" office:value="-3.39685548145567">
                <text:p>-3.39685548145567</text:p>
              </table:table-cell>
              <table:table-cell office:value-type="float" office:value="-3.46729875550552">
                <text:p>-3.46729875550552</text:p>
              </table:table-cell>
              <table:table-cell office:value-type="float" office:value="-3.44468246236954">
                <text:p>-3.44468246236954</text:p>
              </table:table-cell>
              <table:table-cell office:value-type="float" office:value="-3.44302189955539">
                <text:p>-3.44302189955539</text:p>
              </table:table-cell>
              <table:table-cell office:value-type="float" office:value="-3.44274303269465">
                <text:p>-3.44274303269465</text:p>
              </table:table-cell>
              <table:table-cell office:value-type="float" office:value="-3.42102793294559">
                <text:p>-3.42102793294559</text:p>
              </table:table-cell>
              <table:table-cell office:value-type="float" office:value="-3.42023224407665">
                <text:p>-3.42023224407665</text:p>
              </table:table-cell>
              <table:table-cell office:value-type="float" office:value="-3.41860418237465">
                <text:p>-3.41860418237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3.46349713012272">
                <text:p>-3.46349713012272</text:p>
              </table:table-cell>
              <table:table-cell office:value-type="float" office:value="-3.44607957372228">
                <text:p>-3.44607957372228</text:p>
              </table:table-cell>
              <table:table-cell office:value-type="float" office:value="-3.44371564415402">
                <text:p>-3.44371564415402</text:p>
              </table:table-cell>
              <table:table-cell office:value-type="float" office:value="-3.43904725744215">
                <text:p>-3.43904725744215</text:p>
              </table:table-cell>
              <table:table-cell office:value-type="float" office:value="-3.42630034440347">
                <text:p>-3.42630034440347</text:p>
              </table:table-cell>
              <table:table-cell office:value-type="float" office:value="-3.42163367826953">
                <text:p>-3.42163367826953</text:p>
              </table:table-cell>
              <table:table-cell office:value-type="float" office:value="-3.41925441902216">
                <text:p>-3.41925441902216</text:p>
              </table:table-cell>
              <table:table-cell office:value-type="float" office:value="-3.40184047011979">
                <text:p>-3.40184047011979</text:p>
              </table:table-cell>
              <table:table-cell office:value-type="float" office:value="-3.46349693074487">
                <text:p>-3.46349693074487</text:p>
              </table:table-cell>
              <table:table-cell office:value-type="float" office:value="-3.44543636391116">
                <text:p>-3.44543636391116</text:p>
              </table:table-cell>
              <table:table-cell office:value-type="float" office:value="-3.44360006255998">
                <text:p>-3.44360006255998</text:p>
              </table:table-cell>
              <table:table-cell office:value-type="float" office:value="-3.43892956511033">
                <text:p>-3.43892956511033</text:p>
              </table:table-cell>
              <table:table-cell office:value-type="float" office:value="-3.42559178647059">
                <text:p>-3.42559178647059</text:p>
              </table:table-cell>
              <table:table-cell office:value-type="float" office:value="-3.42148550724192">
                <text:p>-3.42148550724192</text:p>
              </table:table-cell>
              <table:table-cell office:value-type="float" office:value="-3.41911113666661">
                <text:p>-3.41911113666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3.46055002263085">
                <text:p>-3.46055002263085</text:p>
              </table:table-cell>
              <table:table-cell office:value-type="float" office:value="-3.44664098238556">
                <text:p>-3.44664098238556</text:p>
              </table:table-cell>
              <table:table-cell office:value-type="float" office:value="-3.44445371734069">
                <text:p>-3.44445371734069</text:p>
              </table:table-cell>
              <table:table-cell office:value-type="float" office:value="-3.43581332954768">
                <text:p>-3.43581332954768</text:p>
              </table:table-cell>
              <table:table-cell office:value-type="float" office:value="-3.43054625210835">
                <text:p>-3.43054625210835</text:p>
              </table:table-cell>
              <table:table-cell office:value-type="float" office:value="-3.4219064011957">
                <text:p>-3.4219064011957</text:p>
              </table:table-cell>
              <table:table-cell office:value-type="float" office:value="-3.41970368826018">
                <text:p>-3.41970368826018</text:p>
              </table:table-cell>
              <table:table-cell office:value-type="float" office:value="-3.40579684834493">
                <text:p>-3.40579684834493</text:p>
              </table:table-cell>
              <table:table-cell office:value-type="float" office:value="-3.46054989397982">
                <text:p>-3.46054989397982</text:p>
              </table:table-cell>
              <table:table-cell office:value-type="float" office:value="-3.44600166118326">
                <text:p>-3.44600166118326</text:p>
              </table:table-cell>
              <table:table-cell office:value-type="float" office:value="-3.4443817898256">
                <text:p>-3.4443817898256</text:p>
              </table:table-cell>
              <table:table-cell office:value-type="float" office:value="-3.43573614273068">
                <text:p>-3.43573614273068</text:p>
              </table:table-cell>
              <table:table-cell office:value-type="float" office:value="-3.42985411138746">
                <text:p>-3.42985411138746</text:p>
              </table:table-cell>
              <table:table-cell office:value-type="float" office:value="-3.42179899555516">
                <text:p>-3.42179899555516</text:p>
              </table:table-cell>
              <table:table-cell office:value-type="float" office:value="-3.41960874866159">
                <text:p>-3.41960874866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3.45831196714665">
                <text:p>-3.45831196714665</text:p>
              </table:table-cell>
              <table:table-cell office:value-type="float" office:value="-3.44703772342335">
                <text:p>-3.44703772342335</text:p>
              </table:table-cell>
              <table:table-cell office:value-type="float" office:value="-3.44513787758414">
                <text:p>-3.44513787758414</text:p>
              </table:table-cell>
              <table:table-cell office:value-type="float" office:value="-3.4338646091979">
                <text:p>-3.4338646091979</text:p>
              </table:table-cell>
              <table:table-cell office:value-type="float" office:value="-3.43334668265113">
                <text:p>-3.43334668265113</text:p>
              </table:table-cell>
              <table:table-cell office:value-type="float" office:value="-3.42207349884075">
                <text:p>-3.42207349884075</text:p>
              </table:table-cell>
              <table:table-cell office:value-type="float" office:value="-3.42015766337282">
                <text:p>-3.42015766337282</text:p>
              </table:table-cell>
              <table:table-cell office:value-type="float" office:value="-3.40888465756912">
                <text:p>-3.40888465756912</text:p>
              </table:table-cell>
              <table:table-cell office:value-type="float" office:value="-3.45831188502072">
                <text:p>-3.45831188502072</text:p>
              </table:table-cell>
              <table:table-cell office:value-type="float" office:value="-3.44640162134091">
                <text:p>-3.44640162134091</text:p>
              </table:table-cell>
              <table:table-cell office:value-type="float" office:value="-3.44509365176541">
                <text:p>-3.44509365176541</text:p>
              </table:table-cell>
              <table:table-cell office:value-type="float" office:value="-3.43329649668218">
                <text:p>-3.43329649668218</text:p>
              </table:table-cell>
              <table:table-cell office:value-type="float" office:value="-3.43318555631985">
                <text:p>-3.43318555631985</text:p>
              </table:table-cell>
              <table:table-cell office:value-type="float" office:value="-3.4219926441689">
                <text:p>-3.4219926441689</text:p>
              </table:table-cell>
              <table:table-cell office:value-type="float" office:value="-3.42009533002254">
                <text:p>-3.42009533002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3.45665572663703">
                <text:p>-3.45665572663703</text:p>
              </table:table-cell>
              <table:table-cell office:value-type="float" office:value="-3.44729478124341">
                <text:p>-3.44729478124341</text:p>
              </table:table-cell>
              <table:table-cell office:value-type="float" office:value="-3.44576913471758">
                <text:p>-3.44576913471758</text:p>
              </table:table-cell>
              <table:table-cell office:value-type="float" office:value="-3.43640872749004">
                <text:p>-3.43640872749004</text:p>
              </table:table-cell>
              <table:table-cell office:value-type="float" office:value="-3.43151221486348">
                <text:p>-3.43151221486348</text:p>
              </table:table-cell>
              <table:table-cell office:value-type="float" office:value="-3.42215176129931">
                <text:p>-3.42215176129931</text:p>
              </table:table-cell>
              <table:table-cell office:value-type="float" office:value="-3.42060943342913">
                <text:p>-3.42060943342913</text:p>
              </table:table-cell>
              <table:table-cell office:value-type="float" office:value="-3.41124911936833">
                <text:p>-3.41124911936833</text:p>
              </table:table-cell>
              <table:table-cell office:value-type="float" office:value="-3.45665567483516">
                <text:p>-3.45665567483516</text:p>
              </table:table-cell>
              <table:table-cell office:value-type="float" office:value="-3.44666125092926">
                <text:p>-3.44666125092926</text:p>
              </table:table-cell>
              <table:table-cell office:value-type="float" office:value="-3.44574226721459">
                <text:p>-3.44574226721459</text:p>
              </table:table-cell>
              <table:table-cell office:value-type="float" office:value="-3.43573980531124">
                <text:p>-3.43573980531124</text:p>
              </table:table-cell>
              <table:table-cell office:value-type="float" office:value="-3.43147991912631">
                <text:p>-3.43147991912631</text:p>
              </table:table-cell>
              <table:table-cell office:value-type="float" office:value="-3.4220880841382">
                <text:p>-3.4220880841382</text:p>
              </table:table-cell>
              <table:table-cell office:value-type="float" office:value="-3.42056892582642">
                <text:p>-3.42056892582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3.45546730288611">
                <text:p>-3.45546730288611</text:p>
              </table:table-cell>
              <table:table-cell office:value-type="float" office:value="-3.44743997128649">
                <text:p>-3.44743997128649</text:p>
              </table:table-cell>
              <table:table-cell office:value-type="float" office:value="-3.44634748322121">
                <text:p>-3.44634748322121</text:p>
              </table:table-cell>
              <table:table-cell office:value-type="float" office:value="-3.4383204118162">
                <text:p>-3.4383204118162</text:p>
              </table:table-cell>
              <table:table-cell office:value-type="float" office:value="-3.43018749642553">
                <text:p>-3.43018749642553</text:p>
              </table:table-cell>
              <table:table-cell office:value-type="float" office:value="-3.42216036924372">
                <text:p>-3.42216036924372</text:p>
              </table:table-cell>
              <table:table-cell office:value-type="float" office:value="-3.4210505158737">
                <text:p>-3.4210505158737</text:p>
              </table:table-cell>
              <table:table-cell office:value-type="float" office:value="-3.41302346694456">
                <text:p>-3.41302346694456</text:p>
              </table:table-cell>
              <table:table-cell office:value-type="float" office:value="-3.45546727059689">
                <text:p>-3.45546727059689</text:p>
              </table:table-cell>
              <table:table-cell office:value-type="float" office:value="-3.44680842901777">
                <text:p>-3.44680842901777</text:p>
              </table:table-cell>
              <table:table-cell office:value-type="float" office:value="-3.44633132883105">
                <text:p>-3.44633132883105</text:p>
              </table:table-cell>
              <table:table-cell office:value-type="float" office:value="-3.43765913882517">
                <text:p>-3.43765913882517</text:p>
              </table:table-cell>
              <table:table-cell office:value-type="float" office:value="-3.43016695803753">
                <text:p>-3.43016695803753</text:p>
              </table:table-cell>
              <table:table-cell office:value-type="float" office:value="-3.422107714525">
                <text:p>-3.422107714525</text:p>
              </table:table-cell>
              <table:table-cell office:value-type="float" office:value="-3.42102446383007">
                <text:p>-3.42102446383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-3.45464298660102">
                <text:p>-3.45464298660102</text:p>
              </table:table-cell>
              <table:table-cell office:value-type="float" office:value="-3.44750392097739">
                <text:p>-3.44750392097739</text:p>
              </table:table-cell>
              <table:table-cell office:value-type="float" office:value="-3.44686937355961">
                <text:p>-3.44686937355961</text:p>
              </table:table-cell>
              <table:table-cell office:value-type="float" office:value="-3.43973041353586">
                <text:p>-3.43973041353586</text:p>
              </table:table-cell>
              <table:table-cell office:value-type="float" office:value="-3.42926071446177">
                <text:p>-3.42926071446177</text:p>
              </table:table-cell>
              <table:table-cell office:value-type="float" office:value="-3.42212172079365">
                <text:p>-3.42212172079365</text:p>
              </table:table-cell>
              <table:table-cell office:value-type="float" office:value="-3.42146921994436">
                <text:p>-3.42146921994436</text:p>
              </table:table-cell>
              <table:table-cell office:value-type="float" office:value="-3.41433025824309">
                <text:p>-3.41433025824309</text:p>
              </table:table-cell>
              <table:table-cell office:value-type="float" office:value="-3.45464296668667">
                <text:p>-3.45464296668667</text:p>
              </table:table-cell>
              <table:table-cell office:value-type="float" office:value="-3.4468738642112">
                <text:p>-3.4468738642112</text:p>
              </table:table-cell>
              <table:table-cell office:value-type="float" office:value="-3.44685973195719">
                <text:p>-3.44685973195719</text:p>
              </table:table-cell>
              <table:table-cell office:value-type="float" office:value="-3.43907477662376">
                <text:p>-3.43907477662376</text:p>
              </table:table-cell>
              <table:table-cell office:value-type="float" office:value="-3.42924782201564">
                <text:p>-3.42924782201564</text:p>
              </table:table-cell>
              <table:table-cell office:value-type="float" office:value="-3.42207607392685">
                <text:p>-3.42207607392685</text:p>
              </table:table-cell>
              <table:table-cell office:value-type="float" office:value="-3.4214526318585">
                <text:p>-3.42145263185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.2" chart:origin="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family="Ubuntu" style:font-style-name="Regular" fo:font-size="16pt" style:font-size-asian="10pt" style:font-size-complex="10pt"/>
    </style:style>
    <style:style style:name="ch4" style:family="chart">
      <style:chart-properties chart:auto-position="true" style:rotation-angle="0"/>
      <style:text-properties fo:font-family="Ubuntu" style:font-style-name="Regular"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-3.53" chart:maximum="-3.33" chart:origin="0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family="Ubuntu" style:font-style-name="Regular" fo:font-size="16pt" style:font-size-asian="9pt" style:font-size-complex="9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width="0.051cm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87cm" svg:height="12.504cm" xlink:href=".." xlink:type="simple" chart:class="chart:scatter" chart:style-name="ch1">
        <chart:plot-area chart:style-name="ch2" table:cell-range-address="Sheet1.H2:Sheet1.P14 Sheet1.I1:Sheet1.P1 Sheet1.S1:Sheet1.Y14" chart:data-source-has-labels="row" svg:x="1.075cm" svg:y="0.435cm" svg:width="12.274cm" svg:height="10.723cm">
          <chartooo:coordinate-region svg:x="2.57cm" svg:y="0.435cm" svg:width="10.394cm" svg:height="9.838cm"/>
          <chart:axis chart:dimension="x" chart:name="primary-x" chart:style-name="ch3">
            <chart:title svg:x="3.908cm" svg:y="11.409cm" chart:style-name="ch4">
              <text:p>Displacement, Angstroms</text:p>
            </chart:title>
          </chart:axis>
          <chart:axis chart:dimension="y" chart:name="primary-y" chart:style-name="ch5">
            <chart:title svg:x="0.001cm" svg:y="7.248cm" chart:style-name="ch6">
              <text:p>Energy, eV</text:p>
            </chart:title>
          </chart:axis>
          <chart:series chart:style-name="ch7" chart:values-cell-range-address="Sheet1.I2:Sheet1.I14" chart:label-cell-address="Sheet1.I1:Sheet1.I1" chart:class="chart:scatter">
            <chart:domain table:cell-range-address="Sheet1.H2:Sheet1.H14"/>
            <chart:data-point chart:repeated="13"/>
          </chart:series>
          <chart:series chart:style-name="ch7" chart:values-cell-range-address="Sheet1.J2:Sheet1.J14" chart:label-cell-address="Sheet1.J1:Sheet1.J1" chart:class="chart:scatter">
            <chart:data-point chart:repeated="13"/>
          </chart:series>
          <chart:series chart:style-name="ch7" chart:values-cell-range-address="Sheet1.K2:Sheet1.K14" chart:label-cell-address="Sheet1.K1:Sheet1.K1" chart:class="chart:scatter">
            <chart:data-point chart:repeated="13"/>
          </chart:series>
          <chart:series chart:style-name="ch8" chart:values-cell-range-address="Sheet1.L2:Sheet1.L14" chart:label-cell-address="Sheet1.L1:Sheet1.L1" chart:class="chart:scatter">
            <chart:data-point chart:repeated="13"/>
          </chart:series>
          <chart:series chart:style-name="ch8" chart:values-cell-range-address="Sheet1.M2:Sheet1.M14" chart:label-cell-address="Sheet1.M1:Sheet1.M1" chart:class="chart:scatter">
            <chart:data-point chart:repeated="13"/>
          </chart:series>
          <chart:series chart:style-name="ch8" chart:values-cell-range-address="Sheet1.N2:Sheet1.N14" chart:label-cell-address="Sheet1.N1:Sheet1.N1" chart:class="chart:scatter">
            <chart:data-point chart:repeated="13"/>
          </chart:series>
          <chart:series chart:style-name="ch8" chart:values-cell-range-address="Sheet1.O2:Sheet1.O14" chart:label-cell-address="Sheet1.O1:Sheet1.O1" chart:class="chart:scatter">
            <chart:data-point chart:repeated="13"/>
          </chart:series>
          <chart:series chart:style-name="ch8" chart:values-cell-range-address="Sheet1.P2:Sheet1.P14" chart:label-cell-address="Sheet1.P1:Sheet1.P1" chart:class="chart:scatter">
            <chart:data-point chart:repeated="13"/>
          </chart:series>
          <chart:series chart:style-name="ch9" chart:values-cell-range-address="Sheet1.S2:Sheet1.S14" chart:label-cell-address="Sheet1.S1:Sheet1.S1" chart:class="chart:scatter">
            <chart:data-point chart:repeated="13"/>
          </chart:series>
          <chart:series chart:style-name="ch9" chart:values-cell-range-address="Sheet1.T2:Sheet1.T14" chart:label-cell-address="Sheet1.T1:Sheet1.T1" chart:class="chart:scatter">
            <chart:data-point chart:repeated="13"/>
          </chart:series>
          <chart:series chart:style-name="ch9" chart:values-cell-range-address="Sheet1.U2:Sheet1.U14" chart:label-cell-address="Sheet1.U1:Sheet1.U1" chart:class="chart:scatter">
            <chart:data-point chart:repeated="13"/>
          </chart:series>
          <chart:series chart:style-name="ch9" chart:values-cell-range-address="Sheet1.V2:Sheet1.V14" chart:label-cell-address="Sheet1.V1:Sheet1.V1" chart:class="chart:scatter">
            <chart:data-point chart:repeated="13"/>
          </chart:series>
          <chart:series chart:style-name="ch9" chart:values-cell-range-address="Sheet1.W2:Sheet1.W14" chart:label-cell-address="Sheet1.W1:Sheet1.W1" chart:class="chart:scatter">
            <chart:data-point chart:repeated="13"/>
          </chart:series>
          <chart:series chart:style-name="ch9" chart:values-cell-range-address="Sheet1.X2:Sheet1.X14" chart:label-cell-address="Sheet1.X1:Sheet1.X1" chart:class="chart:scatter">
            <chart:data-point chart:repeated="13"/>
          </chart:series>
          <chart:series chart:style-name="ch10" chart:values-cell-range-address="Sheet1.Y2:Sheet1.Y14" chart:label-cell-address="Sheet1.Y1:Sheet1.Y1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Exact 1</text:p>
                <draw:g>
                  <svg:desc>Sheet1.I1:Sheet1.I1</svg:desc>
                </draw:g>
              </table:table-cell>
              <table:table-cell office:value-type="string">
                <text:p>Exact 2</text:p>
                <draw:g>
                  <svg:desc>Sheet1.J1:Sheet1.J1</svg:desc>
                </draw:g>
              </table:table-cell>
              <table:table-cell office:value-type="string">
                <text:p>Exact 3</text:p>
                <draw:g>
                  <svg:desc>Sheet1.K1:Sheet1.K1</svg:desc>
                </draw:g>
              </table:table-cell>
              <table:table-cell office:value-type="string">
                <text:p>Exact 4</text:p>
                <draw:g>
                  <svg:desc>Sheet1.L1:Sheet1.L1</svg:desc>
                </draw:g>
              </table:table-cell>
              <table:table-cell office:value-type="string">
                <text:p>Exact 5</text:p>
                <draw:g>
                  <svg:desc>Sheet1.M1:Sheet1.M1</svg:desc>
                </draw:g>
              </table:table-cell>
              <table:table-cell office:value-type="string">
                <text:p>Exact 6</text:p>
                <draw:g>
                  <svg:desc>Sheet1.N1:Sheet1.N1</svg:desc>
                </draw:g>
              </table:table-cell>
              <table:table-cell office:value-type="string">
                <text:p>Exact 7</text:p>
                <draw:g>
                  <svg:desc>Sheet1.O1:Sheet1.O1</svg:desc>
                </draw:g>
              </table:table-cell>
              <table:table-cell office:value-type="string">
                <text:p>Exact 8</text:p>
                <draw:g>
                  <svg:desc>Sheet1.P1:Sheet1.P1</svg:desc>
                </draw:g>
              </table:table-cell>
              <table:table-cell office:value-type="string">
                <text:p>Approx 1</text:p>
                <draw:g>
                  <svg:desc>Sheet1.S1:Sheet1.S1</svg:desc>
                </draw:g>
              </table:table-cell>
              <table:table-cell office:value-type="string">
                <text:p>Approx 2</text:p>
                <draw:g>
                  <svg:desc>Sheet1.T1:Sheet1.T1</svg:desc>
                </draw:g>
              </table:table-cell>
              <table:table-cell office:value-type="string">
                <text:p>Approx 3</text:p>
                <draw:g>
                  <svg:desc>Sheet1.U1:Sheet1.U1</svg:desc>
                </draw:g>
              </table:table-cell>
              <table:table-cell office:value-type="string">
                <text:p>Approx 4</text:p>
                <draw:g>
                  <svg:desc>Sheet1.V1:Sheet1.V1</svg:desc>
                </draw:g>
              </table:table-cell>
              <table:table-cell office:value-type="string">
                <text:p>Approx 5</text:p>
                <draw:g>
                  <svg:desc>Sheet1.W1:Sheet1.W1</svg:desc>
                </draw:g>
              </table:table-cell>
              <table:table-cell office:value-type="string">
                <text:p>Approx 6</text:p>
                <draw:g>
                  <svg:desc>Sheet1.X1:Sheet1.X1</svg:desc>
                </draw:g>
              </table:table-cell>
              <table:table-cell office:value-type="string">
                <text:p>Approx 7</text:p>
                <draw:g>
                  <svg:desc>Sheet1.Y1:Sheet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2:Sheet1.H14</svg:desc>
                </draw:g>
              </table:table-cell>
              <table:table-cell office:value-type="float" office:value="-3.52028816276406">
                <text:p>-3.52028816276406</text:p>
                <draw:g>
                  <svg:desc>Sheet1.I2:Sheet1.I14</svg:desc>
                </draw:g>
              </table:table-cell>
              <table:table-cell office:value-type="float" office:value="-3.49891854279317">
                <text:p>-3.49891854279317</text:p>
                <draw:g>
                  <svg:desc>Sheet1.J2:Sheet1.J14</svg:desc>
                </draw:g>
              </table:table-cell>
              <table:table-cell office:value-type="float" office:value="-3.43979910278915">
                <text:p>-3.43979910278915</text:p>
                <draw:g>
                  <svg:desc>Sheet1.K2:Sheet1.K14</svg:desc>
                </draw:g>
              </table:table-cell>
              <table:table-cell office:value-type="float" office:value="-3.43629225952757">
                <text:p>-3.43629225952757</text:p>
                <draw:g>
                  <svg:desc>Sheet1.L2:Sheet1.L14</svg:desc>
                </draw:g>
              </table:table-cell>
              <table:table-cell office:value-type="float" office:value="-3.41843763559538">
                <text:p>-3.41843763559538</text:p>
                <draw:g>
                  <svg:desc>Sheet1.M2:Sheet1.M14</svg:desc>
                </draw:g>
              </table:table-cell>
              <table:table-cell office:value-type="float" office:value="-3.41509169939892">
                <text:p>-3.41509169939892</text:p>
                <draw:g>
                  <svg:desc>Sheet1.N2:Sheet1.N14</svg:desc>
                </draw:g>
              </table:table-cell>
              <table:table-cell office:value-type="float" office:value="-3.35563519139574">
                <text:p>-3.35563519139574</text:p>
                <draw:g>
                  <svg:desc>Sheet1.O2:Sheet1.O14</svg:desc>
                </draw:g>
              </table:table-cell>
              <table:table-cell office:value-type="float" office:value="-3.33439269518346">
                <text:p>-3.33439269518346</text:p>
                <draw:g>
                  <svg:desc>Sheet1.P2:Sheet1.P14</svg:desc>
                </draw:g>
              </table:table-cell>
              <table:table-cell office:value-type="float" office:value="-3.52028261104154">
                <text:p>-3.52028261104154</text:p>
                <draw:g>
                  <svg:desc>Sheet1.S2:Sheet1.S14</svg:desc>
                </draw:g>
              </table:table-cell>
              <table:table-cell office:value-type="float" office:value="-3.49688544938591">
                <text:p>-3.49688544938591</text:p>
                <draw:g>
                  <svg:desc>Sheet1.T2:Sheet1.T14</svg:desc>
                </draw:g>
              </table:table-cell>
              <table:table-cell office:value-type="float" office:value="-3.43718374174823">
                <text:p>-3.43718374174823</text:p>
                <draw:g>
                  <svg:desc>Sheet1.U2:Sheet1.U14</svg:desc>
                </draw:g>
              </table:table-cell>
              <table:table-cell office:value-type="float" office:value="-3.43564948800948">
                <text:p>-3.43564948800948</text:p>
                <draw:g>
                  <svg:desc>Sheet1.V2:Sheet1.V14</svg:desc>
                </draw:g>
              </table:table-cell>
              <table:table-cell office:value-type="float" office:value="-3.41589756800909">
                <text:p>-3.41589756800909</text:p>
                <draw:g>
                  <svg:desc>Sheet1.W2:Sheet1.W14</svg:desc>
                </draw:g>
              </table:table-cell>
              <table:table-cell office:value-type="float" office:value="-3.4127722659326">
                <text:p>-3.4127722659326</text:p>
                <draw:g>
                  <svg:desc>Sheet1.X2:Sheet1.X14</svg:desc>
                </draw:g>
              </table:table-cell>
              <table:table-cell office:value-type="float" office:value="-3.35479990037245">
                <text:p>-3.35479990037245</text:p>
                <draw:g>
                  <svg:desc>Sheet1.Y2:Sheet1.Y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3.50635387062615">
                <text:p>-3.50635387062615</text:p>
              </table:table-cell>
              <table:table-cell office:value-type="float" office:value="-3.48466404452523">
                <text:p>-3.48466404452523</text:p>
              </table:table-cell>
              <table:table-cell office:value-type="float" office:value="-3.43954312787365">
                <text:p>-3.43954312787365</text:p>
              </table:table-cell>
              <table:table-cell office:value-type="float" office:value="-3.43824546388834">
                <text:p>-3.43824546388834</text:p>
              </table:table-cell>
              <table:table-cell office:value-type="float" office:value="-3.41786100940173">
                <text:p>-3.41786100940173</text:p>
              </table:table-cell>
              <table:table-cell office:value-type="float" office:value="-3.41665779528215">
                <text:p>-3.41665779528215</text:p>
              </table:table-cell>
              <table:table-cell office:value-type="float" office:value="-3.37135979322029">
                <text:p>-3.37135979322029</text:p>
              </table:table-cell>
              <table:table-cell office:value-type="float" office:value="-3.34974243581583">
                <text:p>-3.34974243581583</text:p>
              </table:table-cell>
              <table:table-cell office:value-type="float" office:value="-3.50635082487967">
                <text:p>-3.50635082487967</text:p>
              </table:table-cell>
              <table:table-cell office:value-type="float" office:value="-3.48331167395363">
                <text:p>-3.48331167395363</text:p>
              </table:table-cell>
              <table:table-cell office:value-type="float" office:value="-3.43785282067413">
                <text:p>-3.43785282067413</text:p>
              </table:table-cell>
              <table:table-cell office:value-type="float" office:value="-3.43758834755143">
                <text:p>-3.43758834755143</text:p>
              </table:table-cell>
              <table:table-cell office:value-type="float" office:value="-3.41622169477059">
                <text:p>-3.41622169477059</text:p>
              </table:table-cell>
              <table:table-cell office:value-type="float" office:value="-3.41513474714898">
                <text:p>-3.41513474714898</text:p>
              </table:table-cell>
              <table:table-cell office:value-type="float" office:value="-3.37053064784875">
                <text:p>-3.37053064784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3.49497174377909">
                <text:p>-3.49497174377909</text:p>
              </table:table-cell>
              <table:table-cell office:value-type="float" office:value="-3.47281092790315">
                <text:p>-3.47281092790315</text:p>
              </table:table-cell>
              <table:table-cell office:value-type="float" office:value="-3.44009836610072">
                <text:p>-3.44009836610072</text:p>
              </table:table-cell>
              <table:table-cell office:value-type="float" office:value="-3.43985870888744">
                <text:p>-3.43985870888744</text:p>
              </table:table-cell>
              <table:table-cell office:value-type="float" office:value="-3.4179990330852">
                <text:p>-3.4179990330852</text:p>
              </table:table-cell>
              <table:table-cell office:value-type="float" office:value="-3.41770280752188">
                <text:p>-3.41770280752188</text:p>
              </table:table-cell>
              <table:table-cell office:value-type="float" office:value="-3.38495567890309">
                <text:p>-3.38495567890309</text:p>
              </table:table-cell>
              <table:table-cell office:value-type="float" office:value="-3.36283493520707">
                <text:p>-3.36283493520707</text:p>
              </table:table-cell>
              <table:table-cell office:value-type="float" office:value="-3.49496994282838">
                <text:p>-3.49496994282838</text:p>
              </table:table-cell>
              <table:table-cell office:value-type="float" office:value="-3.47190861596124">
                <text:p>-3.47190861596124</text:p>
              </table:table-cell>
              <table:table-cell office:value-type="float" office:value="-3.43943652576145">
                <text:p>-3.43943652576145</text:p>
              </table:table-cell>
              <table:table-cell office:value-type="float" office:value="-3.43876657260766">
                <text:p>-3.43876657260766</text:p>
              </table:table-cell>
              <table:table-cell office:value-type="float" office:value="-3.41699240186398">
                <text:p>-3.41699240186398</text:p>
              </table:table-cell>
              <table:table-cell office:value-type="float" office:value="-3.41662749969872">
                <text:p>-3.41662749969872</text:p>
              </table:table-cell>
              <table:table-cell office:value-type="float" office:value="-3.38413811283683">
                <text:p>-3.38413811283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3.4856982080803">
                <text:p>-3.4856982080803</text:p>
              </table:table-cell>
              <table:table-cell office:value-type="float" office:value="-3.46301161652289">
                <text:p>-3.46301161652289</text:p>
              </table:table-cell>
              <table:table-cell office:value-type="float" office:value="-3.44175691720331">
                <text:p>-3.44175691720331</text:p>
              </table:table-cell>
              <table:table-cell office:value-type="float" office:value="-3.44048772287906">
                <text:p>-3.44048772287906</text:p>
              </table:table-cell>
              <table:table-cell office:value-type="float" office:value="-3.41910706010881">
                <text:p>-3.41910706010881</text:p>
              </table:table-cell>
              <table:table-cell office:value-type="float" office:value="-3.4178023383456">
                <text:p>-3.4178023383456</text:p>
              </table:table-cell>
              <table:table-cell office:value-type="float" office:value="-3.39653744533038">
                <text:p>-3.39653744533038</text:p>
              </table:table-cell>
              <table:table-cell office:value-type="float" office:value="-3.37387105459151">
                <text:p>-3.37387105459151</text:p>
              </table:table-cell>
              <table:table-cell office:value-type="float" office:value="-3.4856970859744">
                <text:p>-3.4856970859744</text:p>
              </table:table-cell>
              <table:table-cell office:value-type="float" office:value="-3.46240874919968">
                <text:p>-3.46240874919968</text:p>
              </table:table-cell>
              <table:table-cell office:value-type="float" office:value="-3.44109591715744">
                <text:p>-3.44109591715744</text:p>
              </table:table-cell>
              <table:table-cell office:value-type="float" office:value="-3.43978335422427">
                <text:p>-3.43978335422427</text:p>
              </table:table-cell>
              <table:table-cell office:value-type="float" office:value="-3.4184369858534">
                <text:p>-3.4184369858534</text:p>
              </table:table-cell>
              <table:table-cell office:value-type="float" office:value="-3.41708844869407">
                <text:p>-3.41708844869407</text:p>
              </table:table-cell>
              <table:table-cell office:value-type="float" office:value="-3.39573878478192">
                <text:p>-3.39573878478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3.47817925682595">
                <text:p>-3.47817925682595</text:p>
              </table:table-cell>
              <table:table-cell office:value-type="float" office:value="-3.4549736108692">
                <text:p>-3.4549736108692</text:p>
              </table:table-cell>
              <table:table-cell office:value-type="float" office:value="-3.44318324547395">
                <text:p>-3.44318324547395</text:p>
              </table:table-cell>
              <table:table-cell office:value-type="float" office:value="-3.44126813166756">
                <text:p>-3.44126813166756</text:p>
              </table:table-cell>
              <table:table-cell office:value-type="float" office:value="-3.41999930624236">
                <text:p>-3.41999930624236</text:p>
              </table:table-cell>
              <table:table-cell office:value-type="float" office:value="-3.41805992375588">
                <text:p>-3.41805992375588</text:p>
              </table:table-cell>
              <table:table-cell office:value-type="float" office:value="-3.40627164349814">
                <text:p>-3.40627164349814</text:p>
              </table:table-cell>
              <table:table-cell office:value-type="float" office:value="-3.38307359938082">
                <text:p>-3.38307359938082</text:p>
              </table:table-cell>
              <table:table-cell office:value-type="float" office:value="-3.47817853615009">
                <text:p>-3.47817853615009</text:p>
              </table:table-cell>
              <table:table-cell office:value-type="float" office:value="-3.45457095589632">
                <text:p>-3.45457095589632</text:p>
              </table:table-cell>
              <table:table-cell office:value-type="float" office:value="-3.44252590342246">
                <text:p>-3.44252590342246</text:p>
              </table:table-cell>
              <table:table-cell office:value-type="float" office:value="-3.44081542516558">
                <text:p>-3.44081542516558</text:p>
              </table:table-cell>
              <table:table-cell office:value-type="float" office:value="-3.41954944629746">
                <text:p>-3.41954944629746</text:p>
              </table:table-cell>
              <table:table-cell office:value-type="float" office:value="-3.41758244215018">
                <text:p>-3.41758244215018</text:p>
              </table:table-cell>
              <table:table-cell office:value-type="float" office:value="-3.40549627642043">
                <text:p>-3.40549627642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3.47212607545806">
                <text:p>-3.47212607545806</text:p>
              </table:table-cell>
              <table:table-cell office:value-type="float" office:value="-3.44844376143197">
                <text:p>-3.44844376143197</text:p>
              </table:table-cell>
              <table:table-cell office:value-type="float" office:value="-3.44437088461529">
                <text:p>-3.44437088461529</text:p>
              </table:table-cell>
              <table:table-cell office:value-type="float" office:value="-3.44210056811447">
                <text:p>-3.44210056811447</text:p>
              </table:table-cell>
              <table:table-cell office:value-type="float" office:value="-3.42070119956878">
                <text:p>-3.42070119956878</text:p>
              </table:table-cell>
              <table:table-cell office:value-type="float" office:value="-3.4184122691847">
                <text:p>-3.4184122691847</text:p>
              </table:table-cell>
              <table:table-cell office:value-type="float" office:value="-3.41434772972795">
                <text:p>-3.41434772972795</text:p>
              </table:table-cell>
              <table:table-cell office:value-type="float" office:value="-3.39066478086898">
                <text:p>-3.39066478086898</text:p>
              </table:table-cell>
              <table:table-cell office:value-type="float" office:value="-3.47212560617268">
                <text:p>-3.47212560617268</text:p>
              </table:table-cell>
              <table:table-cell office:value-type="float" office:value="-3.44817538820835">
                <text:p>-3.44817538820835</text:p>
              </table:table-cell>
              <table:table-cell office:value-type="float" office:value="-3.44371830058496">
                <text:p>-3.44371830058496</text:p>
              </table:table-cell>
              <table:table-cell office:value-type="float" office:value="-3.44181113332771">
                <text:p>-3.44181113332771</text:p>
              </table:table-cell>
              <table:table-cell office:value-type="float" office:value="-3.42039583086687">
                <text:p>-3.42039583086687</text:p>
              </table:table-cell>
              <table:table-cell office:value-type="float" office:value="-3.41809193687961">
                <text:p>-3.41809193687961</text:p>
              </table:table-cell>
              <table:table-cell office:value-type="float" office:value="-3.4135966220749">
                <text:p>-3.41359662207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3.46729906198469">
                <text:p>-3.46729906198469</text:p>
              </table:table-cell>
              <table:table-cell office:value-type="float" office:value="-3.44533016733536">
                <text:p>-3.44533016733536</text:p>
              </table:table-cell>
              <table:table-cell office:value-type="float" office:value="-3.44320010234033">
                <text:p>-3.44320010234033</text:p>
              </table:table-cell>
              <table:table-cell office:value-type="float" office:value="-3.44292676398852">
                <text:p>-3.44292676398852</text:p>
              </table:table-cell>
              <table:table-cell office:value-type="float" office:value="-3.42123839933594">
                <text:p>-3.42123839933594</text:p>
              </table:table-cell>
              <table:table-cell office:value-type="float" office:value="-3.42096061626128">
                <text:p>-3.42096061626128</text:p>
              </table:table-cell>
              <table:table-cell office:value-type="float" office:value="-3.41881888642174">
                <text:p>-3.41881888642174</text:p>
              </table:table-cell>
              <table:table-cell office:value-type="float" office:value="-3.39685548145567">
                <text:p>-3.39685548145567</text:p>
              </table:table-cell>
              <table:table-cell office:value-type="float" office:value="-3.46729875550552">
                <text:p>-3.46729875550552</text:p>
              </table:table-cell>
              <table:table-cell office:value-type="float" office:value="-3.44468246236954">
                <text:p>-3.44468246236954</text:p>
              </table:table-cell>
              <table:table-cell office:value-type="float" office:value="-3.44302189955539">
                <text:p>-3.44302189955539</text:p>
              </table:table-cell>
              <table:table-cell office:value-type="float" office:value="-3.44274303269465">
                <text:p>-3.44274303269465</text:p>
              </table:table-cell>
              <table:table-cell office:value-type="float" office:value="-3.42102793294559">
                <text:p>-3.42102793294559</text:p>
              </table:table-cell>
              <table:table-cell office:value-type="float" office:value="-3.42023224407665">
                <text:p>-3.42023224407665</text:p>
              </table:table-cell>
              <table:table-cell office:value-type="float" office:value="-3.41860418237465">
                <text:p>-3.41860418237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3.46349713012272">
                <text:p>-3.46349713012272</text:p>
              </table:table-cell>
              <table:table-cell office:value-type="float" office:value="-3.44607957372228">
                <text:p>-3.44607957372228</text:p>
              </table:table-cell>
              <table:table-cell office:value-type="float" office:value="-3.44371564415402">
                <text:p>-3.44371564415402</text:p>
              </table:table-cell>
              <table:table-cell office:value-type="float" office:value="-3.43904725744215">
                <text:p>-3.43904725744215</text:p>
              </table:table-cell>
              <table:table-cell office:value-type="float" office:value="-3.42630034440347">
                <text:p>-3.42630034440347</text:p>
              </table:table-cell>
              <table:table-cell office:value-type="float" office:value="-3.42163367826953">
                <text:p>-3.42163367826953</text:p>
              </table:table-cell>
              <table:table-cell office:value-type="float" office:value="-3.41925441902216">
                <text:p>-3.41925441902216</text:p>
              </table:table-cell>
              <table:table-cell office:value-type="float" office:value="-3.40184047011979">
                <text:p>-3.40184047011979</text:p>
              </table:table-cell>
              <table:table-cell office:value-type="float" office:value="-3.46349693074487">
                <text:p>-3.46349693074487</text:p>
              </table:table-cell>
              <table:table-cell office:value-type="float" office:value="-3.44543636391116">
                <text:p>-3.44543636391116</text:p>
              </table:table-cell>
              <table:table-cell office:value-type="float" office:value="-3.44360006255998">
                <text:p>-3.44360006255998</text:p>
              </table:table-cell>
              <table:table-cell office:value-type="float" office:value="-3.43892956511033">
                <text:p>-3.43892956511033</text:p>
              </table:table-cell>
              <table:table-cell office:value-type="float" office:value="-3.42559178647059">
                <text:p>-3.42559178647059</text:p>
              </table:table-cell>
              <table:table-cell office:value-type="float" office:value="-3.42148550724192">
                <text:p>-3.42148550724192</text:p>
              </table:table-cell>
              <table:table-cell office:value-type="float" office:value="-3.41911113666661">
                <text:p>-3.41911113666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3.46055002263085">
                <text:p>-3.46055002263085</text:p>
              </table:table-cell>
              <table:table-cell office:value-type="float" office:value="-3.44664098238556">
                <text:p>-3.44664098238556</text:p>
              </table:table-cell>
              <table:table-cell office:value-type="float" office:value="-3.44445371734069">
                <text:p>-3.44445371734069</text:p>
              </table:table-cell>
              <table:table-cell office:value-type="float" office:value="-3.43581332954768">
                <text:p>-3.43581332954768</text:p>
              </table:table-cell>
              <table:table-cell office:value-type="float" office:value="-3.43054625210835">
                <text:p>-3.43054625210835</text:p>
              </table:table-cell>
              <table:table-cell office:value-type="float" office:value="-3.4219064011957">
                <text:p>-3.4219064011957</text:p>
              </table:table-cell>
              <table:table-cell office:value-type="float" office:value="-3.41970368826018">
                <text:p>-3.41970368826018</text:p>
              </table:table-cell>
              <table:table-cell office:value-type="float" office:value="-3.40579684834493">
                <text:p>-3.40579684834493</text:p>
              </table:table-cell>
              <table:table-cell office:value-type="float" office:value="-3.46054989397982">
                <text:p>-3.46054989397982</text:p>
              </table:table-cell>
              <table:table-cell office:value-type="float" office:value="-3.44600166118326">
                <text:p>-3.44600166118326</text:p>
              </table:table-cell>
              <table:table-cell office:value-type="float" office:value="-3.4443817898256">
                <text:p>-3.4443817898256</text:p>
              </table:table-cell>
              <table:table-cell office:value-type="float" office:value="-3.43573614273068">
                <text:p>-3.43573614273068</text:p>
              </table:table-cell>
              <table:table-cell office:value-type="float" office:value="-3.42985411138746">
                <text:p>-3.42985411138746</text:p>
              </table:table-cell>
              <table:table-cell office:value-type="float" office:value="-3.42179899555516">
                <text:p>-3.42179899555516</text:p>
              </table:table-cell>
              <table:table-cell office:value-type="float" office:value="-3.41960874866159">
                <text:p>-3.41960874866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3.45831196714665">
                <text:p>-3.45831196714665</text:p>
              </table:table-cell>
              <table:table-cell office:value-type="float" office:value="-3.44703772342335">
                <text:p>-3.44703772342335</text:p>
              </table:table-cell>
              <table:table-cell office:value-type="float" office:value="-3.44513787758414">
                <text:p>-3.44513787758414</text:p>
              </table:table-cell>
              <table:table-cell office:value-type="float" office:value="-3.4338646091979">
                <text:p>-3.4338646091979</text:p>
              </table:table-cell>
              <table:table-cell office:value-type="float" office:value="-3.43334668265113">
                <text:p>-3.43334668265113</text:p>
              </table:table-cell>
              <table:table-cell office:value-type="float" office:value="-3.42207349884075">
                <text:p>-3.42207349884075</text:p>
              </table:table-cell>
              <table:table-cell office:value-type="float" office:value="-3.42015766337282">
                <text:p>-3.42015766337282</text:p>
              </table:table-cell>
              <table:table-cell office:value-type="float" office:value="-3.40888465756912">
                <text:p>-3.40888465756912</text:p>
              </table:table-cell>
              <table:table-cell office:value-type="float" office:value="-3.45831188502072">
                <text:p>-3.45831188502072</text:p>
              </table:table-cell>
              <table:table-cell office:value-type="float" office:value="-3.44640162134091">
                <text:p>-3.44640162134091</text:p>
              </table:table-cell>
              <table:table-cell office:value-type="float" office:value="-3.44509365176541">
                <text:p>-3.44509365176541</text:p>
              </table:table-cell>
              <table:table-cell office:value-type="float" office:value="-3.43329649668218">
                <text:p>-3.43329649668218</text:p>
              </table:table-cell>
              <table:table-cell office:value-type="float" office:value="-3.43318555631985">
                <text:p>-3.43318555631985</text:p>
              </table:table-cell>
              <table:table-cell office:value-type="float" office:value="-3.4219926441689">
                <text:p>-3.4219926441689</text:p>
              </table:table-cell>
              <table:table-cell office:value-type="float" office:value="-3.42009533002254">
                <text:p>-3.42009533002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3.45665572663703">
                <text:p>-3.45665572663703</text:p>
              </table:table-cell>
              <table:table-cell office:value-type="float" office:value="-3.44729478124341">
                <text:p>-3.44729478124341</text:p>
              </table:table-cell>
              <table:table-cell office:value-type="float" office:value="-3.44576913471758">
                <text:p>-3.44576913471758</text:p>
              </table:table-cell>
              <table:table-cell office:value-type="float" office:value="-3.43640872749004">
                <text:p>-3.43640872749004</text:p>
              </table:table-cell>
              <table:table-cell office:value-type="float" office:value="-3.43151221486348">
                <text:p>-3.43151221486348</text:p>
              </table:table-cell>
              <table:table-cell office:value-type="float" office:value="-3.42215176129931">
                <text:p>-3.42215176129931</text:p>
              </table:table-cell>
              <table:table-cell office:value-type="float" office:value="-3.42060943342913">
                <text:p>-3.42060943342913</text:p>
              </table:table-cell>
              <table:table-cell office:value-type="float" office:value="-3.41124911936833">
                <text:p>-3.41124911936833</text:p>
              </table:table-cell>
              <table:table-cell office:value-type="float" office:value="-3.45665567483516">
                <text:p>-3.45665567483516</text:p>
              </table:table-cell>
              <table:table-cell office:value-type="float" office:value="-3.44666125092926">
                <text:p>-3.44666125092926</text:p>
              </table:table-cell>
              <table:table-cell office:value-type="float" office:value="-3.44574226721459">
                <text:p>-3.44574226721459</text:p>
              </table:table-cell>
              <table:table-cell office:value-type="float" office:value="-3.43573980531124">
                <text:p>-3.43573980531124</text:p>
              </table:table-cell>
              <table:table-cell office:value-type="float" office:value="-3.43147991912631">
                <text:p>-3.43147991912631</text:p>
              </table:table-cell>
              <table:table-cell office:value-type="float" office:value="-3.4220880841382">
                <text:p>-3.4220880841382</text:p>
              </table:table-cell>
              <table:table-cell office:value-type="float" office:value="-3.42056892582642">
                <text:p>-3.42056892582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3.45546730288611">
                <text:p>-3.45546730288611</text:p>
              </table:table-cell>
              <table:table-cell office:value-type="float" office:value="-3.44743997128649">
                <text:p>-3.44743997128649</text:p>
              </table:table-cell>
              <table:table-cell office:value-type="float" office:value="-3.44634748322121">
                <text:p>-3.44634748322121</text:p>
              </table:table-cell>
              <table:table-cell office:value-type="float" office:value="-3.4383204118162">
                <text:p>-3.4383204118162</text:p>
              </table:table-cell>
              <table:table-cell office:value-type="float" office:value="-3.43018749642553">
                <text:p>-3.43018749642553</text:p>
              </table:table-cell>
              <table:table-cell office:value-type="float" office:value="-3.42216036924372">
                <text:p>-3.42216036924372</text:p>
              </table:table-cell>
              <table:table-cell office:value-type="float" office:value="-3.4210505158737">
                <text:p>-3.4210505158737</text:p>
              </table:table-cell>
              <table:table-cell office:value-type="float" office:value="-3.41302346694456">
                <text:p>-3.41302346694456</text:p>
              </table:table-cell>
              <table:table-cell office:value-type="float" office:value="-3.45546727059689">
                <text:p>-3.45546727059689</text:p>
              </table:table-cell>
              <table:table-cell office:value-type="float" office:value="-3.44680842901777">
                <text:p>-3.44680842901777</text:p>
              </table:table-cell>
              <table:table-cell office:value-type="float" office:value="-3.44633132883105">
                <text:p>-3.44633132883105</text:p>
              </table:table-cell>
              <table:table-cell office:value-type="float" office:value="-3.43765913882517">
                <text:p>-3.43765913882517</text:p>
              </table:table-cell>
              <table:table-cell office:value-type="float" office:value="-3.43016695803753">
                <text:p>-3.43016695803753</text:p>
              </table:table-cell>
              <table:table-cell office:value-type="float" office:value="-3.422107714525">
                <text:p>-3.422107714525</text:p>
              </table:table-cell>
              <table:table-cell office:value-type="float" office:value="-3.42102446383007">
                <text:p>-3.42102446383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-3.45464298660102">
                <text:p>-3.45464298660102</text:p>
              </table:table-cell>
              <table:table-cell office:value-type="float" office:value="-3.44750392097739">
                <text:p>-3.44750392097739</text:p>
              </table:table-cell>
              <table:table-cell office:value-type="float" office:value="-3.44686937355961">
                <text:p>-3.44686937355961</text:p>
              </table:table-cell>
              <table:table-cell office:value-type="float" office:value="-3.43973041353586">
                <text:p>-3.43973041353586</text:p>
              </table:table-cell>
              <table:table-cell office:value-type="float" office:value="-3.42926071446177">
                <text:p>-3.42926071446177</text:p>
              </table:table-cell>
              <table:table-cell office:value-type="float" office:value="-3.42212172079365">
                <text:p>-3.42212172079365</text:p>
              </table:table-cell>
              <table:table-cell office:value-type="float" office:value="-3.42146921994436">
                <text:p>-3.42146921994436</text:p>
              </table:table-cell>
              <table:table-cell office:value-type="float" office:value="-3.41433025824309">
                <text:p>-3.41433025824309</text:p>
              </table:table-cell>
              <table:table-cell office:value-type="float" office:value="-3.45464296668667">
                <text:p>-3.45464296668667</text:p>
              </table:table-cell>
              <table:table-cell office:value-type="float" office:value="-3.4468738642112">
                <text:p>-3.4468738642112</text:p>
              </table:table-cell>
              <table:table-cell office:value-type="float" office:value="-3.44685973195719">
                <text:p>-3.44685973195719</text:p>
              </table:table-cell>
              <table:table-cell office:value-type="float" office:value="-3.43907477662376">
                <text:p>-3.43907477662376</text:p>
              </table:table-cell>
              <table:table-cell office:value-type="float" office:value="-3.42924782201564">
                <text:p>-3.42924782201564</text:p>
              </table:table-cell>
              <table:table-cell office:value-type="float" office:value="-3.42207607392685">
                <text:p>-3.42207607392685</text:p>
              </table:table-cell>
              <table:table-cell office:value-type="float" office:value="-3.4214526318585">
                <text:p>-3.42145263185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